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98cm"/>
    </style:style>
    <style:style style:name="co3" style:family="table-column">
      <style:table-column-properties fo:break-before="auto" style:column-width="8.0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DejaVu 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State Co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Dist Code</text:p>
          </table:table-cell>
          <table:table-cell office:value-type="string" calcext:value-type="string">
            <text:p>Dist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S05</text:p>
          </table:table-cell>
          <table:table-cell office:value-type="string" calcext:value-type="string">
            <text:p>Go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rem</text:p>
          </table:table-cell>
          <table:table-cell table:formula="of:=CONCATENATE(&quot;constituencywises&quot;;[.A3];[.C3];&quot;.htm&quot;)" office:value-type="string" office:string-value="constituencywisesS051.htm" calcext:value-type="string">
            <text:p>constituencywisesS051.htm</text:p>
          </table:table-cell>
        </table:table-row>
        <table:table-row table:style-name="ro1">
          <table:table-cell office:value-type="string" calcext:value-type="string">
            <text:p>S06</text:p>
          </table:table-cell>
          <table:table-cell office:value-type="string" calcext:value-type="string">
            <text:p>Go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ernem </text:p>
          </table:table-cell>
          <table:table-cell table:formula="of:=CONCATENATE(&quot;constituencywises&quot;;[.A4];[.C4];&quot;.htm&quot;)" office:value-type="string" office:string-value="constituencywisesS062.htm" calcext:value-type="string">
            <text:p>constituencywisesS062.htm</text:p>
          </table:table-cell>
        </table:table-row>
        <table:table-row table:style-name="ro1">
          <table:table-cell office:value-type="string" calcext:value-type="string">
            <text:p>S07</text:p>
          </table:table-cell>
          <table:table-cell office:value-type="string" calcext:value-type="string">
            <text:p>Goa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cholim</text:p>
          </table:table-cell>
          <table:table-cell table:formula="of:=CONCATENATE(&quot;constituencywises&quot;;[.A5];[.C5];&quot;.htm&quot;)" office:value-type="string" office:string-value="constituencywisesS073.htm" calcext:value-type="string">
            <text:p>constituencywisesS073.htm</text:p>
          </table:table-cell>
        </table:table-row>
        <table:table-row table:style-name="ro1">
          <table:table-cell office:value-type="string" calcext:value-type="string">
            <text:p>S08</text:p>
          </table:table-cell>
          <table:table-cell office:value-type="string" calcext:value-type="string">
            <text:p>Go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ivim</text:p>
          </table:table-cell>
          <table:table-cell table:formula="of:=CONCATENATE(&quot;constituencywises&quot;;[.A6];[.C6];&quot;.htm&quot;)" office:value-type="string" office:string-value="constituencywisesS084.htm" calcext:value-type="string">
            <text:p>constituencywisesS084.htm</text:p>
          </table:table-cell>
        </table:table-row>
        <table:table-row table:style-name="ro1">
          <table:table-cell office:value-type="string" calcext:value-type="string">
            <text:p>S09</text:p>
          </table:table-cell>
          <table:table-cell office:value-type="string" calcext:value-type="string">
            <text:p>Go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pusa</text:p>
          </table:table-cell>
          <table:table-cell table:formula="of:=CONCATENATE(&quot;constituencywises&quot;;[.A7];[.C7];&quot;.htm&quot;)" office:value-type="string" office:string-value="constituencywisesS095.htm" calcext:value-type="string">
            <text:p>constituencywisesS095.htm</text:p>
          </table:table-cell>
        </table:table-row>
        <table:table-row table:style-name="ro1">
          <table:table-cell office:value-type="string" calcext:value-type="string">
            <text:p>S10</text:p>
          </table:table-cell>
          <table:table-cell office:value-type="string" calcext:value-type="string">
            <text:p>Go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iolim</text:p>
          </table:table-cell>
          <table:table-cell table:formula="of:=CONCATENATE(&quot;constituencywises&quot;;[.A8];[.C8];&quot;.htm&quot;)" office:value-type="string" office:string-value="constituencywisesS106.htm" calcext:value-type="string">
            <text:p>constituencywisesS106.htm</text:p>
          </table:table-cell>
        </table:table-row>
        <table:table-row table:style-name="ro1">
          <table:table-cell office:value-type="string" calcext:value-type="string">
            <text:p>S11</text:p>
          </table:table-cell>
          <table:table-cell office:value-type="string" calcext:value-type="string">
            <text:p>Go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igao</text:p>
          </table:table-cell>
          <table:table-cell table:formula="of:=CONCATENATE(&quot;constituencywises&quot;;[.A9];[.C9];&quot;.htm&quot;)" office:value-type="string" office:string-value="constituencywisesS117.htm" calcext:value-type="string">
            <text:p>constituencywisesS117.htm</text:p>
          </table:table-cell>
        </table:table-row>
        <table:table-row table:style-name="ro1">
          <table:table-cell office:value-type="string" calcext:value-type="string">
            <text:p>S12</text:p>
          </table:table-cell>
          <table:table-cell office:value-type="string" calcext:value-type="string">
            <text:p>Go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langute</text:p>
          </table:table-cell>
          <table:table-cell table:formula="of:=CONCATENATE(&quot;constituencywises&quot;;[.A10];[.C10];&quot;.htm&quot;)" office:value-type="string" office:string-value="constituencywisesS128.htm" calcext:value-type="string">
            <text:p>constituencywisesS128.htm</text:p>
          </table:table-cell>
        </table:table-row>
        <table:table-row table:style-name="ro1">
          <table:table-cell office:value-type="string" calcext:value-type="string">
            <text:p>S13</text:p>
          </table:table-cell>
          <table:table-cell office:value-type="string" calcext:value-type="string">
            <text:p>Go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rvorim</text:p>
          </table:table-cell>
          <table:table-cell table:formula="of:=CONCATENATE(&quot;constituencywises&quot;;[.A11];[.C11];&quot;.htm&quot;)" office:value-type="string" office:string-value="constituencywisesS139.htm" calcext:value-type="string">
            <text:p>constituencywisesS139.htm</text:p>
          </table:table-cell>
        </table:table-row>
        <table:table-row table:style-name="ro1">
          <table:table-cell office:value-type="string" calcext:value-type="string">
            <text:p>S14</text:p>
          </table:table-cell>
          <table:table-cell office:value-type="string" calcext:value-type="string">
            <text:p>Go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ldona</text:p>
          </table:table-cell>
          <table:table-cell table:formula="of:=CONCATENATE(&quot;constituencywises&quot;;[.A12];[.C12];&quot;.htm&quot;)" office:value-type="string" office:string-value="constituencywisesS1410.htm" calcext:value-type="string">
            <text:p>constituencywisesS1410.htm</text:p>
          </table:table-cell>
        </table:table-row>
        <table:table-row table:style-name="ro1">
          <table:table-cell office:value-type="string" calcext:value-type="string">
            <text:p>S15</text:p>
          </table:table-cell>
          <table:table-cell office:value-type="string" calcext:value-type="string">
            <text:p>Go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naji</text:p>
          </table:table-cell>
          <table:table-cell table:formula="of:=CONCATENATE(&quot;constituencywises&quot;;[.A13];[.C13];&quot;.htm&quot;)" office:value-type="string" office:string-value="constituencywisesS1511.htm" calcext:value-type="string">
            <text:p>constituencywisesS1511.htm</text:p>
          </table:table-cell>
        </table:table-row>
        <table:table-row table:style-name="ro1">
          <table:table-cell office:value-type="string" calcext:value-type="string">
            <text:p>S16</text:p>
          </table:table-cell>
          <table:table-cell office:value-type="string" calcext:value-type="string">
            <text:p>Go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leigao</text:p>
          </table:table-cell>
          <table:table-cell table:formula="of:=CONCATENATE(&quot;constituencywises&quot;;[.A14];[.C14];&quot;.htm&quot;)" office:value-type="string" office:string-value="constituencywisesS1612.htm" calcext:value-type="string">
            <text:p>constituencywisesS1612.htm</text:p>
          </table:table-cell>
        </table:table-row>
        <table:table-row table:style-name="ro1">
          <table:table-cell office:value-type="string" calcext:value-type="string">
            <text:p>S17</text:p>
          </table:table-cell>
          <table:table-cell office:value-type="string" calcext:value-type="string">
            <text:p>Goa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. Cruz</text:p>
          </table:table-cell>
          <table:table-cell table:formula="of:=CONCATENATE(&quot;constituencywises&quot;;[.A15];[.C15];&quot;.htm&quot;)" office:value-type="string" office:string-value="constituencywisesS1713.htm" calcext:value-type="string">
            <text:p>constituencywisesS1713.htm</text:p>
          </table:table-cell>
        </table:table-row>
        <table:table-row table:style-name="ro1">
          <table:table-cell office:value-type="string" calcext:value-type="string">
            <text:p>S18</text:p>
          </table:table-cell>
          <table:table-cell office:value-type="string" calcext:value-type="string">
            <text:p>Goa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. Andre</text:p>
          </table:table-cell>
          <table:table-cell table:formula="of:=CONCATENATE(&quot;constituencywises&quot;;[.A16];[.C16];&quot;.htm&quot;)" office:value-type="string" office:string-value="constituencywisesS1814.htm" calcext:value-type="string">
            <text:p>constituencywisesS181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Goa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umbarjua</text:p>
          </table:table-cell>
          <table:table-cell table:formula="of:=CONCATENATE(&quot;constituencywises&quot;;[.A17];[.C17];&quot;.htm&quot;)" office:value-type="string" office:string-value="constituencywisesS1915.htm" calcext:value-type="string">
            <text:p>constituencywisesS1915.htm</text:p>
          </table:table-cell>
        </table:table-row>
        <table:table-row table:style-name="ro1">
          <table:table-cell office:value-type="string" calcext:value-type="string">
            <text:p>S20</text:p>
          </table:table-cell>
          <table:table-cell office:value-type="string" calcext:value-type="string">
            <text:p>Go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em</text:p>
          </table:table-cell>
          <table:table-cell table:formula="of:=CONCATENATE(&quot;constituencywises&quot;;[.A18];[.C18];&quot;.htm&quot;)" office:value-type="string" office:string-value="constituencywisesS2016.htm" calcext:value-type="string">
            <text:p>constituencywisesS2016.htm</text:p>
          </table:table-cell>
        </table:table-row>
        <table:table-row table:style-name="ro1">
          <table:table-cell office:value-type="string" calcext:value-type="string">
            <text:p>S21</text:p>
          </table:table-cell>
          <table:table-cell office:value-type="string" calcext:value-type="string">
            <text:p>Go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nquelim</text:p>
          </table:table-cell>
          <table:table-cell table:formula="of:=CONCATENATE(&quot;constituencywises&quot;;[.A19];[.C19];&quot;.htm&quot;)" office:value-type="string" office:string-value="constituencywisesS2117.htm" calcext:value-type="string">
            <text:p>constituencywisesS2117.htm</text:p>
          </table:table-cell>
        </table:table-row>
        <table:table-row table:style-name="ro1">
          <table:table-cell office:value-type="string" calcext:value-type="string">
            <text:p>S22</text:p>
          </table:table-cell>
          <table:table-cell office:value-type="string" calcext:value-type="string">
            <text:p>Goa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oriem</text:p>
          </table:table-cell>
          <table:table-cell table:formula="of:=CONCATENATE(&quot;constituencywises&quot;;[.A20];[.C20];&quot;.htm&quot;)" office:value-type="string" office:string-value="constituencywisesS2218.htm" calcext:value-type="string">
            <text:p>constituencywisesS2218.htm</text:p>
          </table:table-cell>
        </table:table-row>
        <table:table-row table:style-name="ro1">
          <table:table-cell office:value-type="string" calcext:value-type="string">
            <text:p>S23</text:p>
          </table:table-cell>
          <table:table-cell office:value-type="string" calcext:value-type="string">
            <text:p>Go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alpoi</text:p>
          </table:table-cell>
          <table:table-cell table:formula="of:=CONCATENATE(&quot;constituencywises&quot;;[.A21];[.C21];&quot;.htm&quot;)" office:value-type="string" office:string-value="constituencywisesS2319.htm" calcext:value-type="string">
            <text:p>constituencywisesS231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Go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iol</text:p>
          </table:table-cell>
          <table:table-cell table:formula="of:=CONCATENATE(&quot;constituencywises&quot;;[.A22];[.C22];&quot;.htm&quot;)" office:value-type="string" office:string-value="constituencywisesS2420.htm" calcext:value-type="string">
            <text:p>constituencywisesS2420.htm</text:p>
          </table:table-cell>
        </table:table-row>
        <table:table-row table:style-name="ro1">
          <table:table-cell office:value-type="string" calcext:value-type="string">
            <text:p>S25</text:p>
          </table:table-cell>
          <table:table-cell office:value-type="string" calcext:value-type="string">
            <text:p>Goa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nda</text:p>
          </table:table-cell>
          <table:table-cell table:formula="of:=CONCATENATE(&quot;constituencywises&quot;;[.A23];[.C23];&quot;.htm&quot;)" office:value-type="string" office:string-value="constituencywisesS2521.htm" calcext:value-type="string">
            <text:p>constituencywisesS2521.htm</text:p>
          </table:table-cell>
        </table:table-row>
        <table:table-row table:style-name="ro1">
          <table:table-cell office:value-type="string" calcext:value-type="string">
            <text:p>S26</text:p>
          </table:table-cell>
          <table:table-cell office:value-type="string" calcext:value-type="string">
            <text:p>Goa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iroda</text:p>
          </table:table-cell>
          <table:table-cell table:formula="of:=CONCATENATE(&quot;constituencywises&quot;;[.A24];[.C24];&quot;.htm&quot;)" office:value-type="string" office:string-value="constituencywisesS2622.htm" calcext:value-type="string">
            <text:p>constituencywisesS2622.htm</text:p>
          </table:table-cell>
        </table:table-row>
        <table:table-row table:style-name="ro1">
          <table:table-cell office:value-type="string" calcext:value-type="string">
            <text:p>S27</text:p>
          </table:table-cell>
          <table:table-cell office:value-type="string" calcext:value-type="string">
            <text:p>Goa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rcaim</text:p>
          </table:table-cell>
          <table:table-cell table:formula="of:=CONCATENATE(&quot;constituencywises&quot;;[.A25];[.C25];&quot;.htm&quot;)" office:value-type="string" office:string-value="constituencywisesS2723.htm" calcext:value-type="string">
            <text:p>constituencywisesS2723.htm</text:p>
          </table:table-cell>
        </table:table-row>
        <table:table-row table:style-name="ro1">
          <table:table-cell office:value-type="string" calcext:value-type="string">
            <text:p>S28</text:p>
          </table:table-cell>
          <table:table-cell office:value-type="string" calcext:value-type="string">
            <text:p>Goa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ormugao</text:p>
          </table:table-cell>
          <table:table-cell table:formula="of:=CONCATENATE(&quot;constituencywises&quot;;[.A26];[.C26];&quot;.htm&quot;)" office:value-type="string" office:string-value="constituencywisesS2824.htm" calcext:value-type="string">
            <text:p>constituencywisesS2824.htm</text:p>
          </table:table-cell>
        </table:table-row>
        <table:table-row table:style-name="ro1">
          <table:table-cell office:value-type="string" calcext:value-type="string">
            <text:p>S29</text:p>
          </table:table-cell>
          <table:table-cell office:value-type="string" calcext:value-type="string">
            <text:p>Go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Vasco-da-gama</text:p>
          </table:table-cell>
          <table:table-cell table:formula="of:=CONCATENATE(&quot;constituencywises&quot;;[.A27];[.C27];&quot;.htm&quot;)" office:value-type="string" office:string-value="constituencywisesS2925.htm" calcext:value-type="string">
            <text:p>constituencywisesS2925.htm</text:p>
          </table:table-cell>
        </table:table-row>
        <table:table-row table:style-name="ro1">
          <table:table-cell office:value-type="string" calcext:value-type="string">
            <text:p>S30</text:p>
          </table:table-cell>
          <table:table-cell office:value-type="string" calcext:value-type="string">
            <text:p>Goa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abolim</text:p>
          </table:table-cell>
          <table:table-cell table:formula="of:=CONCATENATE(&quot;constituencywises&quot;;[.A28];[.C28];&quot;.htm&quot;)" office:value-type="string" office:string-value="constituencywisesS3026.htm" calcext:value-type="string">
            <text:p>constituencywisesS3026.htm</text:p>
          </table:table-cell>
        </table:table-row>
        <table:table-row table:style-name="ro1">
          <table:table-cell office:value-type="string" calcext:value-type="string">
            <text:p>S31</text:p>
          </table:table-cell>
          <table:table-cell office:value-type="string" calcext:value-type="string">
            <text:p>Goa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rtalim</text:p>
          </table:table-cell>
          <table:table-cell table:formula="of:=CONCATENATE(&quot;constituencywises&quot;;[.A29];[.C29];&quot;.htm&quot;)" office:value-type="string" office:string-value="constituencywisesS3127.htm" calcext:value-type="string">
            <text:p>constituencywisesS3127.htm</text:p>
          </table:table-cell>
        </table:table-row>
        <table:table-row table:style-name="ro1">
          <table:table-cell office:value-type="string" calcext:value-type="string">
            <text:p>S32</text:p>
          </table:table-cell>
          <table:table-cell office:value-type="string" calcext:value-type="string">
            <text:p>Goa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Nuvem</text:p>
          </table:table-cell>
          <table:table-cell table:formula="of:=CONCATENATE(&quot;constituencywises&quot;;[.A30];[.C30];&quot;.htm&quot;)" office:value-type="string" office:string-value="constituencywisesS3228.htm" calcext:value-type="string">
            <text:p>constituencywisesS3228.htm</text:p>
          </table:table-cell>
        </table:table-row>
        <table:table-row table:style-name="ro1">
          <table:table-cell office:value-type="string" calcext:value-type="string">
            <text:p>S33</text:p>
          </table:table-cell>
          <table:table-cell office:value-type="string" calcext:value-type="string">
            <text:p>Goa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rtorim</text:p>
          </table:table-cell>
          <table:table-cell table:formula="of:=CONCATENATE(&quot;constituencywises&quot;;[.A31];[.C31];&quot;.htm&quot;)" office:value-type="string" office:string-value="constituencywisesS3329.htm" calcext:value-type="string">
            <text:p>constituencywisesS3329.htm</text:p>
          </table:table-cell>
        </table:table-row>
        <table:table-row table:style-name="ro1">
          <table:table-cell office:value-type="string" calcext:value-type="string">
            <text:p>S34</text:p>
          </table:table-cell>
          <table:table-cell office:value-type="string" calcext:value-type="string">
            <text:p>Go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torda</text:p>
          </table:table-cell>
          <table:table-cell table:formula="of:=CONCATENATE(&quot;constituencywises&quot;;[.A32];[.C32];&quot;.htm&quot;)" office:value-type="string" office:string-value="constituencywisesS3430.htm" calcext:value-type="string">
            <text:p>constituencywisesS3430.htm</text:p>
          </table:table-cell>
        </table:table-row>
        <table:table-row table:style-name="ro1">
          <table:table-cell office:value-type="string" calcext:value-type="string">
            <text:p>S35</text:p>
          </table:table-cell>
          <table:table-cell office:value-type="string" calcext:value-type="string">
            <text:p>Goa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argao</text:p>
          </table:table-cell>
          <table:table-cell table:formula="of:=CONCATENATE(&quot;constituencywises&quot;;[.A33];[.C33];&quot;.htm&quot;)" office:value-type="string" office:string-value="constituencywisesS3531.htm" calcext:value-type="string">
            <text:p>constituencywisesS3531.htm</text:p>
          </table:table-cell>
        </table:table-row>
        <table:table-row table:style-name="ro1">
          <table:table-cell office:value-type="string" calcext:value-type="string">
            <text:p>S36</text:p>
          </table:table-cell>
          <table:table-cell office:value-type="string" calcext:value-type="string">
            <text:p>Go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naulim</text:p>
          </table:table-cell>
          <table:table-cell table:formula="of:=CONCATENATE(&quot;constituencywises&quot;;[.A34];[.C34];&quot;.htm&quot;)" office:value-type="string" office:string-value="constituencywisesS3632.htm" calcext:value-type="string">
            <text:p>constituencywisesS3632.htm</text:p>
          </table:table-cell>
        </table:table-row>
        <table:table-row table:style-name="ro1">
          <table:table-cell office:value-type="string" calcext:value-type="string">
            <text:p>S37</text:p>
          </table:table-cell>
          <table:table-cell office:value-type="string" calcext:value-type="string">
            <text:p>Goa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avelim</text:p>
          </table:table-cell>
          <table:table-cell table:formula="of:=CONCATENATE(&quot;constituencywises&quot;;[.A35];[.C35];&quot;.htm&quot;)" office:value-type="string" office:string-value="constituencywisesS3733.htm" calcext:value-type="string">
            <text:p>constituencywisesS3733.htm</text:p>
          </table:table-cell>
        </table:table-row>
        <table:table-row table:style-name="ro1">
          <table:table-cell office:value-type="string" calcext:value-type="string">
            <text:p>S38</text:p>
          </table:table-cell>
          <table:table-cell office:value-type="string" calcext:value-type="string">
            <text:p>Goa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uncolim </text:p>
          </table:table-cell>
          <table:table-cell table:formula="of:=CONCATENATE(&quot;constituencywises&quot;;[.A36];[.C36];&quot;.htm&quot;)" office:value-type="string" office:string-value="constituencywisesS3834.htm" calcext:value-type="string">
            <text:p>constituencywisesS3834.htm</text:p>
          </table:table-cell>
        </table:table-row>
        <table:table-row table:style-name="ro1">
          <table:table-cell office:value-type="string" calcext:value-type="string">
            <text:p>S39</text:p>
          </table:table-cell>
          <table:table-cell office:value-type="string" calcext:value-type="string">
            <text:p>Goa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Velim</text:p>
          </table:table-cell>
          <table:table-cell table:formula="of:=CONCATENATE(&quot;constituencywises&quot;;[.A37];[.C37];&quot;.htm&quot;)" office:value-type="string" office:string-value="constituencywisesS3935.htm" calcext:value-type="string">
            <text:p>constituencywisesS3935.htm</text:p>
          </table:table-cell>
        </table:table-row>
        <table:table-row table:style-name="ro1">
          <table:table-cell office:value-type="string" calcext:value-type="string">
            <text:p>S40</text:p>
          </table:table-cell>
          <table:table-cell office:value-type="string" calcext:value-type="string">
            <text:p>Goa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Quepem</text:p>
          </table:table-cell>
          <table:table-cell table:formula="of:=CONCATENATE(&quot;constituencywises&quot;;[.A38];[.C38];&quot;.htm&quot;)" office:value-type="string" office:string-value="constituencywisesS4036.htm" calcext:value-type="string">
            <text:p>constituencywisesS4036.htm</text:p>
          </table:table-cell>
        </table:table-row>
        <table:table-row table:style-name="ro1">
          <table:table-cell office:value-type="string" calcext:value-type="string">
            <text:p>S41</text:p>
          </table:table-cell>
          <table:table-cell office:value-type="string" calcext:value-type="string">
            <text:p>Goa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urchorem</text:p>
          </table:table-cell>
          <table:table-cell table:formula="of:=CONCATENATE(&quot;constituencywises&quot;;[.A39];[.C39];&quot;.htm&quot;)" office:value-type="string" office:string-value="constituencywisesS4137.htm" calcext:value-type="string">
            <text:p>constituencywisesS4137.htm</text:p>
          </table:table-cell>
        </table:table-row>
        <table:table-row table:style-name="ro1">
          <table:table-cell office:value-type="string" calcext:value-type="string">
            <text:p>S42</text:p>
          </table:table-cell>
          <table:table-cell office:value-type="string" calcext:value-type="string">
            <text:p>Goa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nvordem</text:p>
          </table:table-cell>
          <table:table-cell table:formula="of:=CONCATENATE(&quot;constituencywises&quot;;[.A40];[.C40];&quot;.htm&quot;)" office:value-type="string" office:string-value="constituencywisesS4238.htm" calcext:value-type="string">
            <text:p>constituencywisesS4238.htm</text:p>
          </table:table-cell>
        </table:table-row>
        <table:table-row table:style-name="ro1">
          <table:table-cell office:value-type="string" calcext:value-type="string">
            <text:p>S43</text:p>
          </table:table-cell>
          <table:table-cell office:value-type="string" calcext:value-type="string">
            <text:p>Goa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anguem</text:p>
          </table:table-cell>
          <table:table-cell table:formula="of:=CONCATENATE(&quot;constituencywises&quot;;[.A41];[.C41];&quot;.htm&quot;)" office:value-type="string" office:string-value="constituencywisesS4339.htm" calcext:value-type="string">
            <text:p>constituencywisesS4339.htm</text:p>
          </table:table-cell>
        </table:table-row>
        <table:table-row table:style-name="ro1">
          <table:table-cell office:value-type="string" calcext:value-type="string">
            <text:p>S44</text:p>
          </table:table-cell>
          <table:table-cell office:value-type="string" calcext:value-type="string">
            <text:p>Go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anacona</text:p>
          </table:table-cell>
          <table:table-cell table:formula="of:=CONCATENATE(&quot;constituencywises&quot;;[.A42];[.C42];&quot;.htm&quot;)" office:value-type="string" office:string-value="constituencywisesS4440.htm" calcext:value-type="string">
            <text:p>constituencywisesS444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ndro </text:p>
          </table:table-cell>
          <table:table-cell table:formula="of:=CONCATENATE(&quot;constituencywises&quot;;[.A43];[.C43];&quot;.htm&quot;)" office:value-type="string" office:string-value="constituencywisesS147.htm" calcext:value-type="string">
            <text:p>constituencywisesS147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ishnupur </text:p>
          </table:table-cell>
          <table:table-cell table:formula="of:=CONCATENATE(&quot;constituencywises&quot;;[.A44];[.C44];&quot;.htm&quot;)" office:value-type="string" office:string-value="constituencywisesS1426.htm" calcext:value-type="string">
            <text:p>constituencywisesS1426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handel (st) </text:p>
          </table:table-cell>
          <table:table-cell table:formula="of:=CONCATENATE(&quot;constituencywises&quot;;[.A45];[.C45];&quot;.htm&quot;)" office:value-type="string" office:string-value="constituencywisesS1441.htm" calcext:value-type="string">
            <text:p>constituencywisesS1441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Chingai (st) </text:p>
          </table:table-cell>
          <table:table-cell table:formula="of:=CONCATENATE(&quot;constituencywises&quot;;[.A46];[.C46];&quot;.htm&quot;)" office:value-type="string" office:string-value="constituencywisesS1445.htm" calcext:value-type="string">
            <text:p>constituencywisesS1445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hurachandpur (ST) </text:p>
          </table:table-cell>
          <table:table-cell table:formula="of:=CONCATENATE(&quot;constituencywises&quot;;[.A47];[.C47];&quot;.htm&quot;)" office:value-type="string" office:string-value="constituencywisesS1458.htm" calcext:value-type="string">
            <text:p>constituencywisesS1458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eingang (GEN)</text:p>
          </table:table-cell>
          <table:table-cell table:formula="of:=CONCATENATE(&quot;constituencywises&quot;;[.A48];[.C48];&quot;.htm&quot;)" office:value-type="string" office:string-value="constituencywisesS142.htm" calcext:value-type="string">
            <text:p>constituencywisesS142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eirok </text:p>
          </table:table-cell>
          <table:table-cell table:formula="of:=CONCATENATE(&quot;constituencywises&quot;;[.A49];[.C49];&quot;.htm&quot;)" office:value-type="string" office:string-value="constituencywisesS1433.htm" calcext:value-type="string">
            <text:p>constituencywisesS1433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englep (ST) </text:p>
          </table:table-cell>
          <table:table-cell table:formula="of:=CONCATENATE(&quot;constituencywises&quot;;[.A50];[.C50];&quot;.htm&quot;)" office:value-type="string" office:string-value="constituencywisesS1457.htm" calcext:value-type="string">
            <text:p>constituencywisesS1457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iyanglam </text:p>
          </table:table-cell>
          <table:table-cell table:formula="of:=CONCATENATE(&quot;constituencywises&quot;;[.A51];[.C51];&quot;.htm&quot;)" office:value-type="string" office:string-value="constituencywisesS1438.htm" calcext:value-type="string">
            <text:p>constituencywisesS1438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iribam </text:p>
          </table:table-cell>
          <table:table-cell table:formula="of:=CONCATENATE(&quot;constituencywises&quot;;[.A52];[.C52];&quot;.htm&quot;)" office:value-type="string" office:string-value="constituencywisesS1440.htm" calcext:value-type="string">
            <text:p>constituencywisesS144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Kakching </text:p>
          </table:table-cell>
          <table:table-cell table:formula="of:=CONCATENATE(&quot;constituencywises&quot;;[.A53];[.C53];&quot;.htm&quot;)" office:value-type="string" office:string-value="constituencywisesS1437.htm" calcext:value-type="string">
            <text:p>constituencywisesS1437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Kangpokpi (Gen) </text:p>
          </table:table-cell>
          <table:table-cell table:formula="of:=CONCATENATE(&quot;constituencywises&quot;;[.A54];[.C54];&quot;.htm&quot;)" office:value-type="string" office:string-value="constituencywisesS1450.htm" calcext:value-type="string">
            <text:p>constituencywisesS145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Karong (st) </text:p>
          </table:table-cell>
          <table:table-cell table:formula="of:=CONCATENATE(&quot;constituencywises&quot;;[.A55];[.C55];&quot;.htm&quot;)" office:value-type="string" office:string-value="constituencywisesS1447.htm" calcext:value-type="string">
            <text:p>constituencywisesS1447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eirao </text:p>
          </table:table-cell>
          <table:table-cell table:formula="of:=CONCATENATE(&quot;constituencywises&quot;;[.A56];[.C56];&quot;.htm&quot;)" office:value-type="string" office:string-value="constituencywisesS146.htm" calcext:value-type="string">
            <text:p>constituencywisesS146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eishamthong </text:p>
          </table:table-cell>
          <table:table-cell table:formula="of:=CONCATENATE(&quot;constituencywises&quot;;[.A57];[.C57];&quot;.htm&quot;)" office:value-type="string" office:string-value="constituencywisesS1412.htm" calcext:value-type="string">
            <text:p>constituencywisesS1412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hangabok </text:p>
          </table:table-cell>
          <table:table-cell table:formula="of:=CONCATENATE(&quot;constituencywises&quot;;[.A58];[.C58];&quot;.htm&quot;)" office:value-type="string" office:string-value="constituencywisesS1435.htm" calcext:value-type="string">
            <text:p>constituencywisesS1435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hundrakpam (GEN)</text:p>
          </table:table-cell>
          <table:table-cell table:formula="of:=CONCATENATE(&quot;constituencywises&quot;;[.A59];[.C59];&quot;.htm&quot;)" office:value-type="string" office:string-value="constituencywisesS141.htm" calcext:value-type="string">
            <text:p>constituencywisesS141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Khurai (GEN)</text:p>
          </table:table-cell>
          <table:table-cell table:formula="of:=CONCATENATE(&quot;constituencywises&quot;;[.A60];[.C60];&quot;.htm&quot;)" office:value-type="string" office:string-value="constituencywisesS143.htm" calcext:value-type="string">
            <text:p>constituencywisesS143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Konthoujam </text:p>
          </table:table-cell>
          <table:table-cell table:formula="of:=CONCATENATE(&quot;constituencywises&quot;;[.A61];[.C61];&quot;.htm&quot;)" office:value-type="string" office:string-value="constituencywisesS1418.htm" calcext:value-type="string">
            <text:p>constituencywisesS1418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Kshetrigao </text:p>
          </table:table-cell>
          <table:table-cell table:formula="of:=CONCATENATE(&quot;constituencywises&quot;;[.A62];[.C62];&quot;.htm&quot;)" office:value-type="string" office:string-value="constituencywisesS144.htm" calcext:value-type="string">
            <text:p>constituencywisesS144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umbi </text:p>
          </table:table-cell>
          <table:table-cell table:formula="of:=CONCATENATE(&quot;constituencywises&quot;;[.A63];[.C63];&quot;.htm&quot;)" office:value-type="string" office:string-value="constituencywisesS1429.htm" calcext:value-type="string">
            <text:p>constituencywisesS1429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mlai </text:p>
          </table:table-cell>
          <table:table-cell table:formula="of:=CONCATENATE(&quot;constituencywises&quot;;[.A64];[.C64];&quot;.htm&quot;)" office:value-type="string" office:string-value="constituencywisesS148.htm" calcext:value-type="string">
            <text:p>constituencywisesS148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Lamsang </text:p>
          </table:table-cell>
          <table:table-cell table:formula="of:=CONCATENATE(&quot;constituencywises&quot;;[.A65];[.C65];&quot;.htm&quot;)" office:value-type="string" office:string-value="constituencywisesS1417.htm" calcext:value-type="string">
            <text:p>constituencywisesS1417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ngthabal </text:p>
          </table:table-cell>
          <table:table-cell table:formula="of:=CONCATENATE(&quot;constituencywises&quot;;[.A66];[.C66];&quot;.htm&quot;)" office:value-type="string" office:string-value="constituencywisesS1420.htm" calcext:value-type="string">
            <text:p>constituencywisesS142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long </text:p>
          </table:table-cell>
          <table:table-cell table:formula="of:=CONCATENATE(&quot;constituencywises&quot;;[.A67];[.C67];&quot;.htm&quot;)" office:value-type="string" office:string-value="constituencywisesS1430.htm" calcext:value-type="string">
            <text:p>constituencywisesS143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ao (st) </text:p>
          </table:table-cell>
          <table:table-cell table:formula="of:=CONCATENATE(&quot;constituencywises&quot;;[.A68];[.C68];&quot;.htm&quot;)" office:value-type="string" office:string-value="constituencywisesS1448.htm" calcext:value-type="string">
            <text:p>constituencywisesS1448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ayang imphal </text:p>
          </table:table-cell>
          <table:table-cell table:formula="of:=CONCATENATE(&quot;constituencywises&quot;;[.A69];[.C69];&quot;.htm&quot;)" office:value-type="string" office:string-value="constituencywisesS1423.htm" calcext:value-type="string">
            <text:p>constituencywisesS1423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irang </text:p>
          </table:table-cell>
          <table:table-cell table:formula="of:=CONCATENATE(&quot;constituencywises&quot;;[.A70];[.C70];&quot;.htm&quot;)" office:value-type="string" office:string-value="constituencywisesS1427.htm" calcext:value-type="string">
            <text:p>constituencywisesS1427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ambol </text:p>
          </table:table-cell>
          <table:table-cell table:formula="of:=CONCATENATE(&quot;constituencywises&quot;;[.A71];[.C71];&quot;.htm&quot;)" office:value-type="string" office:string-value="constituencywisesS1424.htm" calcext:value-type="string">
            <text:p>constituencywisesS1424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aoriya pakhanglakpa </text:p>
          </table:table-cell>
          <table:table-cell table:formula="of:=CONCATENATE(&quot;constituencywises&quot;;[.A72];[.C72];&quot;.htm&quot;)" office:value-type="string" office:string-value="constituencywisesS1421.htm" calcext:value-type="string">
            <text:p>constituencywisesS1421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Nungba (ST) </text:p>
          </table:table-cell>
          <table:table-cell table:formula="of:=CONCATENATE(&quot;constituencywises&quot;;[.A73];[.C73];&quot;.htm&quot;)" office:value-type="string" office:string-value="constituencywisesS1454.htm" calcext:value-type="string">
            <text:p>constituencywisesS1454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inam </text:p>
          </table:table-cell>
          <table:table-cell table:formula="of:=CONCATENATE(&quot;constituencywises&quot;;[.A74];[.C74];&quot;.htm&quot;)" office:value-type="string" office:string-value="constituencywisesS1425.htm" calcext:value-type="string">
            <text:p>constituencywisesS1425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atsoi </text:p>
          </table:table-cell>
          <table:table-cell table:formula="of:=CONCATENATE(&quot;constituencywises&quot;;[.A75];[.C75];&quot;.htm&quot;)" office:value-type="string" office:string-value="constituencywisesS1419.htm" calcext:value-type="string">
            <text:p>constituencywisesS1419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hungyar (st) </text:p>
          </table:table-cell>
          <table:table-cell table:formula="of:=CONCATENATE(&quot;constituencywises&quot;;[.A76];[.C76];&quot;.htm&quot;)" office:value-type="string" office:string-value="constituencywisesS1443.htm" calcext:value-type="string">
            <text:p>constituencywisesS1443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agolband </text:p>
          </table:table-cell>
          <table:table-cell table:formula="of:=CONCATENATE(&quot;constituencywises&quot;;[.A77];[.C77];&quot;.htm&quot;)" office:value-type="string" office:string-value="constituencywisesS1411.htm" calcext:value-type="string">
            <text:p>constituencywisesS1411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ikot (ST) </text:p>
          </table:table-cell>
          <table:table-cell table:formula="of:=CONCATENATE(&quot;constituencywises&quot;;[.A78];[.C78];&quot;.htm&quot;)" office:value-type="string" office:string-value="constituencywisesS1459.htm" calcext:value-type="string">
            <text:p>constituencywisesS1459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aikul (st) </text:p>
          </table:table-cell>
          <table:table-cell table:formula="of:=CONCATENATE(&quot;constituencywises&quot;;[.A79];[.C79];&quot;.htm&quot;)" office:value-type="string" office:string-value="constituencywisesS1446.htm" calcext:value-type="string">
            <text:p>constituencywisesS1446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aitu (ST) </text:p>
          </table:table-cell>
          <table:table-cell table:formula="of:=CONCATENATE(&quot;constituencywises&quot;;[.A80];[.C80];&quot;.htm&quot;)" office:value-type="string" office:string-value="constituencywisesS1451.htm" calcext:value-type="string">
            <text:p>constituencywisesS1451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ekmai </text:p>
          </table:table-cell>
          <table:table-cell table:formula="of:=CONCATENATE(&quot;constituencywises&quot;;[.A81];[.C81];&quot;.htm&quot;)" office:value-type="string" office:string-value="constituencywisesS1416.htm" calcext:value-type="string">
            <text:p>constituencywisesS1416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inghat (ST) </text:p>
          </table:table-cell>
          <table:table-cell table:formula="of:=CONCATENATE(&quot;constituencywises&quot;;[.A82];[.C82];&quot;.htm&quot;)" office:value-type="string" office:string-value="constituencywisesS1460.htm" calcext:value-type="string">
            <text:p>constituencywisesS146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ingjamei </text:p>
          </table:table-cell>
          <table:table-cell table:formula="of:=CONCATENATE(&quot;constituencywises&quot;;[.A83];[.C83];&quot;.htm&quot;)" office:value-type="string" office:string-value="constituencywisesS1413.htm" calcext:value-type="string">
            <text:p>constituencywisesS1413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ugnu </text:p>
          </table:table-cell>
          <table:table-cell table:formula="of:=CONCATENATE(&quot;constituencywises&quot;;[.A84];[.C84];&quot;.htm&quot;)" office:value-type="string" office:string-value="constituencywisesS1439.htm" calcext:value-type="string">
            <text:p>constituencywisesS1439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Tadubi (st) </text:p>
          </table:table-cell>
          <table:table-cell table:formula="of:=CONCATENATE(&quot;constituencywises&quot;;[.A85];[.C85];&quot;.htm&quot;)" office:value-type="string" office:string-value="constituencywisesS1449.htm" calcext:value-type="string">
            <text:p>constituencywisesS1449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Tamei (ST) </text:p>
          </table:table-cell>
          <table:table-cell table:formula="of:=CONCATENATE(&quot;constituencywises&quot;;[.A86];[.C86];&quot;.htm&quot;)" office:value-type="string" office:string-value="constituencywisesS1452.htm" calcext:value-type="string">
            <text:p>constituencywisesS1452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amenglong (ST) </text:p>
          </table:table-cell>
          <table:table-cell table:formula="of:=CONCATENATE(&quot;constituencywises&quot;;[.A87];[.C87];&quot;.htm&quot;)" office:value-type="string" office:string-value="constituencywisesS1453.htm" calcext:value-type="string">
            <text:p>constituencywisesS1453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engnoupal (st) </text:p>
          </table:table-cell>
          <table:table-cell table:formula="of:=CONCATENATE(&quot;constituencywises&quot;;[.A88];[.C88];&quot;.htm&quot;)" office:value-type="string" office:string-value="constituencywisesS1442.htm" calcext:value-type="string">
            <text:p>constituencywisesS1442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hanga </text:p>
          </table:table-cell>
          <table:table-cell table:formula="of:=CONCATENATE(&quot;constituencywises&quot;;[.A89];[.C89];&quot;.htm&quot;)" office:value-type="string" office:string-value="constituencywisesS1428.htm" calcext:value-type="string">
            <text:p>constituencywisesS1428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angmeiband </text:p>
          </table:table-cell>
          <table:table-cell table:formula="of:=CONCATENATE(&quot;constituencywises&quot;;[.A90];[.C90];&quot;.htm&quot;)" office:value-type="string" office:string-value="constituencywisesS149.htm" calcext:value-type="string">
            <text:p>constituencywisesS149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Thanlon (ST) </text:p>
          </table:table-cell>
          <table:table-cell table:formula="of:=CONCATENATE(&quot;constituencywises&quot;;[.A91];[.C91];&quot;.htm&quot;)" office:value-type="string" office:string-value="constituencywisesS1456.htm" calcext:value-type="string">
            <text:p>constituencywisesS1456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ongju </text:p>
          </table:table-cell>
          <table:table-cell table:formula="of:=CONCATENATE(&quot;constituencywises&quot;;[.A92];[.C92];&quot;.htm&quot;)" office:value-type="string" office:string-value="constituencywisesS145.htm" calcext:value-type="string">
            <text:p>constituencywisesS145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houbal </text:p>
          </table:table-cell>
          <table:table-cell table:formula="of:=CONCATENATE(&quot;constituencywises&quot;;[.A93];[.C93];&quot;.htm&quot;)" office:value-type="string" office:string-value="constituencywisesS1431.htm" calcext:value-type="string">
            <text:p>constituencywisesS1431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Tipaimukh (st) </text:p>
          </table:table-cell>
          <table:table-cell table:formula="of:=CONCATENATE(&quot;constituencywises&quot;;[.A94];[.C94];&quot;.htm&quot;)" office:value-type="string" office:string-value="constituencywisesS1455.htm" calcext:value-type="string">
            <text:p>constituencywisesS1455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khrul (st) </text:p>
          </table:table-cell>
          <table:table-cell table:formula="of:=CONCATENATE(&quot;constituencywises&quot;;[.A95];[.C95];&quot;.htm&quot;)" office:value-type="string" office:string-value="constituencywisesS1444.htm" calcext:value-type="string">
            <text:p>constituencywisesS1444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ripok </text:p>
          </table:table-cell>
          <table:table-cell table:formula="of:=CONCATENATE(&quot;constituencywises&quot;;[.A96];[.C96];&quot;.htm&quot;)" office:value-type="string" office:string-value="constituencywisesS1410.htm" calcext:value-type="string">
            <text:p>constituencywisesS1410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bgai </text:p>
          </table:table-cell>
          <table:table-cell table:formula="of:=CONCATENATE(&quot;constituencywises&quot;;[.A97];[.C97];&quot;.htm&quot;)" office:value-type="string" office:string-value="constituencywisesS1436.htm" calcext:value-type="string">
            <text:p>constituencywisesS1436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Wangjing tentha </text:p>
          </table:table-cell>
          <table:table-cell table:formula="of:=CONCATENATE(&quot;constituencywises&quot;;[.A98];[.C98];&quot;.htm&quot;)" office:value-type="string" office:string-value="constituencywisesS1434.htm" calcext:value-type="string">
            <text:p>constituencywisesS1434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angkhei </text:p>
          </table:table-cell>
          <table:table-cell table:formula="of:=CONCATENATE(&quot;constituencywises&quot;;[.A99];[.C99];&quot;.htm&quot;)" office:value-type="string" office:string-value="constituencywisesS1415.htm" calcext:value-type="string">
            <text:p>constituencywisesS1415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angkhem </text:p>
          </table:table-cell>
          <table:table-cell table:formula="of:=CONCATENATE(&quot;constituencywises&quot;;[.A100];[.C100];&quot;.htm&quot;)" office:value-type="string" office:string-value="constituencywisesS1432.htm" calcext:value-type="string">
            <text:p>constituencywisesS1432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ngoi </text:p>
          </table:table-cell>
          <table:table-cell table:formula="of:=CONCATENATE(&quot;constituencywises&quot;;[.A101];[.C101];&quot;.htm&quot;)" office:value-type="string" office:string-value="constituencywisesS1422.htm" calcext:value-type="string">
            <text:p>constituencywisesS1422.htm</text:p>
          </table:table-cell>
        </table:table-row>
        <table:table-row table:style-name="ro1">
          <table:table-cell table:style-name="ce1" office:value-type="string" calcext:value-type="string">
            <text:p>S14</text:p>
          </table:table-cell>
          <table:table-cell table:style-name="Default" office:value-type="string" calcext:value-type="string">
            <text:p>Manipur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Yaiskul</text:p>
          </table:table-cell>
          <table:table-cell table:formula="of:=CONCATENATE(&quot;constituencywises&quot;;[.A102];[.C102];&quot;.htm&quot;)" office:value-type="string" office:string-value="constituencywisesS1414.htm" calcext:value-type="string">
            <text:p>constituencywisesS141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Abohar</text:p>
          </table:table-cell>
          <table:table-cell table:formula="of:=CONCATENATE(&quot;constituencywises&quot;;[.A103];[.C103];&quot;.htm&quot;)" office:value-type="string" office:string-value="constituencywisesS1981.htm" calcext:value-type="string">
            <text:p>constituencywisesS198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Adampur </text:p>
          </table:table-cell>
          <table:table-cell table:formula="of:=CONCATENATE(&quot;constituencywises&quot;;[.A104];[.C104];&quot;.htm&quot;)" office:value-type="string" office:string-value="constituencywisesS1938.htm" calcext:value-type="string">
            <text:p>constituencywisesS193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jnala </text:p>
          </table:table-cell>
          <table:table-cell table:formula="of:=CONCATENATE(&quot;constituencywises&quot;;[.A105];[.C105];&quot;.htm&quot;)" office:value-type="string" office:string-value="constituencywisesS1911.htm" calcext:value-type="string">
            <text:p>constituencywisesS191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Amargarh </text:p>
          </table:table-cell>
          <table:table-cell table:formula="of:=CONCATENATE(&quot;constituencywises&quot;;[.A106];[.C106];&quot;.htm&quot;)" office:value-type="string" office:string-value="constituencywisesS19106.htm" calcext:value-type="string">
            <text:p>constituencywisesS1910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mloh </text:p>
          </table:table-cell>
          <table:table-cell table:formula="of:=CONCATENATE(&quot;constituencywises&quot;;[.A107];[.C107];&quot;.htm&quot;)" office:value-type="string" office:string-value="constituencywisesS1956.htm" calcext:value-type="string">
            <text:p>constituencywisesS195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mritsar Central</text:p>
          </table:table-cell>
          <table:table-cell table:formula="of:=CONCATENATE(&quot;constituencywises&quot;;[.A108];[.C108];&quot;.htm&quot;)" office:value-type="string" office:string-value="constituencywisesS1917.htm" calcext:value-type="string">
            <text:p>constituencywisesS191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mritsar East</text:p>
          </table:table-cell>
          <table:table-cell table:formula="of:=CONCATENATE(&quot;constituencywises&quot;;[.A109];[.C109];&quot;.htm&quot;)" office:value-type="string" office:string-value="constituencywisesS1918.htm" calcext:value-type="string">
            <text:p>constituencywisesS191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mritsar North</text:p>
          </table:table-cell>
          <table:table-cell table:formula="of:=CONCATENATE(&quot;constituencywises&quot;;[.A110];[.C110];&quot;.htm&quot;)" office:value-type="string" office:string-value="constituencywisesS1915.htm" calcext:value-type="string">
            <text:p>constituencywisesS191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mritsar South</text:p>
          </table:table-cell>
          <table:table-cell table:formula="of:=CONCATENATE(&quot;constituencywises&quot;;[.A111];[.C111];&quot;.htm&quot;)" office:value-type="string" office:string-value="constituencywisesS1919.htm" calcext:value-type="string">
            <text:p>constituencywisesS191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mritsar West</text:p>
          </table:table-cell>
          <table:table-cell table:formula="of:=CONCATENATE(&quot;constituencywises&quot;;[.A112];[.C112];&quot;.htm&quot;)" office:value-type="string" office:string-value="constituencywisesS1916.htm" calcext:value-type="string">
            <text:p>constituencywisesS191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andpur Sahib</text:p>
          </table:table-cell>
          <table:table-cell table:formula="of:=CONCATENATE(&quot;constituencywises&quot;;[.A113];[.C113];&quot;.htm&quot;)" office:value-type="string" office:string-value="constituencywisesS1949.htm" calcext:value-type="string">
            <text:p>constituencywisesS194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tam Nagar</text:p>
          </table:table-cell>
          <table:table-cell table:formula="of:=CONCATENATE(&quot;constituencywises&quot;;[.A114];[.C114];&quot;.htm&quot;)" office:value-type="string" office:string-value="constituencywisesS1962.htm" calcext:value-type="string">
            <text:p>constituencywisesS196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ttari </text:p>
          </table:table-cell>
          <table:table-cell table:formula="of:=CONCATENATE(&quot;constituencywises&quot;;[.A115];[.C115];&quot;.htm&quot;)" office:value-type="string" office:string-value="constituencywisesS1920.htm" calcext:value-type="string">
            <text:p>constituencywisesS192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aba Bakala </text:p>
          </table:table-cell>
          <table:table-cell table:formula="of:=CONCATENATE(&quot;constituencywises&quot;;[.A116];[.C116];&quot;.htm&quot;)" office:value-type="string" office:string-value="constituencywisesS1925.htm" calcext:value-type="string">
            <text:p>constituencywisesS192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lachaur</text:p>
          </table:table-cell>
          <table:table-cell table:formula="of:=CONCATENATE(&quot;constituencywises&quot;;[.A117];[.C117];&quot;.htm&quot;)" office:value-type="string" office:string-value="constituencywisesS1948.htm" calcext:value-type="string">
            <text:p>constituencywisesS194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alluana </text:p>
          </table:table-cell>
          <table:table-cell table:formula="of:=CONCATENATE(&quot;constituencywises&quot;;[.A118];[.C118];&quot;.htm&quot;)" office:value-type="string" office:string-value="constituencywisesS1982.htm" calcext:value-type="string">
            <text:p>constituencywisesS198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Banga</text:p>
          </table:table-cell>
          <table:table-cell table:formula="of:=CONCATENATE(&quot;constituencywises&quot;;[.A119];[.C119];&quot;.htm&quot;)" office:value-type="string" office:string-value="constituencywisesS1946.htm" calcext:value-type="string">
            <text:p>constituencywisesS194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Barnala </text:p>
          </table:table-cell>
          <table:table-cell table:formula="of:=CONCATENATE(&quot;constituencywises&quot;;[.A120];[.C120];&quot;.htm&quot;)" office:value-type="string" office:string-value="constituencywisesS19103.htm" calcext:value-type="string">
            <text:p>constituencywisesS1910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assi Pathana </text:p>
          </table:table-cell>
          <table:table-cell table:formula="of:=CONCATENATE(&quot;constituencywises&quot;;[.A121];[.C121];&quot;.htm&quot;)" office:value-type="string" office:string-value="constituencywisesS1954.htm" calcext:value-type="string">
            <text:p>constituencywisesS195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ala </text:p>
          </table:table-cell>
          <table:table-cell table:formula="of:=CONCATENATE(&quot;constituencywises&quot;;[.A122];[.C122];&quot;.htm&quot;)" office:value-type="string" office:string-value="constituencywisesS197.htm" calcext:value-type="string">
            <text:p>constituencywisesS19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Bathinda Rural</text:p>
          </table:table-cell>
          <table:table-cell table:formula="of:=CONCATENATE(&quot;constituencywises&quot;;[.A123];[.C123];&quot;.htm&quot;)" office:value-type="string" office:string-value="constituencywisesS1993.htm" calcext:value-type="string">
            <text:p>constituencywisesS199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Bathinda Urban</text:p>
          </table:table-cell>
          <table:table-cell table:formula="of:=CONCATENATE(&quot;constituencywises&quot;;[.A124];[.C124];&quot;.htm&quot;)" office:value-type="string" office:string-value="constituencywisesS1992.htm" calcext:value-type="string">
            <text:p>constituencywisesS199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Bhadaur </text:p>
          </table:table-cell>
          <table:table-cell table:formula="of:=CONCATENATE(&quot;constituencywises&quot;;[.A125];[.C125];&quot;.htm&quot;)" office:value-type="string" office:string-value="constituencywisesS19102.htm" calcext:value-type="string">
            <text:p>constituencywisesS1910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hagha Purana</text:p>
          </table:table-cell>
          <table:table-cell table:formula="of:=CONCATENATE(&quot;constituencywises&quot;;[.A126];[.C126];&quot;.htm&quot;)" office:value-type="string" office:string-value="constituencywisesS1972.htm" calcext:value-type="string">
            <text:p>constituencywisesS197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hoa</text:p>
          </table:table-cell>
          <table:table-cell table:formula="of:=CONCATENATE(&quot;constituencywises&quot;;[.A127];[.C127];&quot;.htm&quot;)" office:value-type="string" office:string-value="constituencywisesS192.htm" calcext:value-type="string">
            <text:p>constituencywisesS19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holath </text:p>
          </table:table-cell>
          <table:table-cell table:formula="of:=CONCATENATE(&quot;constituencywises&quot;;[.A128];[.C128];&quot;.htm&quot;)" office:value-type="string" office:string-value="constituencywisesS1926.htm" calcext:value-type="string">
            <text:p>constituencywisesS192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Bhucho Mandi </text:p>
          </table:table-cell>
          <table:table-cell table:formula="of:=CONCATENATE(&quot;constituencywises&quot;;[.A129];[.C129];&quot;.htm&quot;)" office:value-type="string" office:string-value="constituencywisesS1991.htm" calcext:value-type="string">
            <text:p>constituencywisesS199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Budhlada </text:p>
          </table:table-cell>
          <table:table-cell table:formula="of:=CONCATENATE(&quot;constituencywises&quot;;[.A130];[.C130];&quot;.htm&quot;)" office:value-type="string" office:string-value="constituencywisesS1998.htm" calcext:value-type="string">
            <text:p>constituencywisesS199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abbewal </text:p>
          </table:table-cell>
          <table:table-cell table:formula="of:=CONCATENATE(&quot;constituencywises&quot;;[.A131];[.C131];&quot;.htm&quot;)" office:value-type="string" office:string-value="constituencywisesS1944.htm" calcext:value-type="string">
            <text:p>constituencywisesS194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hamkaur Sahib</text:p>
          </table:table-cell>
          <table:table-cell table:formula="of:=CONCATENATE(&quot;constituencywises&quot;;[.A132];[.C132];&quot;.htm&quot;)" office:value-type="string" office:string-value="constituencywisesS1951.htm" calcext:value-type="string">
            <text:p>constituencywisesS195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akha</text:p>
          </table:table-cell>
          <table:table-cell table:formula="of:=CONCATENATE(&quot;constituencywises&quot;;[.A133];[.C133];&quot;.htm&quot;)" office:value-type="string" office:string-value="constituencywisesS1968.htm" calcext:value-type="string">
            <text:p>constituencywisesS196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asuya</text:p>
          </table:table-cell>
          <table:table-cell table:formula="of:=CONCATENATE(&quot;constituencywises&quot;;[.A134];[.C134];&quot;.htm&quot;)" office:value-type="string" office:string-value="constituencywisesS1940.htm" calcext:value-type="string">
            <text:p>constituencywisesS194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ra Baba <text:s/>Nanak </text:p>
          </table:table-cell>
          <table:table-cell table:formula="of:=CONCATENATE(&quot;constituencywises&quot;;[.A135];[.C135];&quot;.htm&quot;)" office:value-type="string" office:string-value="constituencywisesS1910.htm" calcext:value-type="string">
            <text:p>constituencywisesS191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Dera Bassi </text:p>
          </table:table-cell>
          <table:table-cell table:formula="of:=CONCATENATE(&quot;constituencywises&quot;;[.A136];[.C136];&quot;.htm&quot;)" office:value-type="string" office:string-value="constituencywisesS19112.htm" calcext:value-type="string">
            <text:p>constituencywisesS1911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Dharamkot </text:p>
          </table:table-cell>
          <table:table-cell table:formula="of:=CONCATENATE(&quot;constituencywises&quot;;[.A137];[.C137];&quot;.htm&quot;)" office:value-type="string" office:string-value="constituencywisesS1974.htm" calcext:value-type="string">
            <text:p>constituencywisesS197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Dhuri </text:p>
          </table:table-cell>
          <table:table-cell table:formula="of:=CONCATENATE(&quot;constituencywises&quot;;[.A138];[.C138];&quot;.htm&quot;)" office:value-type="string" office:string-value="constituencywisesS19107.htm" calcext:value-type="string">
            <text:p>constituencywisesS1910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ina Nagar</text:p>
          </table:table-cell>
          <table:table-cell table:formula="of:=CONCATENATE(&quot;constituencywises&quot;;[.A139];[.C139];&quot;.htm&quot;)" office:value-type="string" office:string-value="constituencywisesS195.htm" calcext:value-type="string">
            <text:p>constituencywisesS19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irba </text:p>
          </table:table-cell>
          <table:table-cell table:formula="of:=CONCATENATE(&quot;constituencywises&quot;;[.A140];[.C140];&quot;.htm&quot;)" office:value-type="string" office:string-value="constituencywisesS19100.htm" calcext:value-type="string">
            <text:p>constituencywisesS1910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Faridkot </text:p>
          </table:table-cell>
          <table:table-cell table:formula="of:=CONCATENATE(&quot;constituencywises&quot;;[.A141];[.C141];&quot;.htm&quot;)" office:value-type="string" office:string-value="constituencywisesS1987.htm" calcext:value-type="string">
            <text:p>constituencywisesS198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tehgarh Churian </text:p>
          </table:table-cell>
          <table:table-cell table:formula="of:=CONCATENATE(&quot;constituencywises&quot;;[.A142];[.C142];&quot;.htm&quot;)" office:value-type="string" office:string-value="constituencywisesS199.htm" calcext:value-type="string">
            <text:p>constituencywisesS19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Fatehgarh Sahib</text:p>
          </table:table-cell>
          <table:table-cell table:formula="of:=CONCATENATE(&quot;constituencywises&quot;;[.A143];[.C143];&quot;.htm&quot;)" office:value-type="string" office:string-value="constituencywisesS1955.htm" calcext:value-type="string">
            <text:p>constituencywisesS195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azilka</text:p>
          </table:table-cell>
          <table:table-cell table:formula="of:=CONCATENATE(&quot;constituencywises&quot;;[.A144];[.C144];&quot;.htm&quot;)" office:value-type="string" office:string-value="constituencywisesS1980.htm" calcext:value-type="string">
            <text:p>constituencywisesS198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irozpur City</text:p>
          </table:table-cell>
          <table:table-cell table:formula="of:=CONCATENATE(&quot;constituencywises&quot;;[.A145];[.C145];&quot;.htm&quot;)" office:value-type="string" office:string-value="constituencywisesS1976.htm" calcext:value-type="string">
            <text:p>constituencywisesS197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irozpur Rural</text:p>
          </table:table-cell>
          <table:table-cell table:formula="of:=CONCATENATE(&quot;constituencywises&quot;;[.A146];[.C146];&quot;.htm&quot;)" office:value-type="string" office:string-value="constituencywisesS1977.htm" calcext:value-type="string">
            <text:p>constituencywisesS197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arhshankar </text:p>
          </table:table-cell>
          <table:table-cell table:formula="of:=CONCATENATE(&quot;constituencywises&quot;;[.A147];[.C147];&quot;.htm&quot;)" office:value-type="string" office:string-value="constituencywisesS1945.htm" calcext:value-type="string">
            <text:p>constituencywisesS194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Ghanaur</text:p>
          </table:table-cell>
          <table:table-cell table:formula="of:=CONCATENATE(&quot;constituencywises&quot;;[.A148];[.C148];&quot;.htm&quot;)" office:value-type="string" office:string-value="constituencywisesS19113.htm" calcext:value-type="string">
            <text:p>constituencywisesS1911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Gidderbaha</text:p>
          </table:table-cell>
          <table:table-cell table:formula="of:=CONCATENATE(&quot;constituencywises&quot;;[.A149];[.C149];&quot;.htm&quot;)" office:value-type="string" office:string-value="constituencywisesS1984.htm" calcext:value-type="string">
            <text:p>constituencywisesS198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ill </text:p>
          </table:table-cell>
          <table:table-cell table:formula="of:=CONCATENATE(&quot;constituencywises&quot;;[.A150];[.C150];&quot;.htm&quot;)" office:value-type="string" office:string-value="constituencywisesS1966.htm" calcext:value-type="string">
            <text:p>constituencywisesS196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urdaspur </text:p>
          </table:table-cell>
          <table:table-cell table:formula="of:=CONCATENATE(&quot;constituencywises&quot;;[.A151];[.C151];&quot;.htm&quot;)" office:value-type="string" office:string-value="constituencywisesS194.htm" calcext:value-type="string">
            <text:p>constituencywisesS19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Guru Har Sahai </text:p>
          </table:table-cell>
          <table:table-cell table:formula="of:=CONCATENATE(&quot;constituencywises&quot;;[.A152];[.C152];&quot;.htm&quot;)" office:value-type="string" office:string-value="constituencywisesS1978.htm" calcext:value-type="string">
            <text:p>constituencywisesS197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oshiarpur </text:p>
          </table:table-cell>
          <table:table-cell table:formula="of:=CONCATENATE(&quot;constituencywises&quot;;[.A153];[.C153];&quot;.htm&quot;)" office:value-type="string" office:string-value="constituencywisesS1943.htm" calcext:value-type="string">
            <text:p>constituencywisesS194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agraon </text:p>
          </table:table-cell>
          <table:table-cell table:formula="of:=CONCATENATE(&quot;constituencywises&quot;;[.A154];[.C154];&quot;.htm&quot;)" office:value-type="string" office:string-value="constituencywisesS1970.htm" calcext:value-type="string">
            <text:p>constituencywisesS197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Jaitu </text:p>
          </table:table-cell>
          <table:table-cell table:formula="of:=CONCATENATE(&quot;constituencywises&quot;;[.A155];[.C155];&quot;.htm&quot;)" office:value-type="string" office:string-value="constituencywisesS1989.htm" calcext:value-type="string">
            <text:p>constituencywisesS198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Jalalabad</text:p>
          </table:table-cell>
          <table:table-cell table:formula="of:=CONCATENATE(&quot;constituencywises&quot;;[.A156];[.C156];&quot;.htm&quot;)" office:value-type="string" office:string-value="constituencywisesS1979.htm" calcext:value-type="string">
            <text:p>constituencywisesS197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Jalandhar Cantt.</text:p>
          </table:table-cell>
          <table:table-cell table:formula="of:=CONCATENATE(&quot;constituencywises&quot;;[.A157];[.C157];&quot;.htm&quot;)" office:value-type="string" office:string-value="constituencywisesS1937.htm" calcext:value-type="string">
            <text:p>constituencywisesS193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landhar Central</text:p>
          </table:table-cell>
          <table:table-cell table:formula="of:=CONCATENATE(&quot;constituencywises&quot;;[.A158];[.C158];&quot;.htm&quot;)" office:value-type="string" office:string-value="constituencywisesS1935.htm" calcext:value-type="string">
            <text:p>constituencywisesS193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Jalandhar North</text:p>
          </table:table-cell>
          <table:table-cell table:formula="of:=CONCATENATE(&quot;constituencywises&quot;;[.A159];[.C159];&quot;.htm&quot;)" office:value-type="string" office:string-value="constituencywisesS1936.htm" calcext:value-type="string">
            <text:p>constituencywisesS193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Jalandhar West</text:p>
          </table:table-cell>
          <table:table-cell table:formula="of:=CONCATENATE(&quot;constituencywises&quot;;[.A160];[.C160];&quot;.htm&quot;)" office:value-type="string" office:string-value="constituencywisesS1934.htm" calcext:value-type="string">
            <text:p>constituencywisesS193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andiala </text:p>
          </table:table-cell>
          <table:table-cell table:formula="of:=CONCATENATE(&quot;constituencywises&quot;;[.A161];[.C161];&quot;.htm&quot;)" office:value-type="string" office:string-value="constituencywisesS1914.htm" calcext:value-type="string">
            <text:p>constituencywisesS191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Kapurthala </text:p>
          </table:table-cell>
          <table:table-cell table:formula="of:=CONCATENATE(&quot;constituencywises&quot;;[.A162];[.C162];&quot;.htm&quot;)" office:value-type="string" office:string-value="constituencywisesS1927.htm" calcext:value-type="string">
            <text:p>constituencywisesS192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Kartarpur </text:p>
          </table:table-cell>
          <table:table-cell table:formula="of:=CONCATENATE(&quot;constituencywises&quot;;[.A163];[.C163];&quot;.htm&quot;)" office:value-type="string" office:string-value="constituencywisesS1933.htm" calcext:value-type="string">
            <text:p>constituencywisesS193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Khadoor Sahib</text:p>
          </table:table-cell>
          <table:table-cell table:formula="of:=CONCATENATE(&quot;constituencywises&quot;;[.A164];[.C164];&quot;.htm&quot;)" office:value-type="string" office:string-value="constituencywisesS1924.htm" calcext:value-type="string">
            <text:p>constituencywisesS192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Khanna</text:p>
          </table:table-cell>
          <table:table-cell table:formula="of:=CONCATENATE(&quot;constituencywises&quot;;[.A165];[.C165];&quot;.htm&quot;)" office:value-type="string" office:string-value="constituencywisesS1957.htm" calcext:value-type="string">
            <text:p>constituencywisesS195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Kharar</text:p>
          </table:table-cell>
          <table:table-cell table:formula="of:=CONCATENATE(&quot;constituencywises&quot;;[.A166];[.C166];&quot;.htm&quot;)" office:value-type="string" office:string-value="constituencywisesS1952.htm" calcext:value-type="string">
            <text:p>constituencywisesS195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Khem Karan</text:p>
          </table:table-cell>
          <table:table-cell table:formula="of:=CONCATENATE(&quot;constituencywises&quot;;[.A167];[.C167];&quot;.htm&quot;)" office:value-type="string" office:string-value="constituencywisesS1922.htm" calcext:value-type="string">
            <text:p>constituencywisesS192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otkapura </text:p>
          </table:table-cell>
          <table:table-cell table:formula="of:=CONCATENATE(&quot;constituencywises&quot;;[.A168];[.C168];&quot;.htm&quot;)" office:value-type="string" office:string-value="constituencywisesS1988.htm" calcext:value-type="string">
            <text:p>constituencywisesS198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Lambi</text:p>
          </table:table-cell>
          <table:table-cell table:formula="of:=CONCATENATE(&quot;constituencywises&quot;;[.A169];[.C169];&quot;.htm&quot;)" office:value-type="string" office:string-value="constituencywisesS1983.htm" calcext:value-type="string">
            <text:p>constituencywisesS198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Lehra</text:p>
          </table:table-cell>
          <table:table-cell table:formula="of:=CONCATENATE(&quot;constituencywises&quot;;[.A170];[.C170];&quot;.htm&quot;)" office:value-type="string" office:string-value="constituencywisesS1999.htm" calcext:value-type="string">
            <text:p>constituencywisesS199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Ludhiana Central</text:p>
          </table:table-cell>
          <table:table-cell table:formula="of:=CONCATENATE(&quot;constituencywises&quot;;[.A171];[.C171];&quot;.htm&quot;)" office:value-type="string" office:string-value="constituencywisesS1963.htm" calcext:value-type="string">
            <text:p>constituencywisesS196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Ludhiana East</text:p>
          </table:table-cell>
          <table:table-cell table:formula="of:=CONCATENATE(&quot;constituencywises&quot;;[.A172];[.C172];&quot;.htm&quot;)" office:value-type="string" office:string-value="constituencywisesS1960.htm" calcext:value-type="string">
            <text:p>constituencywisesS196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Ludhiana North</text:p>
          </table:table-cell>
          <table:table-cell table:formula="of:=CONCATENATE(&quot;constituencywises&quot;;[.A173];[.C173];&quot;.htm&quot;)" office:value-type="string" office:string-value="constituencywisesS1965.htm" calcext:value-type="string">
            <text:p>constituencywisesS196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Ludhiana South</text:p>
          </table:table-cell>
          <table:table-cell table:formula="of:=CONCATENATE(&quot;constituencywises&quot;;[.A174];[.C174];&quot;.htm&quot;)" office:value-type="string" office:string-value="constituencywisesS1961.htm" calcext:value-type="string">
            <text:p>constituencywisesS196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Ludhiana West</text:p>
          </table:table-cell>
          <table:table-cell table:formula="of:=CONCATENATE(&quot;constituencywises&quot;;[.A175];[.C175];&quot;.htm&quot;)" office:value-type="string" office:string-value="constituencywisesS1964.htm" calcext:value-type="string">
            <text:p>constituencywisesS196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jitha </text:p>
          </table:table-cell>
          <table:table-cell table:formula="of:=CONCATENATE(&quot;constituencywises&quot;;[.A176];[.C176];&quot;.htm&quot;)" office:value-type="string" office:string-value="constituencywisesS1913.htm" calcext:value-type="string">
            <text:p>constituencywisesS191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lerkotla </text:p>
          </table:table-cell>
          <table:table-cell table:formula="of:=CONCATENATE(&quot;constituencywises&quot;;[.A177];[.C177];&quot;.htm&quot;)" office:value-type="string" office:string-value="constituencywisesS19105.htm" calcext:value-type="string">
            <text:p>constituencywisesS1910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lout</text:p>
          </table:table-cell>
          <table:table-cell table:formula="of:=CONCATENATE(&quot;constituencywises&quot;;[.A178];[.C178];&quot;.htm&quot;)" office:value-type="string" office:string-value="constituencywisesS1985.htm" calcext:value-type="string">
            <text:p>constituencywisesS198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Mansa </text:p>
          </table:table-cell>
          <table:table-cell table:formula="of:=CONCATENATE(&quot;constituencywises&quot;;[.A179];[.C179];&quot;.htm&quot;)" office:value-type="string" office:string-value="constituencywisesS1996.htm" calcext:value-type="string">
            <text:p>constituencywisesS199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Maur </text:p>
          </table:table-cell>
          <table:table-cell table:formula="of:=CONCATENATE(&quot;constituencywises&quot;;[.A180];[.C180];&quot;.htm&quot;)" office:value-type="string" office:string-value="constituencywisesS1995.htm" calcext:value-type="string">
            <text:p>constituencywisesS199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hal Kalan </text:p>
          </table:table-cell>
          <table:table-cell table:formula="of:=CONCATENATE(&quot;constituencywises&quot;;[.A181];[.C181];&quot;.htm&quot;)" office:value-type="string" office:string-value="constituencywisesS19104.htm" calcext:value-type="string">
            <text:p>constituencywisesS1910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Moga </text:p>
          </table:table-cell>
          <table:table-cell table:formula="of:=CONCATENATE(&quot;constituencywises&quot;;[.A182];[.C182];&quot;.htm&quot;)" office:value-type="string" office:string-value="constituencywisesS1973.htm" calcext:value-type="string">
            <text:p>constituencywisesS197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Mukerian </text:p>
          </table:table-cell>
          <table:table-cell table:formula="of:=CONCATENATE(&quot;constituencywises&quot;;[.A183];[.C183];&quot;.htm&quot;)" office:value-type="string" office:string-value="constituencywisesS1939.htm" calcext:value-type="string">
            <text:p>constituencywisesS193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Muktsar </text:p>
          </table:table-cell>
          <table:table-cell table:formula="of:=CONCATENATE(&quot;constituencywises&quot;;[.A184];[.C184];&quot;.htm&quot;)" office:value-type="string" office:string-value="constituencywisesS1986.htm" calcext:value-type="string">
            <text:p>constituencywisesS198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Nabha</text:p>
          </table:table-cell>
          <table:table-cell table:formula="of:=CONCATENATE(&quot;constituencywises&quot;;[.A185];[.C185];&quot;.htm&quot;)" office:value-type="string" office:string-value="constituencywisesS19109.htm" calcext:value-type="string">
            <text:p>constituencywisesS1910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Nakodar </text:p>
          </table:table-cell>
          <table:table-cell table:formula="of:=CONCATENATE(&quot;constituencywises&quot;;[.A186];[.C186];&quot;.htm&quot;)" office:value-type="string" office:string-value="constituencywisesS1931.htm" calcext:value-type="string">
            <text:p>constituencywisesS193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Nawanshahr </text:p>
          </table:table-cell>
          <table:table-cell table:formula="of:=CONCATENATE(&quot;constituencywises&quot;;[.A187];[.C187];&quot;.htm&quot;)" office:value-type="string" office:string-value="constituencywisesS1947.htm" calcext:value-type="string">
            <text:p>constituencywisesS194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Nihal Singhwala <text:s/></text:p>
          </table:table-cell>
          <table:table-cell table:formula="of:=CONCATENATE(&quot;constituencywises&quot;;[.A188];[.C188];&quot;.htm&quot;)" office:value-type="string" office:string-value="constituencywisesS1971.htm" calcext:value-type="string">
            <text:p>constituencywisesS197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hankot</text:p>
          </table:table-cell>
          <table:table-cell table:formula="of:=CONCATENATE(&quot;constituencywises&quot;;[.A189];[.C189];&quot;.htm&quot;)" office:value-type="string" office:string-value="constituencywisesS193.htm" calcext:value-type="string">
            <text:p>constituencywisesS19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atiala </text:p>
          </table:table-cell>
          <table:table-cell table:formula="of:=CONCATENATE(&quot;constituencywises&quot;;[.A190];[.C190];&quot;.htm&quot;)" office:value-type="string" office:string-value="constituencywisesS19115.htm" calcext:value-type="string">
            <text:p>constituencywisesS19115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tiala Rural</text:p>
          </table:table-cell>
          <table:table-cell table:formula="of:=CONCATENATE(&quot;constituencywises&quot;;[.A191];[.C191];&quot;.htm&quot;)" office:value-type="string" office:string-value="constituencywisesS19110.htm" calcext:value-type="string">
            <text:p>constituencywisesS1911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tti </text:p>
          </table:table-cell>
          <table:table-cell table:formula="of:=CONCATENATE(&quot;constituencywises&quot;;[.A192];[.C192];&quot;.htm&quot;)" office:value-type="string" office:string-value="constituencywisesS1923.htm" calcext:value-type="string">
            <text:p>constituencywisesS192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ayal </text:p>
          </table:table-cell>
          <table:table-cell table:formula="of:=CONCATENATE(&quot;constituencywises&quot;;[.A193];[.C193];&quot;.htm&quot;)" office:value-type="string" office:string-value="constituencywisesS1967.htm" calcext:value-type="string">
            <text:p>constituencywisesS196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hagwara </text:p>
          </table:table-cell>
          <table:table-cell table:formula="of:=CONCATENATE(&quot;constituencywises&quot;;[.A194];[.C194];&quot;.htm&quot;)" office:value-type="string" office:string-value="constituencywisesS1929.htm" calcext:value-type="string">
            <text:p>constituencywisesS192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hillaur </text:p>
          </table:table-cell>
          <table:table-cell table:formula="of:=CONCATENATE(&quot;constituencywises&quot;;[.A195];[.C195];&quot;.htm&quot;)" office:value-type="string" office:string-value="constituencywisesS1930.htm" calcext:value-type="string">
            <text:p>constituencywisesS193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Qadian</text:p>
          </table:table-cell>
          <table:table-cell table:formula="of:=CONCATENATE(&quot;constituencywises&quot;;[.A196];[.C196];&quot;.htm&quot;)" office:value-type="string" office:string-value="constituencywisesS196.htm" calcext:value-type="string">
            <text:p>constituencywisesS19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aikot </text:p>
          </table:table-cell>
          <table:table-cell table:formula="of:=CONCATENATE(&quot;constituencywises&quot;;[.A197];[.C197];&quot;.htm&quot;)" office:value-type="string" office:string-value="constituencywisesS1969.htm" calcext:value-type="string">
            <text:p>constituencywisesS196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ja Sansi </text:p>
          </table:table-cell>
          <table:table-cell table:formula="of:=CONCATENATE(&quot;constituencywises&quot;;[.A198];[.C198];&quot;.htm&quot;)" office:value-type="string" office:string-value="constituencywisesS1912.htm" calcext:value-type="string">
            <text:p>constituencywisesS191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Rajpura</text:p>
          </table:table-cell>
          <table:table-cell table:formula="of:=CONCATENATE(&quot;constituencywises&quot;;[.A199];[.C199];&quot;.htm&quot;)" office:value-type="string" office:string-value="constituencywisesS19111.htm" calcext:value-type="string">
            <text:p>constituencywisesS1911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ampura Phul </text:p>
          </table:table-cell>
          <table:table-cell table:formula="of:=CONCATENATE(&quot;constituencywises&quot;;[.A200];[.C200];&quot;.htm&quot;)" office:value-type="string" office:string-value="constituencywisesS1990.htm" calcext:value-type="string">
            <text:p>constituencywisesS199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upnagar </text:p>
          </table:table-cell>
          <table:table-cell table:formula="of:=CONCATENATE(&quot;constituencywises&quot;;[.A201];[.C201];&quot;.htm&quot;)" office:value-type="string" office:string-value="constituencywisesS1950.htm" calcext:value-type="string">
            <text:p>constituencywisesS1950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.A.S.Nagar </text:p>
          </table:table-cell>
          <table:table-cell table:formula="of:=CONCATENATE(&quot;constituencywises&quot;;[.A202];[.C202];&quot;.htm&quot;)" office:value-type="string" office:string-value="constituencywisesS1953.htm" calcext:value-type="string">
            <text:p>constituencywisesS1953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Sahnewal </text:p>
          </table:table-cell>
          <table:table-cell table:formula="of:=CONCATENATE(&quot;constituencywises&quot;;[.A203];[.C203];&quot;.htm&quot;)" office:value-type="string" office:string-value="constituencywisesS1959.htm" calcext:value-type="string">
            <text:p>constituencywisesS1959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amana</text:p>
          </table:table-cell>
          <table:table-cell table:formula="of:=CONCATENATE(&quot;constituencywises&quot;;[.A204];[.C204];&quot;.htm&quot;)" office:value-type="string" office:string-value="constituencywisesS19116.htm" calcext:value-type="string">
            <text:p>constituencywisesS19116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amrala</text:p>
          </table:table-cell>
          <table:table-cell table:formula="of:=CONCATENATE(&quot;constituencywises&quot;;[.A205];[.C205];&quot;.htm&quot;)" office:value-type="string" office:string-value="constituencywisesS1958.htm" calcext:value-type="string">
            <text:p>constituencywisesS195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Sangrur</text:p>
          </table:table-cell>
          <table:table-cell table:formula="of:=CONCATENATE(&quot;constituencywises&quot;;[.A206];[.C206];&quot;.htm&quot;)" office:value-type="string" office:string-value="constituencywisesS19108.htm" calcext:value-type="string">
            <text:p>constituencywisesS1910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Sanour </text:p>
          </table:table-cell>
          <table:table-cell table:formula="of:=CONCATENATE(&quot;constituencywises&quot;;[.A207];[.C207];&quot;.htm&quot;)" office:value-type="string" office:string-value="constituencywisesS19114.htm" calcext:value-type="string">
            <text:p>constituencywisesS1911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rdulgarh </text:p>
          </table:table-cell>
          <table:table-cell table:formula="of:=CONCATENATE(&quot;constituencywises&quot;;[.A208];[.C208];&quot;.htm&quot;)" office:value-type="string" office:string-value="constituencywisesS1997.htm" calcext:value-type="string">
            <text:p>constituencywisesS199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ahkot </text:p>
          </table:table-cell>
          <table:table-cell table:formula="of:=CONCATENATE(&quot;constituencywises&quot;;[.A209];[.C209];&quot;.htm&quot;)" office:value-type="string" office:string-value="constituencywisesS1932.htm" calcext:value-type="string">
            <text:p>constituencywisesS193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ham Chaurasi </text:p>
          </table:table-cell>
          <table:table-cell table:formula="of:=CONCATENATE(&quot;constituencywises&quot;;[.A210];[.C210];&quot;.htm&quot;)" office:value-type="string" office:string-value="constituencywisesS1942.htm" calcext:value-type="string">
            <text:p>constituencywisesS1942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Shutrana </text:p>
          </table:table-cell>
          <table:table-cell table:formula="of:=CONCATENATE(&quot;constituencywises&quot;;[.A211];[.C211];&quot;.htm&quot;)" office:value-type="string" office:string-value="constituencywisesS19117.htm" calcext:value-type="string">
            <text:p>constituencywisesS19117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ri Hargobindpur </text:p>
          </table:table-cell>
          <table:table-cell table:formula="of:=CONCATENATE(&quot;constituencywises&quot;;[.A212];[.C212];&quot;.htm&quot;)" office:value-type="string" office:string-value="constituencywisesS198.htm" calcext:value-type="string">
            <text:p>constituencywisesS19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ujanpur </text:p>
          </table:table-cell>
          <table:table-cell table:formula="of:=CONCATENATE(&quot;constituencywises&quot;;[.A213];[.C213];&quot;.htm&quot;)" office:value-type="string" office:string-value="constituencywisesS191.htm" calcext:value-type="string">
            <text:p>constituencywisesS19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ultanpur Lodhi </text:p>
          </table:table-cell>
          <table:table-cell table:formula="of:=CONCATENATE(&quot;constituencywises&quot;;[.A214];[.C214];&quot;.htm&quot;)" office:value-type="string" office:string-value="constituencywisesS1928.htm" calcext:value-type="string">
            <text:p>constituencywisesS1928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unam </text:p>
          </table:table-cell>
          <table:table-cell table:formula="of:=CONCATENATE(&quot;constituencywises&quot;;[.A215];[.C215];&quot;.htm&quot;)" office:value-type="string" office:string-value="constituencywisesS19101.htm" calcext:value-type="string">
            <text:p>constituencywisesS1910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Talwandi Sabo </text:p>
          </table:table-cell>
          <table:table-cell table:formula="of:=CONCATENATE(&quot;constituencywises&quot;;[.A216];[.C216];&quot;.htm&quot;)" office:value-type="string" office:string-value="constituencywisesS1994.htm" calcext:value-type="string">
            <text:p>constituencywisesS1994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arn Taran </text:p>
          </table:table-cell>
          <table:table-cell table:formula="of:=CONCATENATE(&quot;constituencywises&quot;;[.A217];[.C217];&quot;.htm&quot;)" office:value-type="string" office:string-value="constituencywisesS1921.htm" calcext:value-type="string">
            <text:p>constituencywisesS192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rmar </text:p>
          </table:table-cell>
          <table:table-cell table:formula="of:=CONCATENATE(&quot;constituencywises&quot;;[.A218];[.C218];&quot;.htm&quot;)" office:value-type="string" office:string-value="constituencywisesS1941.htm" calcext:value-type="string">
            <text:p>constituencywisesS1941.htm</text:p>
          </table:table-cell>
        </table:table-row>
        <table:table-row table:style-name="ro1">
          <table:table-cell office:value-type="string" calcext:value-type="string">
            <text:p>S19</text:p>
          </table:table-cell>
          <table:table-cell office:value-type="string" calcext:value-type="string">
            <text:p>Punjab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Zira</text:p>
          </table:table-cell>
          <table:table-cell table:formula="of:=CONCATENATE(&quot;constituencywises&quot;;[.A219];[.C219];&quot;.htm&quot;)" office:value-type="string" office:string-value="constituencywisesS1975.htm" calcext:value-type="string">
            <text:p>constituencywisesS197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gra Cantt. </text:p>
          </table:table-cell>
          <table:table-cell table:formula="of:=CONCATENATE(&quot;constituencywises&quot;;[.A220];[.C220];&quot;.htm&quot;)" office:value-type="string" office:string-value="constituencywisesS2487.htm" calcext:value-type="string">
            <text:p>constituencywisesS248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Agra North</text:p>
          </table:table-cell>
          <table:table-cell table:formula="of:=CONCATENATE(&quot;constituencywises&quot;;[.A221];[.C221];&quot;.htm&quot;)" office:value-type="string" office:string-value="constituencywisesS2489.htm" calcext:value-type="string">
            <text:p>constituencywisesS248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Agra Rural </text:p>
          </table:table-cell>
          <table:table-cell table:formula="of:=CONCATENATE(&quot;constituencywises&quot;;[.A222];[.C222];&quot;.htm&quot;)" office:value-type="string" office:string-value="constituencywisesS2490.htm" calcext:value-type="string">
            <text:p>constituencywisesS249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Agra South</text:p>
          </table:table-cell>
          <table:table-cell table:formula="of:=CONCATENATE(&quot;constituencywises&quot;;[.A223];[.C223];&quot;.htm&quot;)" office:value-type="string" office:string-value="constituencywisesS2488.htm" calcext:value-type="string">
            <text:p>constituencywisesS248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Ajagara </text:p>
          </table:table-cell>
          <table:table-cell table:formula="of:=CONCATENATE(&quot;constituencywises&quot;;[.A224];[.C224];&quot;.htm&quot;)" office:value-type="string" office:string-value="constituencywisesS24385.htm" calcext:value-type="string">
            <text:p>constituencywisesS2438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1" calcext:value-type="float">
            <text:p>281</text:p>
          </table:table-cell>
          <table:table-cell office:value-type="string" calcext:value-type="string">
            <text:p>Akbarpur <text:s/></text:p>
          </table:table-cell>
          <table:table-cell table:formula="of:=CONCATENATE(&quot;constituencywises&quot;;[.A225];[.C225];&quot;.htm&quot;)" office:value-type="string" office:string-value="constituencywisesS24281.htm" calcext:value-type="string">
            <text:p>constituencywisesS2428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Akbarpur - Raniya</text:p>
          </table:table-cell>
          <table:table-cell table:formula="of:=CONCATENATE(&quot;constituencywises&quot;;[.A226];[.C226];&quot;.htm&quot;)" office:value-type="string" office:string-value="constituencywisesS24206.htm" calcext:value-type="string">
            <text:p>constituencywisesS2420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Alapur </text:p>
          </table:table-cell>
          <table:table-cell table:formula="of:=CONCATENATE(&quot;constituencywises&quot;;[.A227];[.C227];&quot;.htm&quot;)" office:value-type="string" office:string-value="constituencywisesS24279.htm" calcext:value-type="string">
            <text:p>constituencywisesS2427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Aliganj</text:p>
          </table:table-cell>
          <table:table-cell table:formula="of:=CONCATENATE(&quot;constituencywises&quot;;[.A228];[.C228];&quot;.htm&quot;)" office:value-type="string" office:string-value="constituencywisesS24103.htm" calcext:value-type="string">
            <text:p>constituencywisesS2410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Aligarh</text:p>
          </table:table-cell>
          <table:table-cell table:formula="of:=CONCATENATE(&quot;constituencywises&quot;;[.A229];[.C229];&quot;.htm&quot;)" office:value-type="string" office:string-value="constituencywisesS2476.htm" calcext:value-type="string">
            <text:p>constituencywisesS247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llahabad North</text:p>
          </table:table-cell>
          <table:table-cell table:formula="of:=CONCATENATE(&quot;constituencywises&quot;;[.A230];[.C230];&quot;.htm&quot;)" office:value-type="string" office:string-value="constituencywisesS24262.htm" calcext:value-type="string">
            <text:p>constituencywisesS2426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llahabad South</text:p>
          </table:table-cell>
          <table:table-cell table:formula="of:=CONCATENATE(&quot;constituencywises&quot;;[.A231];[.C231];&quot;.htm&quot;)" office:value-type="string" office:string-value="constituencywisesS24263.htm" calcext:value-type="string">
            <text:p>constituencywisesS2426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llahabad West</text:p>
          </table:table-cell>
          <table:table-cell table:formula="of:=CONCATENATE(&quot;constituencywises&quot;;[.A232];[.C232];&quot;.htm&quot;)" office:value-type="string" office:string-value="constituencywisesS24261.htm" calcext:value-type="string">
            <text:p>constituencywisesS2426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Amanpur</text:p>
          </table:table-cell>
          <table:table-cell table:formula="of:=CONCATENATE(&quot;constituencywises&quot;;[.A233];[.C233];&quot;.htm&quot;)" office:value-type="string" office:string-value="constituencywisesS24101.htm" calcext:value-type="string">
            <text:p>constituencywisesS2410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Amethi</text:p>
          </table:table-cell>
          <table:table-cell table:formula="of:=CONCATENATE(&quot;constituencywises&quot;;[.A234];[.C234];&quot;.htm&quot;)" office:value-type="string" office:string-value="constituencywisesS24186.htm" calcext:value-type="string">
            <text:p>constituencywisesS2418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Amritpur</text:p>
          </table:table-cell>
          <table:table-cell table:formula="of:=CONCATENATE(&quot;constituencywises&quot;;[.A235];[.C235];&quot;.htm&quot;)" office:value-type="string" office:string-value="constituencywisesS24193.htm" calcext:value-type="string">
            <text:p>constituencywisesS2419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mroha</text:p>
          </table:table-cell>
          <table:table-cell table:formula="of:=CONCATENATE(&quot;constituencywises&quot;;[.A236];[.C236];&quot;.htm&quot;)" office:value-type="string" office:string-value="constituencywisesS2441.htm" calcext:value-type="string">
            <text:p>constituencywisesS244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nupshahr</text:p>
          </table:table-cell>
          <table:table-cell table:formula="of:=CONCATENATE(&quot;constituencywises&quot;;[.A237];[.C237];&quot;.htm&quot;)" office:value-type="string" office:string-value="constituencywisesS2467.htm" calcext:value-type="string">
            <text:p>constituencywisesS246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Aonla</text:p>
          </table:table-cell>
          <table:table-cell table:formula="of:=CONCATENATE(&quot;constituencywises&quot;;[.A238];[.C238];&quot;.htm&quot;)" office:value-type="string" office:string-value="constituencywisesS24126.htm" calcext:value-type="string">
            <text:p>constituencywisesS2412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Arya Nagar</text:p>
          </table:table-cell>
          <table:table-cell table:formula="of:=CONCATENATE(&quot;constituencywises&quot;;[.A239];[.C239];&quot;.htm&quot;)" office:value-type="string" office:string-value="constituencywisesS24214.htm" calcext:value-type="string">
            <text:p>constituencywisesS2421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smoli</text:p>
          </table:table-cell>
          <table:table-cell table:formula="of:=CONCATENATE(&quot;constituencywises&quot;;[.A240];[.C240];&quot;.htm&quot;)" office:value-type="string" office:string-value="constituencywisesS2432.htm" calcext:value-type="string">
            <text:p>constituencywisesS243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Atrauli</text:p>
          </table:table-cell>
          <table:table-cell table:formula="of:=CONCATENATE(&quot;constituencywises&quot;;[.A241];[.C241];&quot;.htm&quot;)" office:value-type="string" office:string-value="constituencywisesS2473.htm" calcext:value-type="string">
            <text:p>constituencywisesS247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3" calcext:value-type="float">
            <text:p>343</text:p>
          </table:table-cell>
          <table:table-cell office:value-type="string" calcext:value-type="string">
            <text:p>Atrauliya</text:p>
          </table:table-cell>
          <table:table-cell table:formula="of:=CONCATENATE(&quot;constituencywises&quot;;[.A242];[.C242];&quot;.htm&quot;)" office:value-type="string" office:string-value="constituencywisesS24343.htm" calcext:value-type="string">
            <text:p>constituencywisesS2434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Aurai </text:p>
          </table:table-cell>
          <table:table-cell table:formula="of:=CONCATENATE(&quot;constituencywises&quot;;[.A243];[.C243];&quot;.htm&quot;)" office:value-type="string" office:string-value="constituencywisesS24394.htm" calcext:value-type="string">
            <text:p>constituencywisesS2439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Auraiya </text:p>
          </table:table-cell>
          <table:table-cell table:formula="of:=CONCATENATE(&quot;constituencywises&quot;;[.A244];[.C244];&quot;.htm&quot;)" office:value-type="string" office:string-value="constituencywisesS24204.htm" calcext:value-type="string">
            <text:p>constituencywisesS2420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Ayah Shah</text:p>
          </table:table-cell>
          <table:table-cell table:formula="of:=CONCATENATE(&quot;constituencywises&quot;;[.A245];[.C245];&quot;.htm&quot;)" office:value-type="string" office:string-value="constituencywisesS24241.htm" calcext:value-type="string">
            <text:p>constituencywisesS2424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Ayodhya</text:p>
          </table:table-cell>
          <table:table-cell table:formula="of:=CONCATENATE(&quot;constituencywises&quot;;[.A246];[.C246];&quot;.htm&quot;)" office:value-type="string" office:string-value="constituencywisesS24275.htm" calcext:value-type="string">
            <text:p>constituencywisesS2427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Azamgarh</text:p>
          </table:table-cell>
          <table:table-cell table:formula="of:=CONCATENATE(&quot;constituencywises&quot;;[.A247];[.C247];&quot;.htm&quot;)" office:value-type="string" office:string-value="constituencywisesS24347.htm" calcext:value-type="string">
            <text:p>constituencywisesS2434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Babaganj</text:p>
          </table:table-cell>
          <table:table-cell table:formula="of:=CONCATENATE(&quot;constituencywises&quot;;[.A248];[.C248];&quot;.htm&quot;)" office:value-type="string" office:string-value="constituencywisesS24245.htm" calcext:value-type="string">
            <text:p>constituencywisesS2424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Baberu</text:p>
          </table:table-cell>
          <table:table-cell table:formula="of:=CONCATENATE(&quot;constituencywises&quot;;[.A249];[.C249];&quot;.htm&quot;)" office:value-type="string" office:string-value="constituencywisesS24233.htm" calcext:value-type="string">
            <text:p>constituencywisesS2423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Babina</text:p>
          </table:table-cell>
          <table:table-cell table:formula="of:=CONCATENATE(&quot;constituencywises&quot;;[.A250];[.C250];&quot;.htm&quot;)" office:value-type="string" office:string-value="constituencywisesS24222.htm" calcext:value-type="string">
            <text:p>constituencywisesS2422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Bachhrawan </text:p>
          </table:table-cell>
          <table:table-cell table:formula="of:=CONCATENATE(&quot;constituencywises&quot;;[.A251];[.C251];&quot;.htm&quot;)" office:value-type="string" office:string-value="constituencywisesS24177.htm" calcext:value-type="string">
            <text:p>constituencywisesS2417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Badaun</text:p>
          </table:table-cell>
          <table:table-cell table:formula="of:=CONCATENATE(&quot;constituencywises&quot;;[.A252];[.C252];&quot;.htm&quot;)" office:value-type="string" office:string-value="constituencywisesS24115.htm" calcext:value-type="string">
            <text:p>constituencywisesS2411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Badlapur</text:p>
          </table:table-cell>
          <table:table-cell table:formula="of:=CONCATENATE(&quot;constituencywises&quot;;[.A253];[.C253];&quot;.htm&quot;)" office:value-type="string" office:string-value="constituencywisesS24364.htm" calcext:value-type="string">
            <text:p>constituencywisesS2436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aghpat</text:p>
          </table:table-cell>
          <table:table-cell table:formula="of:=CONCATENATE(&quot;constituencywises&quot;;[.A254];[.C254];&quot;.htm&quot;)" office:value-type="string" office:string-value="constituencywisesS2452.htm" calcext:value-type="string">
            <text:p>constituencywisesS245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Bah</text:p>
          </table:table-cell>
          <table:table-cell table:formula="of:=CONCATENATE(&quot;constituencywises&quot;;[.A255];[.C255];&quot;.htm&quot;)" office:value-type="string" office:string-value="constituencywisesS2494.htm" calcext:value-type="string">
            <text:p>constituencywisesS249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Baheri</text:p>
          </table:table-cell>
          <table:table-cell table:formula="of:=CONCATENATE(&quot;constituencywises&quot;;[.A256];[.C256];&quot;.htm&quot;)" office:value-type="string" office:string-value="constituencywisesS24118.htm" calcext:value-type="string">
            <text:p>constituencywisesS2411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Bahraich</text:p>
          </table:table-cell>
          <table:table-cell table:formula="of:=CONCATENATE(&quot;constituencywises&quot;;[.A257];[.C257];&quot;.htm&quot;)" office:value-type="string" office:string-value="constituencywisesS24286.htm" calcext:value-type="string">
            <text:p>constituencywisesS2428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Bairia</text:p>
          </table:table-cell>
          <table:table-cell table:formula="of:=CONCATENATE(&quot;constituencywises&quot;;[.A258];[.C258];&quot;.htm&quot;)" office:value-type="string" office:string-value="constituencywisesS24363.htm" calcext:value-type="string">
            <text:p>constituencywisesS2436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Bakshi Kaa Talab</text:p>
          </table:table-cell>
          <table:table-cell table:formula="of:=CONCATENATE(&quot;constituencywises&quot;;[.A259];[.C259];&quot;.htm&quot;)" office:value-type="string" office:string-value="constituencywisesS24169.htm" calcext:value-type="string">
            <text:p>constituencywisesS2416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lamau </text:p>
          </table:table-cell>
          <table:table-cell table:formula="of:=CONCATENATE(&quot;constituencywises&quot;;[.A260];[.C260];&quot;.htm&quot;)" office:value-type="string" office:string-value="constituencywisesS24160.htm" calcext:value-type="string">
            <text:p>constituencywisesS2416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Baldev </text:p>
          </table:table-cell>
          <table:table-cell table:formula="of:=CONCATENATE(&quot;constituencywises&quot;;[.A261];[.C261];&quot;.htm&quot;)" office:value-type="string" office:string-value="constituencywisesS2485.htm" calcext:value-type="string">
            <text:p>constituencywisesS248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BALHA (S.C.)</text:p>
          </table:table-cell>
          <table:table-cell table:formula="of:=CONCATENATE(&quot;constituencywises&quot;;[.A262];[.C262];&quot;.htm&quot;)" office:value-type="string" office:string-value="constituencywisesS24282.htm" calcext:value-type="string">
            <text:p>constituencywisesS2428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Ballia Nagar</text:p>
          </table:table-cell>
          <table:table-cell table:formula="of:=CONCATENATE(&quot;constituencywises&quot;;[.A263];[.C263];&quot;.htm&quot;)" office:value-type="string" office:string-value="constituencywisesS24361.htm" calcext:value-type="string">
            <text:p>constituencywisesS2436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4" calcext:value-type="float">
            <text:p>294</text:p>
          </table:table-cell>
          <table:table-cell office:value-type="string" calcext:value-type="string">
            <text:p>Balrampur </text:p>
          </table:table-cell>
          <table:table-cell table:formula="of:=CONCATENATE(&quot;constituencywises&quot;;[.A264];[.C264];&quot;.htm&quot;)" office:value-type="string" office:string-value="constituencywisesS24294.htm" calcext:value-type="string">
            <text:p>constituencywisesS2429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Banda</text:p>
          </table:table-cell>
          <table:table-cell table:formula="of:=CONCATENATE(&quot;constituencywises&quot;;[.A265];[.C265];&quot;.htm&quot;)" office:value-type="string" office:string-value="constituencywisesS24235.htm" calcext:value-type="string">
            <text:p>constituencywisesS2423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Bangermau</text:p>
          </table:table-cell>
          <table:table-cell table:formula="of:=CONCATENATE(&quot;constituencywises&quot;;[.A266];[.C266];&quot;.htm&quot;)" office:value-type="string" office:string-value="constituencywisesS24162.htm" calcext:value-type="string">
            <text:p>constituencywisesS2416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Bansdih</text:p>
          </table:table-cell>
          <table:table-cell table:formula="of:=CONCATENATE(&quot;constituencywises&quot;;[.A267];[.C267];&quot;.htm&quot;)" office:value-type="string" office:string-value="constituencywisesS24362.htm" calcext:value-type="string">
            <text:p>constituencywisesS2436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7" calcext:value-type="float">
            <text:p>327</text:p>
          </table:table-cell>
          <table:table-cell office:value-type="string" calcext:value-type="string">
            <text:p>Bansgaon</text:p>
          </table:table-cell>
          <table:table-cell table:formula="of:=CONCATENATE(&quot;constituencywises&quot;;[.A268];[.C268];&quot;.htm&quot;)" office:value-type="string" office:string-value="constituencywisesS24327.htm" calcext:value-type="string">
            <text:p>constituencywisesS2432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4" calcext:value-type="float">
            <text:p>304</text:p>
          </table:table-cell>
          <table:table-cell office:value-type="string" calcext:value-type="string">
            <text:p>Bansi</text:p>
          </table:table-cell>
          <table:table-cell table:formula="of:=CONCATENATE(&quot;constituencywises&quot;;[.A269];[.C269];&quot;.htm&quot;)" office:value-type="string" office:string-value="constituencywisesS24304.htm" calcext:value-type="string">
            <text:p>constituencywisesS2430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Bara </text:p>
          </table:table-cell>
          <table:table-cell table:formula="of:=CONCATENATE(&quot;constituencywises&quot;;[.A270];[.C270];&quot;.htm&quot;)" office:value-type="string" office:string-value="constituencywisesS24264.htm" calcext:value-type="string">
            <text:p>constituencywisesS2426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Barabanki</text:p>
          </table:table-cell>
          <table:table-cell table:formula="of:=CONCATENATE(&quot;constituencywises&quot;;[.A271];[.C271];&quot;.htm&quot;)" office:value-type="string" office:string-value="constituencywisesS24268.htm" calcext:value-type="string">
            <text:p>constituencywisesS2426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Barauli</text:p>
          </table:table-cell>
          <table:table-cell table:formula="of:=CONCATENATE(&quot;constituencywises&quot;;[.A272];[.C272];&quot;.htm&quot;)" office:value-type="string" office:string-value="constituencywisesS2472.htm" calcext:value-type="string">
            <text:p>constituencywisesS247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araut</text:p>
          </table:table-cell>
          <table:table-cell table:formula="of:=CONCATENATE(&quot;constituencywises&quot;;[.A273];[.C273];&quot;.htm&quot;)" office:value-type="string" office:string-value="constituencywisesS2451.htm" calcext:value-type="string">
            <text:p>constituencywisesS245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Bareilly</text:p>
          </table:table-cell>
          <table:table-cell table:formula="of:=CONCATENATE(&quot;constituencywises&quot;;[.A274];[.C274];&quot;.htm&quot;)" office:value-type="string" office:string-value="constituencywisesS24124.htm" calcext:value-type="string">
            <text:p>constituencywisesS2412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areilly Cantt.</text:p>
          </table:table-cell>
          <table:table-cell table:formula="of:=CONCATENATE(&quot;constituencywises&quot;;[.A275];[.C275];&quot;.htm&quot;)" office:value-type="string" office:string-value="constituencywisesS24125.htm" calcext:value-type="string">
            <text:p>constituencywisesS2412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Barhaj</text:p>
          </table:table-cell>
          <table:table-cell table:formula="of:=CONCATENATE(&quot;constituencywises&quot;;[.A276];[.C276];&quot;.htm&quot;)" office:value-type="string" office:string-value="constituencywisesS24342.htm" calcext:value-type="string">
            <text:p>constituencywisesS2434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arhapur</text:p>
          </table:table-cell>
          <table:table-cell table:formula="of:=CONCATENATE(&quot;constituencywises&quot;;[.A277];[.C277];&quot;.htm&quot;)" office:value-type="string" office:string-value="constituencywisesS2419.htm" calcext:value-type="string">
            <text:p>constituencywisesS241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Barkhera</text:p>
          </table:table-cell>
          <table:table-cell table:formula="of:=CONCATENATE(&quot;constituencywises&quot;;[.A278];[.C278];&quot;.htm&quot;)" office:value-type="string" office:string-value="constituencywisesS24128.htm" calcext:value-type="string">
            <text:p>constituencywisesS2412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sti Sadar</text:p>
          </table:table-cell>
          <table:table-cell table:formula="of:=CONCATENATE(&quot;constituencywises&quot;;[.A279];[.C279];&quot;.htm&quot;)" office:value-type="string" office:string-value="constituencywisesS24310.htm" calcext:value-type="string">
            <text:p>constituencywisesS2431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ehat</text:p>
          </table:table-cell>
          <table:table-cell table:formula="of:=CONCATENATE(&quot;constituencywises&quot;;[.A280];[.C280];&quot;.htm&quot;)" office:value-type="string" office:string-value="constituencywisesS241.htm" calcext:value-type="string">
            <text:p>constituencywisesS24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Belthara Road </text:p>
          </table:table-cell>
          <table:table-cell table:formula="of:=CONCATENATE(&quot;constituencywises&quot;;[.A281];[.C281];&quot;.htm&quot;)" office:value-type="string" office:string-value="constituencywisesS24357.htm" calcext:value-type="string">
            <text:p>constituencywisesS2435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Bhadohi</text:p>
          </table:table-cell>
          <table:table-cell table:formula="of:=CONCATENATE(&quot;constituencywises&quot;;[.A282];[.C282];&quot;.htm&quot;)" office:value-type="string" office:string-value="constituencywisesS24392.htm" calcext:value-type="string">
            <text:p>constituencywisesS2439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Bhagwantnagar</text:p>
          </table:table-cell>
          <table:table-cell table:formula="of:=CONCATENATE(&quot;constituencywises&quot;;[.A283];[.C283];&quot;.htm&quot;)" office:value-type="string" office:string-value="constituencywisesS24166.htm" calcext:value-type="string">
            <text:p>constituencywisesS2416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Bharthana </text:p>
          </table:table-cell>
          <table:table-cell table:formula="of:=CONCATENATE(&quot;constituencywises&quot;;[.A284];[.C284];&quot;.htm&quot;)" office:value-type="string" office:string-value="constituencywisesS24201.htm" calcext:value-type="string">
            <text:p>constituencywisesS2420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0" calcext:value-type="float">
            <text:p>340</text:p>
          </table:table-cell>
          <table:table-cell office:value-type="string" calcext:value-type="string">
            <text:p>Bhatpar Rani</text:p>
          </table:table-cell>
          <table:table-cell table:formula="of:=CONCATENATE(&quot;constituencywises&quot;;[.A285];[.C285];&quot;.htm&quot;)" office:value-type="string" office:string-value="constituencywisesS24340.htm" calcext:value-type="string">
            <text:p>constituencywisesS2434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Bhinga</text:p>
          </table:table-cell>
          <table:table-cell table:formula="of:=CONCATENATE(&quot;constituencywises&quot;;[.A286];[.C286];&quot;.htm&quot;)" office:value-type="string" office:string-value="constituencywisesS24289.htm" calcext:value-type="string">
            <text:p>constituencywisesS2428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Bhognipur</text:p>
          </table:table-cell>
          <table:table-cell table:formula="of:=CONCATENATE(&quot;constituencywises&quot;;[.A287];[.C287];&quot;.htm&quot;)" office:value-type="string" office:string-value="constituencywisesS24208.htm" calcext:value-type="string">
            <text:p>constituencywisesS2420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Bhojipura</text:p>
          </table:table-cell>
          <table:table-cell table:formula="of:=CONCATENATE(&quot;constituencywises&quot;;[.A288];[.C288];&quot;.htm&quot;)" office:value-type="string" office:string-value="constituencywisesS24120.htm" calcext:value-type="string">
            <text:p>constituencywisesS2412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Bhojpur</text:p>
          </table:table-cell>
          <table:table-cell table:formula="of:=CONCATENATE(&quot;constituencywises&quot;;[.A289];[.C289];&quot;.htm&quot;)" office:value-type="string" office:string-value="constituencywisesS24195.htm" calcext:value-type="string">
            <text:p>constituencywisesS2419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Bhongaon</text:p>
          </table:table-cell>
          <table:table-cell table:formula="of:=CONCATENATE(&quot;constituencywises&quot;;[.A290];[.C290];&quot;.htm&quot;)" office:value-type="string" office:string-value="constituencywisesS24108.htm" calcext:value-type="string">
            <text:p>constituencywisesS2410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Bidhuna</text:p>
          </table:table-cell>
          <table:table-cell table:formula="of:=CONCATENATE(&quot;constituencywises&quot;;[.A291];[.C291];&quot;.htm&quot;)" office:value-type="string" office:string-value="constituencywisesS24202.htm" calcext:value-type="string">
            <text:p>constituencywisesS2420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ijnor</text:p>
          </table:table-cell>
          <table:table-cell table:formula="of:=CONCATENATE(&quot;constituencywises&quot;;[.A292];[.C292];&quot;.htm&quot;)" office:value-type="string" office:string-value="constituencywisesS2422.htm" calcext:value-type="string">
            <text:p>constituencywisesS242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4" calcext:value-type="float">
            <text:p>274</text:p>
          </table:table-cell>
          <table:table-cell office:value-type="string" calcext:value-type="string">
            <text:p>Bikapur</text:p>
          </table:table-cell>
          <table:table-cell table:formula="of:=CONCATENATE(&quot;constituencywises&quot;;[.A293];[.C293];&quot;.htm&quot;)" office:value-type="string" office:string-value="constituencywisesS24274.htm" calcext:value-type="string">
            <text:p>constituencywisesS2427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ilari</text:p>
          </table:table-cell>
          <table:table-cell table:formula="of:=CONCATENATE(&quot;constituencywises&quot;;[.A294];[.C294];&quot;.htm&quot;)" office:value-type="string" office:string-value="constituencywisesS2430.htm" calcext:value-type="string">
            <text:p>constituencywisesS243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ilaspur</text:p>
          </table:table-cell>
          <table:table-cell table:formula="of:=CONCATENATE(&quot;constituencywises&quot;;[.A295];[.C295];&quot;.htm&quot;)" office:value-type="string" office:string-value="constituencywisesS2436.htm" calcext:value-type="string">
            <text:p>constituencywisesS243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Bilgram-Mallanwan</text:p>
          </table:table-cell>
          <table:table-cell table:formula="of:=CONCATENATE(&quot;constituencywises&quot;;[.A296];[.C296];&quot;.htm&quot;)" office:value-type="string" office:string-value="constituencywisesS24159.htm" calcext:value-type="string">
            <text:p>constituencywisesS2415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Bilhaur</text:p>
          </table:table-cell>
          <table:table-cell table:formula="of:=CONCATENATE(&quot;constituencywises&quot;;[.A297];[.C297];&quot;.htm&quot;)" office:value-type="string" office:string-value="constituencywisesS24209.htm" calcext:value-type="string">
            <text:p>constituencywisesS2420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Bilsi</text:p>
          </table:table-cell>
          <table:table-cell table:formula="of:=CONCATENATE(&quot;constituencywises&quot;;[.A298];[.C298];&quot;.htm&quot;)" office:value-type="string" office:string-value="constituencywisesS24114.htm" calcext:value-type="string">
            <text:p>constituencywisesS2411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9" calcext:value-type="float">
            <text:p>239</text:p>
          </table:table-cell>
          <table:table-cell office:value-type="string" calcext:value-type="string">
            <text:p>Bindki</text:p>
          </table:table-cell>
          <table:table-cell table:formula="of:=CONCATENATE(&quot;constituencywises&quot;;[.A299];[.C299];&quot;.htm&quot;)" office:value-type="string" office:string-value="constituencywisesS24239.htm" calcext:value-type="string">
            <text:p>constituencywisesS2423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Bisalpur</text:p>
          </table:table-cell>
          <table:table-cell table:formula="of:=CONCATENATE(&quot;constituencywises&quot;;[.A300];[.C300];&quot;.htm&quot;)" office:value-type="string" office:string-value="constituencywisesS24130.htm" calcext:value-type="string">
            <text:p>constituencywisesS2413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Bisauli </text:p>
          </table:table-cell>
          <table:table-cell table:formula="of:=CONCATENATE(&quot;constituencywises&quot;;[.A301];[.C301];&quot;.htm&quot;)" office:value-type="string" office:string-value="constituencywisesS24112.htm" calcext:value-type="string">
            <text:p>constituencywisesS2411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Biswan</text:p>
          </table:table-cell>
          <table:table-cell table:formula="of:=CONCATENATE(&quot;constituencywises&quot;;[.A302];[.C302];&quot;.htm&quot;)" office:value-type="string" office:string-value="constituencywisesS24149.htm" calcext:value-type="string">
            <text:p>constituencywisesS2414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Bithari Chainpur</text:p>
          </table:table-cell>
          <table:table-cell table:formula="of:=CONCATENATE(&quot;constituencywises&quot;;[.A303];[.C303];&quot;.htm&quot;)" office:value-type="string" office:string-value="constituencywisesS24123.htm" calcext:value-type="string">
            <text:p>constituencywisesS2412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Bithoor</text:p>
          </table:table-cell>
          <table:table-cell table:formula="of:=CONCATENATE(&quot;constituencywises&quot;;[.A304];[.C304];&quot;.htm&quot;)" office:value-type="string" office:string-value="constituencywisesS24210.htm" calcext:value-type="string">
            <text:p>constituencywisesS2421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udhana</text:p>
          </table:table-cell>
          <table:table-cell table:formula="of:=CONCATENATE(&quot;constituencywises&quot;;[.A305];[.C305];&quot;.htm&quot;)" office:value-type="string" office:string-value="constituencywisesS2411.htm" calcext:value-type="string">
            <text:p>constituencywisesS241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Bulandshahr</text:p>
          </table:table-cell>
          <table:table-cell table:formula="of:=CONCATENATE(&quot;constituencywises&quot;;[.A306];[.C306];&quot;.htm&quot;)" office:value-type="string" office:string-value="constituencywisesS2465.htm" calcext:value-type="string">
            <text:p>constituencywisesS246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Caimpiyarganj</text:p>
          </table:table-cell>
          <table:table-cell table:formula="of:=CONCATENATE(&quot;constituencywises&quot;;[.A307];[.C307];&quot;.htm&quot;)" office:value-type="string" office:string-value="constituencywisesS24320.htm" calcext:value-type="string">
            <text:p>constituencywisesS2432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3" calcext:value-type="float">
            <text:p>253</text:p>
          </table:table-cell>
          <table:table-cell office:value-type="string" calcext:value-type="string">
            <text:p>Chail</text:p>
          </table:table-cell>
          <table:table-cell table:formula="of:=CONCATENATE(&quot;constituencywises&quot;;[.A308];[.C308];&quot;.htm&quot;)" office:value-type="string" office:string-value="constituencywisesS24253.htm" calcext:value-type="string">
            <text:p>constituencywisesS2425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Chakia </text:p>
          </table:table-cell>
          <table:table-cell table:formula="of:=CONCATENATE(&quot;constituencywises&quot;;[.A309];[.C309];&quot;.htm&quot;)" office:value-type="string" office:string-value="constituencywisesS24383.htm" calcext:value-type="string">
            <text:p>constituencywisesS2438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hamraua</text:p>
          </table:table-cell>
          <table:table-cell table:formula="of:=CONCATENATE(&quot;constituencywises&quot;;[.A310];[.C310];&quot;.htm&quot;)" office:value-type="string" office:string-value="constituencywisesS2435.htm" calcext:value-type="string">
            <text:p>constituencywisesS243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handausi </text:p>
          </table:table-cell>
          <table:table-cell table:formula="of:=CONCATENATE(&quot;constituencywises&quot;;[.A311];[.C311];&quot;.htm&quot;)" office:value-type="string" office:string-value="constituencywisesS2431.htm" calcext:value-type="string">
            <text:p>constituencywisesS243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andpur</text:p>
          </table:table-cell>
          <table:table-cell table:formula="of:=CONCATENATE(&quot;constituencywises&quot;;[.A312];[.C312];&quot;.htm&quot;)" office:value-type="string" office:string-value="constituencywisesS2423.htm" calcext:value-type="string">
            <text:p>constituencywisesS242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Charkhari</text:p>
          </table:table-cell>
          <table:table-cell table:formula="of:=CONCATENATE(&quot;constituencywises&quot;;[.A313];[.C313];&quot;.htm&quot;)" office:value-type="string" office:string-value="constituencywisesS24231.htm" calcext:value-type="string">
            <text:p>constituencywisesS2423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harthawal</text:p>
          </table:table-cell>
          <table:table-cell table:formula="of:=CONCATENATE(&quot;constituencywises&quot;;[.A314];[.C314];&quot;.htm&quot;)" office:value-type="string" office:string-value="constituencywisesS2412.htm" calcext:value-type="string">
            <text:p>constituencywisesS241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6" calcext:value-type="float">
            <text:p>326</text:p>
          </table:table-cell>
          <table:table-cell office:value-type="string" calcext:value-type="string">
            <text:p>Chauri-Chaura</text:p>
          </table:table-cell>
          <table:table-cell table:formula="of:=CONCATENATE(&quot;constituencywises&quot;;[.A315];[.C315];&quot;.htm&quot;)" office:value-type="string" office:string-value="constituencywisesS24326.htm" calcext:value-type="string">
            <text:p>constituencywisesS2432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Chhanbey </text:p>
          </table:table-cell>
          <table:table-cell table:formula="of:=CONCATENATE(&quot;constituencywises&quot;;[.A316];[.C316];&quot;.htm&quot;)" office:value-type="string" office:string-value="constituencywisesS24395.htm" calcext:value-type="string">
            <text:p>constituencywisesS2439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hhaprauli</text:p>
          </table:table-cell>
          <table:table-cell table:formula="of:=CONCATENATE(&quot;constituencywises&quot;;[.A317];[.C317];&quot;.htm&quot;)" office:value-type="string" office:string-value="constituencywisesS2450.htm" calcext:value-type="string">
            <text:p>constituencywisesS245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Chharra</text:p>
          </table:table-cell>
          <table:table-cell table:formula="of:=CONCATENATE(&quot;constituencywises&quot;;[.A318];[.C318];&quot;.htm&quot;)" office:value-type="string" office:string-value="constituencywisesS2474.htm" calcext:value-type="string">
            <text:p>constituencywisesS247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Chhata</text:p>
          </table:table-cell>
          <table:table-cell table:formula="of:=CONCATENATE(&quot;constituencywises&quot;;[.A319];[.C319];&quot;.htm&quot;)" office:value-type="string" office:string-value="constituencywisesS2481.htm" calcext:value-type="string">
            <text:p>constituencywisesS248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hhibramau</text:p>
          </table:table-cell>
          <table:table-cell table:formula="of:=CONCATENATE(&quot;constituencywises&quot;;[.A320];[.C320];&quot;.htm&quot;)" office:value-type="string" office:string-value="constituencywisesS24196.htm" calcext:value-type="string">
            <text:p>constituencywisesS2419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Chillupar</text:p>
          </table:table-cell>
          <table:table-cell table:formula="of:=CONCATENATE(&quot;constituencywises&quot;;[.A321];[.C321];&quot;.htm&quot;)" office:value-type="string" office:string-value="constituencywisesS24328.htm" calcext:value-type="string">
            <text:p>constituencywisesS2432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Chitrakoot</text:p>
          </table:table-cell>
          <table:table-cell table:formula="of:=CONCATENATE(&quot;constituencywises&quot;;[.A322];[.C322];&quot;.htm&quot;)" office:value-type="string" office:string-value="constituencywisesS24236.htm" calcext:value-type="string">
            <text:p>constituencywisesS2423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Chunar</text:p>
          </table:table-cell>
          <table:table-cell table:formula="of:=CONCATENATE(&quot;constituencywises&quot;;[.A323];[.C323];&quot;.htm&quot;)" office:value-type="string" office:string-value="constituencywisesS24398.htm" calcext:value-type="string">
            <text:p>constituencywisesS2439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Colonelganj</text:p>
          </table:table-cell>
          <table:table-cell table:formula="of:=CONCATENATE(&quot;constituencywises&quot;;[.A324];[.C324];&quot;.htm&quot;)" office:value-type="string" office:string-value="constituencywisesS24298.htm" calcext:value-type="string">
            <text:p>constituencywisesS2429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Dadraul</text:p>
          </table:table-cell>
          <table:table-cell table:formula="of:=CONCATENATE(&quot;constituencywises&quot;;[.A325];[.C325];&quot;.htm&quot;)" office:value-type="string" office:string-value="constituencywisesS24136.htm" calcext:value-type="string">
            <text:p>constituencywisesS2413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adri</text:p>
          </table:table-cell>
          <table:table-cell table:formula="of:=CONCATENATE(&quot;constituencywises&quot;;[.A326];[.C326];&quot;.htm&quot;)" office:value-type="string" office:string-value="constituencywisesS2462.htm" calcext:value-type="string">
            <text:p>constituencywisesS246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Dariyabad</text:p>
          </table:table-cell>
          <table:table-cell table:formula="of:=CONCATENATE(&quot;constituencywises&quot;;[.A327];[.C327];&quot;.htm&quot;)" office:value-type="string" office:string-value="constituencywisesS24270.htm" calcext:value-type="string">
            <text:p>constituencywisesS2427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Dataganj</text:p>
          </table:table-cell>
          <table:table-cell table:formula="of:=CONCATENATE(&quot;constituencywises&quot;;[.A328];[.C328];&quot;.htm&quot;)" office:value-type="string" office:string-value="constituencywisesS24117.htm" calcext:value-type="string">
            <text:p>constituencywisesS2411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ebai</text:p>
          </table:table-cell>
          <table:table-cell table:formula="of:=CONCATENATE(&quot;constituencywises&quot;;[.A329];[.C329];&quot;.htm&quot;)" office:value-type="string" office:string-value="constituencywisesS2468.htm" calcext:value-type="string">
            <text:p>constituencywisesS246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oband</text:p>
          </table:table-cell>
          <table:table-cell table:formula="of:=CONCATENATE(&quot;constituencywises&quot;;[.A330];[.C330];&quot;.htm&quot;)" office:value-type="string" office:string-value="constituencywisesS245.htm" calcext:value-type="string">
            <text:p>constituencywisesS24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7" calcext:value-type="float">
            <text:p>337</text:p>
          </table:table-cell>
          <table:table-cell office:value-type="string" calcext:value-type="string">
            <text:p>Deoria</text:p>
          </table:table-cell>
          <table:table-cell table:formula="of:=CONCATENATE(&quot;constituencywises&quot;;[.A331];[.C331];&quot;.htm&quot;)" office:value-type="string" office:string-value="constituencywisesS24337.htm" calcext:value-type="string">
            <text:p>constituencywisesS2433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hampur</text:p>
          </table:table-cell>
          <table:table-cell table:formula="of:=CONCATENATE(&quot;constituencywises&quot;;[.A332];[.C332];&quot;.htm&quot;)" office:value-type="string" office:string-value="constituencywisesS2420.htm" calcext:value-type="string">
            <text:p>constituencywisesS242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Dhanaura </text:p>
          </table:table-cell>
          <table:table-cell table:formula="of:=CONCATENATE(&quot;constituencywises&quot;;[.A333];[.C333];&quot;.htm&quot;)" office:value-type="string" office:string-value="constituencywisesS2439.htm" calcext:value-type="string">
            <text:p>constituencywisesS243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Dhanghata </text:p>
          </table:table-cell>
          <table:table-cell table:formula="of:=CONCATENATE(&quot;constituencywises&quot;;[.A334];[.C334];&quot;.htm&quot;)" office:value-type="string" office:string-value="constituencywisesS24314.htm" calcext:value-type="string">
            <text:p>constituencywisesS2431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HAURAHRA</text:p>
          </table:table-cell>
          <table:table-cell table:formula="of:=CONCATENATE(&quot;constituencywises&quot;;[.A335];[.C335];&quot;.htm&quot;)" office:value-type="string" office:string-value="constituencywisesS24141.htm" calcext:value-type="string">
            <text:p>constituencywisesS2414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Dholana</text:p>
          </table:table-cell>
          <table:table-cell table:formula="of:=CONCATENATE(&quot;constituencywises&quot;;[.A336];[.C336];&quot;.htm&quot;)" office:value-type="string" office:string-value="constituencywisesS2458.htm" calcext:value-type="string">
            <text:p>constituencywisesS245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Dibiyapur</text:p>
          </table:table-cell>
          <table:table-cell table:formula="of:=CONCATENATE(&quot;constituencywises&quot;;[.A337];[.C337];&quot;.htm&quot;)" office:value-type="string" office:string-value="constituencywisesS24203.htm" calcext:value-type="string">
            <text:p>constituencywisesS2420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Didarganj</text:p>
          </table:table-cell>
          <table:table-cell table:formula="of:=CONCATENATE(&quot;constituencywises&quot;;[.A338];[.C338];&quot;.htm&quot;)" office:value-type="string" office:string-value="constituencywisesS24350.htm" calcext:value-type="string">
            <text:p>constituencywisesS2435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Doomariyaganj</text:p>
          </table:table-cell>
          <table:table-cell table:formula="of:=CONCATENATE(&quot;constituencywises&quot;;[.A339];[.C339];&quot;.htm&quot;)" office:value-type="string" office:string-value="constituencywisesS24306.htm" calcext:value-type="string">
            <text:p>constituencywisesS2430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Duddhi </text:p>
          </table:table-cell>
          <table:table-cell table:formula="of:=CONCATENATE(&quot;constituencywises&quot;;[.A340];[.C340];&quot;.htm&quot;)" office:value-type="string" office:string-value="constituencywisesS24403.htm" calcext:value-type="string">
            <text:p>constituencywisesS2440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Etah</text:p>
          </table:table-cell>
          <table:table-cell table:formula="of:=CONCATENATE(&quot;constituencywises&quot;;[.A341];[.C341];&quot;.htm&quot;)" office:value-type="string" office:string-value="constituencywisesS24104.htm" calcext:value-type="string">
            <text:p>constituencywisesS2410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Etawah</text:p>
          </table:table-cell>
          <table:table-cell table:formula="of:=CONCATENATE(&quot;constituencywises&quot;;[.A342];[.C342];&quot;.htm&quot;)" office:value-type="string" office:string-value="constituencywisesS24200.htm" calcext:value-type="string">
            <text:p>constituencywisesS2420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Etmadpur</text:p>
          </table:table-cell>
          <table:table-cell table:formula="of:=CONCATENATE(&quot;constituencywises&quot;;[.A343];[.C343];&quot;.htm&quot;)" office:value-type="string" office:string-value="constituencywisesS2486.htm" calcext:value-type="string">
            <text:p>constituencywisesS248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Faridpur</text:p>
          </table:table-cell>
          <table:table-cell table:formula="of:=CONCATENATE(&quot;constituencywises&quot;;[.A344];[.C344];&quot;.htm&quot;)" office:value-type="string" office:string-value="constituencywisesS24122.htm" calcext:value-type="string">
            <text:p>constituencywisesS2412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Farrukhabad</text:p>
          </table:table-cell>
          <table:table-cell table:formula="of:=CONCATENATE(&quot;constituencywises&quot;;[.A345];[.C345];&quot;.htm&quot;)" office:value-type="string" office:string-value="constituencywisesS24194.htm" calcext:value-type="string">
            <text:p>constituencywisesS2419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Fatehabad</text:p>
          </table:table-cell>
          <table:table-cell table:formula="of:=CONCATENATE(&quot;constituencywises&quot;;[.A346];[.C346];&quot;.htm&quot;)" office:value-type="string" office:string-value="constituencywisesS2493.htm" calcext:value-type="string">
            <text:p>constituencywisesS249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Fatehpur <text:s text:c="2"/></text:p>
          </table:table-cell>
          <table:table-cell table:formula="of:=CONCATENATE(&quot;constituencywises&quot;;[.A347];[.C347];&quot;.htm&quot;)" office:value-type="string" office:string-value="constituencywisesS24240.htm" calcext:value-type="string">
            <text:p>constituencywisesS2424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Fatehpur Sikri</text:p>
          </table:table-cell>
          <table:table-cell table:formula="of:=CONCATENATE(&quot;constituencywises&quot;;[.A348];[.C348];&quot;.htm&quot;)" office:value-type="string" office:string-value="constituencywisesS2491.htm" calcext:value-type="string">
            <text:p>constituencywisesS249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Fazilnagar</text:p>
          </table:table-cell>
          <table:table-cell table:formula="of:=CONCATENATE(&quot;constituencywises&quot;;[.A349];[.C349];&quot;.htm&quot;)" office:value-type="string" office:string-value="constituencywisesS24332.htm" calcext:value-type="string">
            <text:p>constituencywisesS2433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Firozabad</text:p>
          </table:table-cell>
          <table:table-cell table:formula="of:=CONCATENATE(&quot;constituencywises&quot;;[.A350];[.C350];&quot;.htm&quot;)" office:value-type="string" office:string-value="constituencywisesS2497.htm" calcext:value-type="string">
            <text:p>constituencywisesS249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Gainsari</text:p>
          </table:table-cell>
          <table:table-cell table:formula="of:=CONCATENATE(&quot;constituencywises&quot;;[.A351];[.C351];&quot;.htm&quot;)" office:value-type="string" office:string-value="constituencywisesS24292.htm" calcext:value-type="string">
            <text:p>constituencywisesS2429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angoh</text:p>
          </table:table-cell>
          <table:table-cell table:formula="of:=CONCATENATE(&quot;constituencywises&quot;;[.A352];[.C352];&quot;.htm&quot;)" office:value-type="string" office:string-value="constituencywisesS247.htm" calcext:value-type="string">
            <text:p>constituencywisesS24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Garautha</text:p>
          </table:table-cell>
          <table:table-cell table:formula="of:=CONCATENATE(&quot;constituencywises&quot;;[.A353];[.C353];&quot;.htm&quot;)" office:value-type="string" office:string-value="constituencywisesS24225.htm" calcext:value-type="string">
            <text:p>constituencywisesS2422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Garhmukteshwar</text:p>
          </table:table-cell>
          <table:table-cell table:formula="of:=CONCATENATE(&quot;constituencywises&quot;;[.A354];[.C354];&quot;.htm&quot;)" office:value-type="string" office:string-value="constituencywisesS2460.htm" calcext:value-type="string">
            <text:p>constituencywisesS246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Gaura</text:p>
          </table:table-cell>
          <table:table-cell table:formula="of:=CONCATENATE(&quot;constituencywises&quot;;[.A355];[.C355];&quot;.htm&quot;)" office:value-type="string" office:string-value="constituencywisesS24301.htm" calcext:value-type="string">
            <text:p>constituencywisesS2430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Gauriganj</text:p>
          </table:table-cell>
          <table:table-cell table:formula="of:=CONCATENATE(&quot;constituencywises&quot;;[.A356];[.C356];&quot;.htm&quot;)" office:value-type="string" office:string-value="constituencywisesS24185.htm" calcext:value-type="string">
            <text:p>constituencywisesS2418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Ghatampur </text:p>
          </table:table-cell>
          <table:table-cell table:formula="of:=CONCATENATE(&quot;constituencywises&quot;;[.A357];[.C357];&quot;.htm&quot;)" office:value-type="string" office:string-value="constituencywisesS24218.htm" calcext:value-type="string">
            <text:p>constituencywisesS2421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haziabad</text:p>
          </table:table-cell>
          <table:table-cell table:formula="of:=CONCATENATE(&quot;constituencywises&quot;;[.A358];[.C358];&quot;.htm&quot;)" office:value-type="string" office:string-value="constituencywisesS2456.htm" calcext:value-type="string">
            <text:p>constituencywisesS245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Ghazipur</text:p>
          </table:table-cell>
          <table:table-cell table:formula="of:=CONCATENATE(&quot;constituencywises&quot;;[.A359];[.C359];&quot;.htm&quot;)" office:value-type="string" office:string-value="constituencywisesS24375.htm" calcext:value-type="string">
            <text:p>constituencywisesS2437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Ghorawal</text:p>
          </table:table-cell>
          <table:table-cell table:formula="of:=CONCATENATE(&quot;constituencywises&quot;;[.A360];[.C360];&quot;.htm&quot;)" office:value-type="string" office:string-value="constituencywisesS24400.htm" calcext:value-type="string">
            <text:p>constituencywisesS2440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Ghosi</text:p>
          </table:table-cell>
          <table:table-cell table:formula="of:=CONCATENATE(&quot;constituencywises&quot;;[.A361];[.C361];&quot;.htm&quot;)" office:value-type="string" office:string-value="constituencywisesS24354.htm" calcext:value-type="string">
            <text:p>constituencywisesS2435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OLA GOKRANNATH</text:p>
          </table:table-cell>
          <table:table-cell table:formula="of:=CONCATENATE(&quot;constituencywises&quot;;[.A362];[.C362];&quot;.htm&quot;)" office:value-type="string" office:string-value="constituencywisesS24139.htm" calcext:value-type="string">
            <text:p>constituencywisesS2413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6" calcext:value-type="float">
            <text:p>296</text:p>
          </table:table-cell>
          <table:table-cell office:value-type="string" calcext:value-type="string">
            <text:p>Gonda</text:p>
          </table:table-cell>
          <table:table-cell table:formula="of:=CONCATENATE(&quot;constituencywises&quot;;[.A363];[.C363];&quot;.htm&quot;)" office:value-type="string" office:string-value="constituencywisesS24296.htm" calcext:value-type="string">
            <text:p>constituencywisesS2429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4" calcext:value-type="float">
            <text:p>344</text:p>
          </table:table-cell>
          <table:table-cell office:value-type="string" calcext:value-type="string">
            <text:p>Gopalpur</text:p>
          </table:table-cell>
          <table:table-cell table:formula="of:=CONCATENATE(&quot;constituencywises&quot;;[.A364];[.C364];&quot;.htm&quot;)" office:value-type="string" office:string-value="constituencywisesS24344.htm" calcext:value-type="string">
            <text:p>constituencywisesS2434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opamau </text:p>
          </table:table-cell>
          <table:table-cell table:formula="of:=CONCATENATE(&quot;constituencywises&quot;;[.A365];[.C365];&quot;.htm&quot;)" office:value-type="string" office:string-value="constituencywisesS24157.htm" calcext:value-type="string">
            <text:p>constituencywisesS2415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Gorakhpur Rural</text:p>
          </table:table-cell>
          <table:table-cell table:formula="of:=CONCATENATE(&quot;constituencywises&quot;;[.A366];[.C366];&quot;.htm&quot;)" office:value-type="string" office:string-value="constituencywisesS24323.htm" calcext:value-type="string">
            <text:p>constituencywisesS2432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Gorakhpur Urban</text:p>
          </table:table-cell>
          <table:table-cell table:formula="of:=CONCATENATE(&quot;constituencywises&quot;;[.A367];[.C367];&quot;.htm&quot;)" office:value-type="string" office:string-value="constituencywisesS24322.htm" calcext:value-type="string">
            <text:p>constituencywisesS2432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6" calcext:value-type="float">
            <text:p>276</text:p>
          </table:table-cell>
          <table:table-cell office:value-type="string" calcext:value-type="string">
            <text:p>Goshainganj</text:p>
          </table:table-cell>
          <table:table-cell table:formula="of:=CONCATENATE(&quot;constituencywises&quot;;[.A368];[.C368];&quot;.htm&quot;)" office:value-type="string" office:string-value="constituencywisesS24276.htm" calcext:value-type="string">
            <text:p>constituencywisesS2427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Goverdhan</text:p>
          </table:table-cell>
          <table:table-cell table:formula="of:=CONCATENATE(&quot;constituencywises&quot;;[.A369];[.C369];&quot;.htm&quot;)" office:value-type="string" office:string-value="constituencywisesS2483.htm" calcext:value-type="string">
            <text:p>constituencywisesS248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Govindnagar</text:p>
          </table:table-cell>
          <table:table-cell table:formula="of:=CONCATENATE(&quot;constituencywises&quot;;[.A370];[.C370];&quot;.htm&quot;)" office:value-type="string" office:string-value="constituencywisesS24212.htm" calcext:value-type="string">
            <text:p>constituencywisesS2421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Gunnaur</text:p>
          </table:table-cell>
          <table:table-cell table:formula="of:=CONCATENATE(&quot;constituencywises&quot;;[.A371];[.C371];&quot;.htm&quot;)" office:value-type="string" office:string-value="constituencywisesS24111.htm" calcext:value-type="string">
            <text:p>constituencywisesS2411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Gyanpur</text:p>
          </table:table-cell>
          <table:table-cell table:formula="of:=CONCATENATE(&quot;constituencywises&quot;;[.A372];[.C372];&quot;.htm&quot;)" office:value-type="string" office:string-value="constituencywisesS24393.htm" calcext:value-type="string">
            <text:p>constituencywisesS2439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Haidergarh </text:p>
          </table:table-cell>
          <table:table-cell table:formula="of:=CONCATENATE(&quot;constituencywises&quot;;[.A373];[.C373];&quot;.htm&quot;)" office:value-type="string" office:string-value="constituencywisesS24272.htm" calcext:value-type="string">
            <text:p>constituencywisesS2427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8" calcext:value-type="float">
            <text:p>228</text:p>
          </table:table-cell>
          <table:table-cell office:value-type="string" calcext:value-type="string">
            <text:p>Hamirpur</text:p>
          </table:table-cell>
          <table:table-cell table:formula="of:=CONCATENATE(&quot;constituencywises&quot;;[.A374];[.C374];&quot;.htm&quot;)" office:value-type="string" office:string-value="constituencywisesS24228.htm" calcext:value-type="string">
            <text:p>constituencywisesS2422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Handia</text:p>
          </table:table-cell>
          <table:table-cell table:formula="of:=CONCATENATE(&quot;constituencywises&quot;;[.A375];[.C375];&quot;.htm&quot;)" office:value-type="string" office:string-value="constituencywisesS24258.htm" calcext:value-type="string">
            <text:p>constituencywisesS2425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apur </text:p>
          </table:table-cell>
          <table:table-cell table:formula="of:=CONCATENATE(&quot;constituencywises&quot;;[.A376];[.C376];&quot;.htm&quot;)" office:value-type="string" office:string-value="constituencywisesS2459.htm" calcext:value-type="string">
            <text:p>constituencywisesS245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Harchandpur</text:p>
          </table:table-cell>
          <table:table-cell table:formula="of:=CONCATENATE(&quot;constituencywises&quot;;[.A377];[.C377];&quot;.htm&quot;)" office:value-type="string" office:string-value="constituencywisesS24179.htm" calcext:value-type="string">
            <text:p>constituencywisesS2417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Hardoi</text:p>
          </table:table-cell>
          <table:table-cell table:formula="of:=CONCATENATE(&quot;constituencywises&quot;;[.A378];[.C378];&quot;.htm&quot;)" office:value-type="string" office:string-value="constituencywisesS24156.htm" calcext:value-type="string">
            <text:p>constituencywisesS2415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Hargaon </text:p>
          </table:table-cell>
          <table:table-cell table:formula="of:=CONCATENATE(&quot;constituencywises&quot;;[.A379];[.C379];&quot;.htm&quot;)" office:value-type="string" office:string-value="constituencywisesS24147.htm" calcext:value-type="string">
            <text:p>constituencywisesS2414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Harraiya</text:p>
          </table:table-cell>
          <table:table-cell table:formula="of:=CONCATENATE(&quot;constituencywises&quot;;[.A380];[.C380];&quot;.htm&quot;)" office:value-type="string" office:string-value="constituencywisesS24307.htm" calcext:value-type="string">
            <text:p>constituencywisesS2430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asanpur</text:p>
          </table:table-cell>
          <table:table-cell table:formula="of:=CONCATENATE(&quot;constituencywises&quot;;[.A381];[.C381];&quot;.htm&quot;)" office:value-type="string" office:string-value="constituencywisesS2442.htm" calcext:value-type="string">
            <text:p>constituencywisesS244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astinapur </text:p>
          </table:table-cell>
          <table:table-cell table:formula="of:=CONCATENATE(&quot;constituencywises&quot;;[.A382];[.C382];&quot;.htm&quot;)" office:value-type="string" office:string-value="constituencywisesS2445.htm" calcext:value-type="string">
            <text:p>constituencywisesS244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Hata</text:p>
          </table:table-cell>
          <table:table-cell table:formula="of:=CONCATENATE(&quot;constituencywises&quot;;[.A383];[.C383];&quot;.htm&quot;)" office:value-type="string" office:string-value="constituencywisesS24334.htm" calcext:value-type="string">
            <text:p>constituencywisesS2433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Hathras </text:p>
          </table:table-cell>
          <table:table-cell table:formula="of:=CONCATENATE(&quot;constituencywises&quot;;[.A384];[.C384];&quot;.htm&quot;)" office:value-type="string" office:string-value="constituencywisesS2478.htm" calcext:value-type="string">
            <text:p>constituencywisesS247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2" calcext:value-type="float">
            <text:p>242</text:p>
          </table:table-cell>
          <table:table-cell office:value-type="string" calcext:value-type="string">
            <text:p>Husainganj</text:p>
          </table:table-cell>
          <table:table-cell table:formula="of:=CONCATENATE(&quot;constituencywises&quot;;[.A385];[.C385];&quot;.htm&quot;)" office:value-type="string" office:string-value="constituencywisesS24242.htm" calcext:value-type="string">
            <text:p>constituencywisesS2424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Iglas </text:p>
          </table:table-cell>
          <table:table-cell table:formula="of:=CONCATENATE(&quot;constituencywises&quot;;[.A386];[.C386];&quot;.htm&quot;)" office:value-type="string" office:string-value="constituencywisesS2477.htm" calcext:value-type="string">
            <text:p>constituencywisesS247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Isauli</text:p>
          </table:table-cell>
          <table:table-cell table:formula="of:=CONCATENATE(&quot;constituencywises&quot;;[.A387];[.C387];&quot;.htm&quot;)" office:value-type="string" office:string-value="constituencywisesS24187.htm" calcext:value-type="string">
            <text:p>constituencywisesS2418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Itwa</text:p>
          </table:table-cell>
          <table:table-cell table:formula="of:=CONCATENATE(&quot;constituencywises&quot;;[.A388];[.C388];&quot;.htm&quot;)" office:value-type="string" office:string-value="constituencywisesS24305.htm" calcext:value-type="string">
            <text:p>constituencywisesS2430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Jagdishpur </text:p>
          </table:table-cell>
          <table:table-cell table:formula="of:=CONCATENATE(&quot;constituencywises&quot;;[.A389];[.C389];&quot;.htm&quot;)" office:value-type="string" office:string-value="constituencywisesS24184.htm" calcext:value-type="string">
            <text:p>constituencywisesS2418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Jahanabad</text:p>
          </table:table-cell>
          <table:table-cell table:formula="of:=CONCATENATE(&quot;constituencywises&quot;;[.A390];[.C390];&quot;.htm&quot;)" office:value-type="string" office:string-value="constituencywisesS24238.htm" calcext:value-type="string">
            <text:p>constituencywisesS2423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Jakhanian </text:p>
          </table:table-cell>
          <table:table-cell table:formula="of:=CONCATENATE(&quot;constituencywises&quot;;[.A391];[.C391];&quot;.htm&quot;)" office:value-type="string" office:string-value="constituencywisesS24373.htm" calcext:value-type="string">
            <text:p>constituencywisesS2437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Jalalabad</text:p>
          </table:table-cell>
          <table:table-cell table:formula="of:=CONCATENATE(&quot;constituencywises&quot;;[.A392];[.C392];&quot;.htm&quot;)" office:value-type="string" office:string-value="constituencywisesS24132.htm" calcext:value-type="string">
            <text:p>constituencywisesS2413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Jalalpur</text:p>
          </table:table-cell>
          <table:table-cell table:formula="of:=CONCATENATE(&quot;constituencywises&quot;;[.A393];[.C393];&quot;.htm&quot;)" office:value-type="string" office:string-value="constituencywisesS24280.htm" calcext:value-type="string">
            <text:p>constituencywisesS2428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Jalesar </text:p>
          </table:table-cell>
          <table:table-cell table:formula="of:=CONCATENATE(&quot;constituencywises&quot;;[.A394];[.C394];&quot;.htm&quot;)" office:value-type="string" office:string-value="constituencywisesS24106.htm" calcext:value-type="string">
            <text:p>constituencywisesS2410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Jangipur</text:p>
          </table:table-cell>
          <table:table-cell table:formula="of:=CONCATENATE(&quot;constituencywises&quot;;[.A395];[.C395];&quot;.htm&quot;)" office:value-type="string" office:string-value="constituencywisesS24376.htm" calcext:value-type="string">
            <text:p>constituencywisesS2437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Jasrana</text:p>
          </table:table-cell>
          <table:table-cell table:formula="of:=CONCATENATE(&quot;constituencywises&quot;;[.A396];[.C396];&quot;.htm&quot;)" office:value-type="string" office:string-value="constituencywisesS2496.htm" calcext:value-type="string">
            <text:p>constituencywisesS249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Jaswantnagar</text:p>
          </table:table-cell>
          <table:table-cell table:formula="of:=CONCATENATE(&quot;constituencywises&quot;;[.A397];[.C397];&quot;.htm&quot;)" office:value-type="string" office:string-value="constituencywisesS24199.htm" calcext:value-type="string">
            <text:p>constituencywisesS2419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Jaunpur</text:p>
          </table:table-cell>
          <table:table-cell table:formula="of:=CONCATENATE(&quot;constituencywises&quot;;[.A398];[.C398];&quot;.htm&quot;)" office:value-type="string" office:string-value="constituencywisesS24366.htm" calcext:value-type="string">
            <text:p>constituencywisesS2436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Jewar</text:p>
          </table:table-cell>
          <table:table-cell table:formula="of:=CONCATENATE(&quot;constituencywises&quot;;[.A399];[.C399];&quot;.htm&quot;)" office:value-type="string" office:string-value="constituencywisesS2463.htm" calcext:value-type="string">
            <text:p>constituencywisesS246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3" calcext:value-type="float">
            <text:p>223</text:p>
          </table:table-cell>
          <table:table-cell office:value-type="string" calcext:value-type="string">
            <text:p>Jhansi Nagar</text:p>
          </table:table-cell>
          <table:table-cell table:formula="of:=CONCATENATE(&quot;constituencywises&quot;;[.A400];[.C400];&quot;.htm&quot;)" office:value-type="string" office:string-value="constituencywisesS24223.htm" calcext:value-type="string">
            <text:p>constituencywisesS2422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Kadipur </text:p>
          </table:table-cell>
          <table:table-cell table:formula="of:=CONCATENATE(&quot;constituencywises&quot;;[.A401];[.C401];&quot;.htm&quot;)" office:value-type="string" office:string-value="constituencywisesS24191.htm" calcext:value-type="string">
            <text:p>constituencywisesS2419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Kaimganj </text:p>
          </table:table-cell>
          <table:table-cell table:formula="of:=CONCATENATE(&quot;constituencywises&quot;;[.A402];[.C402];&quot;.htm&quot;)" office:value-type="string" office:string-value="constituencywisesS24192.htm" calcext:value-type="string">
            <text:p>constituencywisesS2419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Kairana</text:p>
          </table:table-cell>
          <table:table-cell table:formula="of:=CONCATENATE(&quot;constituencywises&quot;;[.A403];[.C403];&quot;.htm&quot;)" office:value-type="string" office:string-value="constituencywisesS248.htm" calcext:value-type="string">
            <text:p>constituencywisesS24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Kaiserganj</text:p>
          </table:table-cell>
          <table:table-cell table:formula="of:=CONCATENATE(&quot;constituencywises&quot;;[.A404];[.C404];&quot;.htm&quot;)" office:value-type="string" office:string-value="constituencywisesS24288.htm" calcext:value-type="string">
            <text:p>constituencywisesS2428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Kalpi</text:p>
          </table:table-cell>
          <table:table-cell table:formula="of:=CONCATENATE(&quot;constituencywises&quot;;[.A405];[.C405];&quot;.htm&quot;)" office:value-type="string" office:string-value="constituencywisesS24220.htm" calcext:value-type="string">
            <text:p>constituencywisesS2422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Kalyanpur</text:p>
          </table:table-cell>
          <table:table-cell table:formula="of:=CONCATENATE(&quot;constituencywises&quot;;[.A406];[.C406];&quot;.htm&quot;)" office:value-type="string" office:string-value="constituencywisesS24211.htm" calcext:value-type="string">
            <text:p>constituencywisesS2421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Kannauj </text:p>
          </table:table-cell>
          <table:table-cell table:formula="of:=CONCATENATE(&quot;constituencywises&quot;;[.A407];[.C407];&quot;.htm&quot;)" office:value-type="string" office:string-value="constituencywisesS24198.htm" calcext:value-type="string">
            <text:p>constituencywisesS2419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Kanpur Cantt.</text:p>
          </table:table-cell>
          <table:table-cell table:formula="of:=CONCATENATE(&quot;constituencywises&quot;;[.A408];[.C408];&quot;.htm&quot;)" office:value-type="string" office:string-value="constituencywisesS24216.htm" calcext:value-type="string">
            <text:p>constituencywisesS2421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Kanth</text:p>
          </table:table-cell>
          <table:table-cell table:formula="of:=CONCATENATE(&quot;constituencywises&quot;;[.A409];[.C409];&quot;.htm&quot;)" office:value-type="string" office:string-value="constituencywisesS2425.htm" calcext:value-type="string">
            <text:p>constituencywisesS242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Kapilvastu </text:p>
          </table:table-cell>
          <table:table-cell table:formula="of:=CONCATENATE(&quot;constituencywises&quot;;[.A410];[.C410];&quot;.htm&quot;)" office:value-type="string" office:string-value="constituencywisesS24303.htm" calcext:value-type="string">
            <text:p>constituencywisesS2430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Kaptanganj</text:p>
          </table:table-cell>
          <table:table-cell table:formula="of:=CONCATENATE(&quot;constituencywises&quot;;[.A411];[.C411];&quot;.htm&quot;)" office:value-type="string" office:string-value="constituencywisesS24308.htm" calcext:value-type="string">
            <text:p>constituencywisesS2430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Karachhana</text:p>
          </table:table-cell>
          <table:table-cell table:formula="of:=CONCATENATE(&quot;constituencywises&quot;;[.A412];[.C412];&quot;.htm&quot;)" office:value-type="string" office:string-value="constituencywisesS24260.htm" calcext:value-type="string">
            <text:p>constituencywisesS2426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Karhal</text:p>
          </table:table-cell>
          <table:table-cell table:formula="of:=CONCATENATE(&quot;constituencywises&quot;;[.A413];[.C413];&quot;.htm&quot;)" office:value-type="string" office:string-value="constituencywisesS24110.htm" calcext:value-type="string">
            <text:p>constituencywisesS2411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Kasganj</text:p>
          </table:table-cell>
          <table:table-cell table:formula="of:=CONCATENATE(&quot;constituencywises&quot;;[.A414];[.C414];&quot;.htm&quot;)" office:value-type="string" office:string-value="constituencywisesS24100.htm" calcext:value-type="string">
            <text:p>constituencywisesS2410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KASTA</text:p>
          </table:table-cell>
          <table:table-cell table:formula="of:=CONCATENATE(&quot;constituencywises&quot;;[.A415];[.C415];&quot;.htm&quot;)" office:value-type="string" office:string-value="constituencywisesS24143.htm" calcext:value-type="string">
            <text:p>constituencywisesS2414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7" calcext:value-type="float">
            <text:p>277</text:p>
          </table:table-cell>
          <table:table-cell office:value-type="string" calcext:value-type="string">
            <text:p>Katehari</text:p>
          </table:table-cell>
          <table:table-cell table:formula="of:=CONCATENATE(&quot;constituencywises&quot;;[.A416];[.C416];&quot;.htm&quot;)" office:value-type="string" office:string-value="constituencywisesS24277.htm" calcext:value-type="string">
            <text:p>constituencywisesS2427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Katra</text:p>
          </table:table-cell>
          <table:table-cell table:formula="of:=CONCATENATE(&quot;constituencywises&quot;;[.A417];[.C417];&quot;.htm&quot;)" office:value-type="string" office:string-value="constituencywisesS24131.htm" calcext:value-type="string">
            <text:p>constituencywisesS2413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Katra Bazar</text:p>
          </table:table-cell>
          <table:table-cell table:formula="of:=CONCATENATE(&quot;constituencywises&quot;;[.A418];[.C418];&quot;.htm&quot;)" office:value-type="string" office:string-value="constituencywisesS24297.htm" calcext:value-type="string">
            <text:p>constituencywisesS2429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Kerakat S.C.</text:p>
          </table:table-cell>
          <table:table-cell table:formula="of:=CONCATENATE(&quot;constituencywises&quot;;[.A419];[.C419];&quot;.htm&quot;)" office:value-type="string" office:string-value="constituencywisesS24372.htm" calcext:value-type="string">
            <text:p>constituencywisesS2437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Khadda</text:p>
          </table:table-cell>
          <table:table-cell table:formula="of:=CONCATENATE(&quot;constituencywises&quot;;[.A420];[.C420];&quot;.htm&quot;)" office:value-type="string" office:string-value="constituencywisesS24329.htm" calcext:value-type="string">
            <text:p>constituencywisesS2432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Khaga</text:p>
          </table:table-cell>
          <table:table-cell table:formula="of:=CONCATENATE(&quot;constituencywises&quot;;[.A421];[.C421];&quot;.htm&quot;)" office:value-type="string" office:string-value="constituencywisesS24243.htm" calcext:value-type="string">
            <text:p>constituencywisesS2424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Khair </text:p>
          </table:table-cell>
          <table:table-cell table:formula="of:=CONCATENATE(&quot;constituencywises&quot;;[.A422];[.C422];&quot;.htm&quot;)" office:value-type="string" office:string-value="constituencywisesS2471.htm" calcext:value-type="string">
            <text:p>constituencywisesS247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5" calcext:value-type="float">
            <text:p>325</text:p>
          </table:table-cell>
          <table:table-cell office:value-type="string" calcext:value-type="string">
            <text:p>Khajani </text:p>
          </table:table-cell>
          <table:table-cell table:formula="of:=CONCATENATE(&quot;constituencywises&quot;;[.A423];[.C423];&quot;.htm&quot;)" office:value-type="string" office:string-value="constituencywisesS24325.htm" calcext:value-type="string">
            <text:p>constituencywisesS2432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KHALILABAD</text:p>
          </table:table-cell>
          <table:table-cell table:formula="of:=CONCATENATE(&quot;constituencywises&quot;;[.A424];[.C424];&quot;.htm&quot;)" office:value-type="string" office:string-value="constituencywisesS24313.htm" calcext:value-type="string">
            <text:p>constituencywisesS2431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Khatauli</text:p>
          </table:table-cell>
          <table:table-cell table:formula="of:=CONCATENATE(&quot;constituencywises&quot;;[.A425];[.C425];&quot;.htm&quot;)" office:value-type="string" office:string-value="constituencywisesS2415.htm" calcext:value-type="string">
            <text:p>constituencywisesS241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Kheragarh</text:p>
          </table:table-cell>
          <table:table-cell table:formula="of:=CONCATENATE(&quot;constituencywises&quot;;[.A426];[.C426];&quot;.htm&quot;)" office:value-type="string" office:string-value="constituencywisesS2492.htm" calcext:value-type="string">
            <text:p>constituencywisesS249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hurja </text:p>
          </table:table-cell>
          <table:table-cell table:formula="of:=CONCATENATE(&quot;constituencywises&quot;;[.A427];[.C427];&quot;.htm&quot;)" office:value-type="string" office:string-value="constituencywisesS2470.htm" calcext:value-type="string">
            <text:p>constituencywisesS247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KIDWAI NAGAR</text:p>
          </table:table-cell>
          <table:table-cell table:formula="of:=CONCATENATE(&quot;constituencywises&quot;;[.A428];[.C428];&quot;.htm&quot;)" office:value-type="string" office:string-value="constituencywisesS24215.htm" calcext:value-type="string">
            <text:p>constituencywisesS2421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Kishani (SC)</text:p>
          </table:table-cell>
          <table:table-cell table:formula="of:=CONCATENATE(&quot;constituencywises&quot;;[.A429];[.C429];&quot;.htm&quot;)" office:value-type="string" office:string-value="constituencywisesS24109.htm" calcext:value-type="string">
            <text:p>constituencywisesS2410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ithore</text:p>
          </table:table-cell>
          <table:table-cell table:formula="of:=CONCATENATE(&quot;constituencywises&quot;;[.A430];[.C430];&quot;.htm&quot;)" office:value-type="string" office:string-value="constituencywisesS2446.htm" calcext:value-type="string">
            <text:p>constituencywisesS244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Koil</text:p>
          </table:table-cell>
          <table:table-cell table:formula="of:=CONCATENATE(&quot;constituencywises&quot;;[.A431];[.C431];&quot;.htm&quot;)" office:value-type="string" office:string-value="constituencywisesS2475.htm" calcext:value-type="string">
            <text:p>constituencywisesS247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Koraon </text:p>
          </table:table-cell>
          <table:table-cell table:formula="of:=CONCATENATE(&quot;constituencywises&quot;;[.A432];[.C432];&quot;.htm&quot;)" office:value-type="string" office:string-value="constituencywisesS24265.htm" calcext:value-type="string">
            <text:p>constituencywisesS2426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Kunda</text:p>
          </table:table-cell>
          <table:table-cell table:formula="of:=CONCATENATE(&quot;constituencywises&quot;;[.A433];[.C433];&quot;.htm&quot;)" office:value-type="string" office:string-value="constituencywisesS24246.htm" calcext:value-type="string">
            <text:p>constituencywisesS2424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Kundarki</text:p>
          </table:table-cell>
          <table:table-cell table:formula="of:=CONCATENATE(&quot;constituencywises&quot;;[.A434];[.C434];&quot;.htm&quot;)" office:value-type="string" office:string-value="constituencywisesS2429.htm" calcext:value-type="string">
            <text:p>constituencywisesS242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Kursi</text:p>
          </table:table-cell>
          <table:table-cell table:formula="of:=CONCATENATE(&quot;constituencywises&quot;;[.A435];[.C435];&quot;.htm&quot;)" office:value-type="string" office:string-value="constituencywisesS24266.htm" calcext:value-type="string">
            <text:p>constituencywisesS2426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Kushinagar</text:p>
          </table:table-cell>
          <table:table-cell table:formula="of:=CONCATENATE(&quot;constituencywises&quot;;[.A436];[.C436];&quot;.htm&quot;)" office:value-type="string" office:string-value="constituencywisesS24333.htm" calcext:value-type="string">
            <text:p>constituencywisesS2433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Laharpur</text:p>
          </table:table-cell>
          <table:table-cell table:formula="of:=CONCATENATE(&quot;constituencywises&quot;;[.A437];[.C437];&quot;.htm&quot;)" office:value-type="string" office:string-value="constituencywisesS24148.htm" calcext:value-type="string">
            <text:p>constituencywisesS2414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LAKHIMPUR</text:p>
          </table:table-cell>
          <table:table-cell table:formula="of:=CONCATENATE(&quot;constituencywises&quot;;[.A438];[.C438];&quot;.htm&quot;)" office:value-type="string" office:string-value="constituencywisesS24142.htm" calcext:value-type="string">
            <text:p>constituencywisesS2414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1" calcext:value-type="float">
            <text:p>351</text:p>
          </table:table-cell>
          <table:table-cell office:value-type="string" calcext:value-type="string">
            <text:p>Lalganj</text:p>
          </table:table-cell>
          <table:table-cell table:formula="of:=CONCATENATE(&quot;constituencywises&quot;;[.A439];[.C439];&quot;.htm&quot;)" office:value-type="string" office:string-value="constituencywisesS24351.htm" calcext:value-type="string">
            <text:p>constituencywisesS2435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Lalitpur</text:p>
          </table:table-cell>
          <table:table-cell table:formula="of:=CONCATENATE(&quot;constituencywises&quot;;[.A440];[.C440];&quot;.htm&quot;)" office:value-type="string" office:string-value="constituencywisesS24226.htm" calcext:value-type="string">
            <text:p>constituencywisesS2422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ambhua</text:p>
          </table:table-cell>
          <table:table-cell table:formula="of:=CONCATENATE(&quot;constituencywises&quot;;[.A441];[.C441];&quot;.htm&quot;)" office:value-type="string" office:string-value="constituencywisesS24190.htm" calcext:value-type="string">
            <text:p>constituencywisesS2419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oni</text:p>
          </table:table-cell>
          <table:table-cell table:formula="of:=CONCATENATE(&quot;constituencywises&quot;;[.A442];[.C442];&quot;.htm&quot;)" office:value-type="string" office:string-value="constituencywisesS2453.htm" calcext:value-type="string">
            <text:p>constituencywisesS245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LUCKNOW CANTT.</text:p>
          </table:table-cell>
          <table:table-cell table:formula="of:=CONCATENATE(&quot;constituencywises&quot;;[.A443];[.C443];&quot;.htm&quot;)" office:value-type="string" office:string-value="constituencywisesS24175.htm" calcext:value-type="string">
            <text:p>constituencywisesS2417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ucknow Central</text:p>
          </table:table-cell>
          <table:table-cell table:formula="of:=CONCATENATE(&quot;constituencywises&quot;;[.A444];[.C444];&quot;.htm&quot;)" office:value-type="string" office:string-value="constituencywisesS24174.htm" calcext:value-type="string">
            <text:p>constituencywisesS2417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Lucknow East</text:p>
          </table:table-cell>
          <table:table-cell table:formula="of:=CONCATENATE(&quot;constituencywises&quot;;[.A445];[.C445];&quot;.htm&quot;)" office:value-type="string" office:string-value="constituencywisesS24173.htm" calcext:value-type="string">
            <text:p>constituencywisesS2417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ucknow North</text:p>
          </table:table-cell>
          <table:table-cell table:formula="of:=CONCATENATE(&quot;constituencywises&quot;;[.A446];[.C446];&quot;.htm&quot;)" office:value-type="string" office:string-value="constituencywisesS24172.htm" calcext:value-type="string">
            <text:p>constituencywisesS2417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ucknow West</text:p>
          </table:table-cell>
          <table:table-cell table:formula="of:=CONCATENATE(&quot;constituencywises&quot;;[.A447];[.C447];&quot;.htm&quot;)" office:value-type="string" office:string-value="constituencywisesS24171.htm" calcext:value-type="string">
            <text:p>constituencywisesS2417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Machhlishahr S.C.</text:p>
          </table:table-cell>
          <table:table-cell table:formula="of:=CONCATENATE(&quot;constituencywises&quot;;[.A448];[.C448];&quot;.htm&quot;)" office:value-type="string" office:string-value="constituencywisesS24369.htm" calcext:value-type="string">
            <text:p>constituencywisesS2436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adhaugarh</text:p>
          </table:table-cell>
          <table:table-cell table:formula="of:=CONCATENATE(&quot;constituencywises&quot;;[.A449];[.C449];&quot;.htm&quot;)" office:value-type="string" office:string-value="constituencywisesS24219.htm" calcext:value-type="string">
            <text:p>constituencywisesS2421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Madhuban</text:p>
          </table:table-cell>
          <table:table-cell table:formula="of:=CONCATENATE(&quot;constituencywises&quot;;[.A450];[.C450];&quot;.htm&quot;)" office:value-type="string" office:string-value="constituencywisesS24353.htm" calcext:value-type="string">
            <text:p>constituencywisesS2435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Mahadewa S.C</text:p>
          </table:table-cell>
          <table:table-cell table:formula="of:=CONCATENATE(&quot;constituencywises&quot;;[.A451];[.C451];&quot;.htm&quot;)" office:value-type="string" office:string-value="constituencywisesS24311.htm" calcext:value-type="string">
            <text:p>constituencywisesS2431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aharajganj </text:p>
          </table:table-cell>
          <table:table-cell table:formula="of:=CONCATENATE(&quot;constituencywises&quot;;[.A452];[.C452];&quot;.htm&quot;)" office:value-type="string" office:string-value="constituencywisesS24318.htm" calcext:value-type="string">
            <text:p>constituencywisesS2431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aharajpur</text:p>
          </table:table-cell>
          <table:table-cell table:formula="of:=CONCATENATE(&quot;constituencywises&quot;;[.A453];[.C453];&quot;.htm&quot;)" office:value-type="string" office:string-value="constituencywisesS24217.htm" calcext:value-type="string">
            <text:p>constituencywisesS2421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Mahasi</text:p>
          </table:table-cell>
          <table:table-cell table:formula="of:=CONCATENATE(&quot;constituencywises&quot;;[.A454];[.C454];&quot;.htm&quot;)" office:value-type="string" office:string-value="constituencywisesS24285.htm" calcext:value-type="string">
            <text:p>constituencywisesS2428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Mahmoodabad</text:p>
          </table:table-cell>
          <table:table-cell table:formula="of:=CONCATENATE(&quot;constituencywises&quot;;[.A455];[.C455];&quot;.htm&quot;)" office:value-type="string" office:string-value="constituencywisesS24151.htm" calcext:value-type="string">
            <text:p>constituencywisesS2415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0" calcext:value-type="float">
            <text:p>230</text:p>
          </table:table-cell>
          <table:table-cell office:value-type="string" calcext:value-type="string">
            <text:p>Mahoba</text:p>
          </table:table-cell>
          <table:table-cell table:formula="of:=CONCATENATE(&quot;constituencywises&quot;;[.A456];[.C456];&quot;.htm&quot;)" office:value-type="string" office:string-value="constituencywisesS24230.htm" calcext:value-type="string">
            <text:p>constituencywisesS2423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Maholi</text:p>
          </table:table-cell>
          <table:table-cell table:formula="of:=CONCATENATE(&quot;constituencywises&quot;;[.A457];[.C457];&quot;.htm&quot;)" office:value-type="string" office:string-value="constituencywisesS24145.htm" calcext:value-type="string">
            <text:p>constituencywisesS2414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Mainpuri</text:p>
          </table:table-cell>
          <table:table-cell table:formula="of:=CONCATENATE(&quot;constituencywises&quot;;[.A458];[.C458];&quot;.htm&quot;)" office:value-type="string" office:string-value="constituencywisesS24107.htm" calcext:value-type="string">
            <text:p>constituencywisesS2410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Majhawan</text:p>
          </table:table-cell>
          <table:table-cell table:formula="of:=CONCATENATE(&quot;constituencywises&quot;;[.A459];[.C459];&quot;.htm&quot;)" office:value-type="string" office:string-value="constituencywisesS24397.htm" calcext:value-type="string">
            <text:p>constituencywisesS2439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Malhani</text:p>
          </table:table-cell>
          <table:table-cell table:formula="of:=CONCATENATE(&quot;constituencywises&quot;;[.A460];[.C460];&quot;.htm&quot;)" office:value-type="string" office:string-value="constituencywisesS24367.htm" calcext:value-type="string">
            <text:p>constituencywisesS2436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Malihabad</text:p>
          </table:table-cell>
          <table:table-cell table:formula="of:=CONCATENATE(&quot;constituencywises&quot;;[.A461];[.C461];&quot;.htm&quot;)" office:value-type="string" office:string-value="constituencywisesS24168.htm" calcext:value-type="string">
            <text:p>constituencywisesS2416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Manikpur</text:p>
          </table:table-cell>
          <table:table-cell table:formula="of:=CONCATENATE(&quot;constituencywises&quot;;[.A462];[.C462];&quot;.htm&quot;)" office:value-type="string" office:string-value="constituencywisesS24237.htm" calcext:value-type="string">
            <text:p>constituencywisesS2423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njhanpur </text:p>
          </table:table-cell>
          <table:table-cell table:formula="of:=CONCATENATE(&quot;constituencywises&quot;;[.A463];[.C463];&quot;.htm&quot;)" office:value-type="string" office:string-value="constituencywisesS24252.htm" calcext:value-type="string">
            <text:p>constituencywisesS2425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Mankapur </text:p>
          </table:table-cell>
          <table:table-cell table:formula="of:=CONCATENATE(&quot;constituencywises&quot;;[.A464];[.C464];&quot;.htm&quot;)" office:value-type="string" office:string-value="constituencywisesS24300.htm" calcext:value-type="string">
            <text:p>constituencywisesS2430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Mant</text:p>
          </table:table-cell>
          <table:table-cell table:formula="of:=CONCATENATE(&quot;constituencywises&quot;;[.A465];[.C465];&quot;.htm&quot;)" office:value-type="string" office:string-value="constituencywisesS2482.htm" calcext:value-type="string">
            <text:p>constituencywisesS248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Marhara</text:p>
          </table:table-cell>
          <table:table-cell table:formula="of:=CONCATENATE(&quot;constituencywises&quot;;[.A466];[.C466];&quot;.htm&quot;)" office:value-type="string" office:string-value="constituencywisesS24105.htm" calcext:value-type="string">
            <text:p>constituencywisesS2410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Marihan</text:p>
          </table:table-cell>
          <table:table-cell table:formula="of:=CONCATENATE(&quot;constituencywises&quot;;[.A467];[.C467];&quot;.htm&quot;)" office:value-type="string" office:string-value="constituencywisesS24399.htm" calcext:value-type="string">
            <text:p>constituencywisesS2439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riyahu</text:p>
          </table:table-cell>
          <table:table-cell table:formula="of:=CONCATENATE(&quot;constituencywises&quot;;[.A468];[.C468];&quot;.htm&quot;)" office:value-type="string" office:string-value="constituencywisesS24370.htm" calcext:value-type="string">
            <text:p>constituencywisesS2437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tera</text:p>
          </table:table-cell>
          <table:table-cell table:formula="of:=CONCATENATE(&quot;constituencywises&quot;;[.A469];[.C469];&quot;.htm&quot;)" office:value-type="string" office:string-value="constituencywisesS24284.htm" calcext:value-type="string">
            <text:p>constituencywisesS2428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Mathura</text:p>
          </table:table-cell>
          <table:table-cell table:formula="of:=CONCATENATE(&quot;constituencywises&quot;;[.A470];[.C470];&quot;.htm&quot;)" office:value-type="string" office:string-value="constituencywisesS2484.htm" calcext:value-type="string">
            <text:p>constituencywisesS248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6" calcext:value-type="float">
            <text:p>356</text:p>
          </table:table-cell>
          <table:table-cell office:value-type="string" calcext:value-type="string">
            <text:p>Mau</text:p>
          </table:table-cell>
          <table:table-cell table:formula="of:=CONCATENATE(&quot;constituencywises&quot;;[.A471];[.C471];&quot;.htm&quot;)" office:value-type="string" office:string-value="constituencywisesS24356.htm" calcext:value-type="string">
            <text:p>constituencywisesS2435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auranipur </text:p>
          </table:table-cell>
          <table:table-cell table:formula="of:=CONCATENATE(&quot;constituencywises&quot;;[.A472];[.C472];&quot;.htm&quot;)" office:value-type="string" office:string-value="constituencywisesS24224.htm" calcext:value-type="string">
            <text:p>constituencywisesS2422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erapur</text:p>
          </table:table-cell>
          <table:table-cell table:formula="of:=CONCATENATE(&quot;constituencywises&quot;;[.A473];[.C473];&quot;.htm&quot;)" office:value-type="string" office:string-value="constituencywisesS2416.htm" calcext:value-type="string">
            <text:p>constituencywisesS241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Meerganj</text:p>
          </table:table-cell>
          <table:table-cell table:formula="of:=CONCATENATE(&quot;constituencywises&quot;;[.A474];[.C474];&quot;.htm&quot;)" office:value-type="string" office:string-value="constituencywisesS24119.htm" calcext:value-type="string">
            <text:p>constituencywisesS2411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eerut <text:s/></text:p>
          </table:table-cell>
          <table:table-cell table:formula="of:=CONCATENATE(&quot;constituencywises&quot;;[.A475];[.C475];&quot;.htm&quot;)" office:value-type="string" office:string-value="constituencywisesS2448.htm" calcext:value-type="string">
            <text:p>constituencywisesS244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eerut Cantt.</text:p>
          </table:table-cell>
          <table:table-cell table:formula="of:=CONCATENATE(&quot;constituencywises&quot;;[.A476];[.C476];&quot;.htm&quot;)" office:value-type="string" office:string-value="constituencywisesS2447.htm" calcext:value-type="string">
            <text:p>constituencywisesS244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eerut South</text:p>
          </table:table-cell>
          <table:table-cell table:formula="of:=CONCATENATE(&quot;constituencywises&quot;;[.A477];[.C477];&quot;.htm&quot;)" office:value-type="string" office:string-value="constituencywisesS2449.htm" calcext:value-type="string">
            <text:p>constituencywisesS244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ehnagar </text:p>
          </table:table-cell>
          <table:table-cell table:formula="of:=CONCATENATE(&quot;constituencywises&quot;;[.A478];[.C478];&quot;.htm&quot;)" office:value-type="string" office:string-value="constituencywisesS24352.htm" calcext:value-type="string">
            <text:p>constituencywisesS2435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5" calcext:value-type="float">
            <text:p>295</text:p>
          </table:table-cell>
          <table:table-cell office:value-type="string" calcext:value-type="string">
            <text:p>Mehnaun</text:p>
          </table:table-cell>
          <table:table-cell table:formula="of:=CONCATENATE(&quot;constituencywises&quot;;[.A479];[.C479];&quot;.htm&quot;)" office:value-type="string" office:string-value="constituencywisesS24295.htm" calcext:value-type="string">
            <text:p>constituencywisesS2429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Mehroni </text:p>
          </table:table-cell>
          <table:table-cell table:formula="of:=CONCATENATE(&quot;constituencywises&quot;;[.A480];[.C480];&quot;.htm&quot;)" office:value-type="string" office:string-value="constituencywisesS24227.htm" calcext:value-type="string">
            <text:p>constituencywisesS2422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Meja</text:p>
          </table:table-cell>
          <table:table-cell table:formula="of:=CONCATENATE(&quot;constituencywises&quot;;[.A481];[.C481];&quot;.htm&quot;)" office:value-type="string" office:string-value="constituencywisesS24259.htm" calcext:value-type="string">
            <text:p>constituencywisesS2425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MENHDAWAL</text:p>
          </table:table-cell>
          <table:table-cell table:formula="of:=CONCATENATE(&quot;constituencywises&quot;;[.A482];[.C482];&quot;.htm&quot;)" office:value-type="string" office:string-value="constituencywisesS24312.htm" calcext:value-type="string">
            <text:p>constituencywisesS2431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ilak </text:p>
          </table:table-cell>
          <table:table-cell table:formula="of:=CONCATENATE(&quot;constituencywises&quot;;[.A483];[.C483];&quot;.htm&quot;)" office:value-type="string" office:string-value="constituencywisesS2438.htm" calcext:value-type="string">
            <text:p>constituencywisesS243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Milkipur </text:p>
          </table:table-cell>
          <table:table-cell table:formula="of:=CONCATENATE(&quot;constituencywises&quot;;[.A484];[.C484];&quot;.htm&quot;)" office:value-type="string" office:string-value="constituencywisesS24273.htm" calcext:value-type="string">
            <text:p>constituencywisesS2427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irzapur</text:p>
          </table:table-cell>
          <table:table-cell table:formula="of:=CONCATENATE(&quot;constituencywises&quot;;[.A485];[.C485];&quot;.htm&quot;)" office:value-type="string" office:string-value="constituencywisesS24396.htm" calcext:value-type="string">
            <text:p>constituencywisesS2439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Misrikh </text:p>
          </table:table-cell>
          <table:table-cell table:formula="of:=CONCATENATE(&quot;constituencywises&quot;;[.A486];[.C486];&quot;.htm&quot;)" office:value-type="string" office:string-value="constituencywisesS24153.htm" calcext:value-type="string">
            <text:p>constituencywisesS2415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odi Nagar</text:p>
          </table:table-cell>
          <table:table-cell table:formula="of:=CONCATENATE(&quot;constituencywises&quot;;[.A487];[.C487];&quot;.htm&quot;)" office:value-type="string" office:string-value="constituencywisesS2457.htm" calcext:value-type="string">
            <text:p>constituencywisesS245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Mohammadabad</text:p>
          </table:table-cell>
          <table:table-cell table:formula="of:=CONCATENATE(&quot;constituencywises&quot;;[.A488];[.C488];&quot;.htm&quot;)" office:value-type="string" office:string-value="constituencywisesS24378.htm" calcext:value-type="string">
            <text:p>constituencywisesS2437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MOHAMMDI</text:p>
          </table:table-cell>
          <table:table-cell table:formula="of:=CONCATENATE(&quot;constituencywises&quot;;[.A489];[.C489];&quot;.htm&quot;)" office:value-type="string" office:string-value="constituencywisesS24144.htm" calcext:value-type="string">
            <text:p>constituencywisesS2414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Mohan </text:p>
          </table:table-cell>
          <table:table-cell table:formula="of:=CONCATENATE(&quot;constituencywises&quot;;[.A490];[.C490];&quot;.htm&quot;)" office:value-type="string" office:string-value="constituencywisesS24164.htm" calcext:value-type="string">
            <text:p>constituencywisesS2416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Mohanlalganj </text:p>
          </table:table-cell>
          <table:table-cell table:formula="of:=CONCATENATE(&quot;constituencywises&quot;;[.A491];[.C491];&quot;.htm&quot;)" office:value-type="string" office:string-value="constituencywisesS24176.htm" calcext:value-type="string">
            <text:p>constituencywisesS2417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Moradabad Nagar</text:p>
          </table:table-cell>
          <table:table-cell table:formula="of:=CONCATENATE(&quot;constituencywises&quot;;[.A492];[.C492];&quot;.htm&quot;)" office:value-type="string" office:string-value="constituencywisesS2428.htm" calcext:value-type="string">
            <text:p>constituencywisesS242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Moradabad Rural</text:p>
          </table:table-cell>
          <table:table-cell table:formula="of:=CONCATENATE(&quot;constituencywises&quot;;[.A493];[.C493];&quot;.htm&quot;)" office:value-type="string" office:string-value="constituencywisesS2427.htm" calcext:value-type="string">
            <text:p>constituencywisesS242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ubarakpur</text:p>
          </table:table-cell>
          <table:table-cell table:formula="of:=CONCATENATE(&quot;constituencywises&quot;;[.A494];[.C494];&quot;.htm&quot;)" office:value-type="string" office:string-value="constituencywisesS24346.htm" calcext:value-type="string">
            <text:p>constituencywisesS2434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Mughalsarai</text:p>
          </table:table-cell>
          <table:table-cell table:formula="of:=CONCATENATE(&quot;constituencywises&quot;;[.A495];[.C495];&quot;.htm&quot;)" office:value-type="string" office:string-value="constituencywisesS24380.htm" calcext:value-type="string">
            <text:p>constituencywisesS2438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uhammadabad- Gohna (SC)</text:p>
          </table:table-cell>
          <table:table-cell table:formula="of:=CONCATENATE(&quot;constituencywises&quot;;[.A496];[.C496];&quot;.htm&quot;)" office:value-type="string" office:string-value="constituencywisesS24355.htm" calcext:value-type="string">
            <text:p>constituencywisesS2435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ungra Badshahpur</text:p>
          </table:table-cell>
          <table:table-cell table:formula="of:=CONCATENATE(&quot;constituencywises&quot;;[.A497];[.C497];&quot;.htm&quot;)" office:value-type="string" office:string-value="constituencywisesS24368.htm" calcext:value-type="string">
            <text:p>constituencywisesS2436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uradnagar</text:p>
          </table:table-cell>
          <table:table-cell table:formula="of:=CONCATENATE(&quot;constituencywises&quot;;[.A498];[.C498];&quot;.htm&quot;)" office:value-type="string" office:string-value="constituencywisesS2454.htm" calcext:value-type="string">
            <text:p>constituencywisesS245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zaffar Nagar</text:p>
          </table:table-cell>
          <table:table-cell table:formula="of:=CONCATENATE(&quot;constituencywises&quot;;[.A499];[.C499];&quot;.htm&quot;)" office:value-type="string" office:string-value="constituencywisesS2414.htm" calcext:value-type="string">
            <text:p>constituencywisesS241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Nagina </text:p>
          </table:table-cell>
          <table:table-cell table:formula="of:=CONCATENATE(&quot;constituencywises&quot;;[.A500];[.C500];&quot;.htm&quot;)" office:value-type="string" office:string-value="constituencywisesS2418.htm" calcext:value-type="string">
            <text:p>constituencywisesS241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Najibabad</text:p>
          </table:table-cell>
          <table:table-cell table:formula="of:=CONCATENATE(&quot;constituencywises&quot;;[.A501];[.C501];&quot;.htm&quot;)" office:value-type="string" office:string-value="constituencywisesS2417.htm" calcext:value-type="string">
            <text:p>constituencywisesS241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akur</text:p>
          </table:table-cell>
          <table:table-cell table:formula="of:=CONCATENATE(&quot;constituencywises&quot;;[.A502];[.C502];&quot;.htm&quot;)" office:value-type="string" office:string-value="constituencywisesS242.htm" calcext:value-type="string">
            <text:p>constituencywisesS24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Nanpara</text:p>
          </table:table-cell>
          <table:table-cell table:formula="of:=CONCATENATE(&quot;constituencywises&quot;;[.A503];[.C503];&quot;.htm&quot;)" office:value-type="string" office:string-value="constituencywisesS24283.htm" calcext:value-type="string">
            <text:p>constituencywisesS2428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Naraini </text:p>
          </table:table-cell>
          <table:table-cell table:formula="of:=CONCATENATE(&quot;constituencywises&quot;;[.A504];[.C504];&quot;.htm&quot;)" office:value-type="string" office:string-value="constituencywisesS24234.htm" calcext:value-type="string">
            <text:p>constituencywisesS2423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ugawan Sadat</text:p>
          </table:table-cell>
          <table:table-cell table:formula="of:=CONCATENATE(&quot;constituencywises&quot;;[.A505];[.C505];&quot;.htm&quot;)" office:value-type="string" office:string-value="constituencywisesS2440.htm" calcext:value-type="string">
            <text:p>constituencywisesS244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Nautanwa</text:p>
          </table:table-cell>
          <table:table-cell table:formula="of:=CONCATENATE(&quot;constituencywises&quot;;[.A506];[.C506];&quot;.htm&quot;)" office:value-type="string" office:string-value="constituencywisesS24316.htm" calcext:value-type="string">
            <text:p>constituencywisesS2431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Nawabganj</text:p>
          </table:table-cell>
          <table:table-cell table:formula="of:=CONCATENATE(&quot;constituencywises&quot;;[.A507];[.C507];&quot;.htm&quot;)" office:value-type="string" office:string-value="constituencywisesS24121.htm" calcext:value-type="string">
            <text:p>constituencywisesS2412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ehtaur</text:p>
          </table:table-cell>
          <table:table-cell table:formula="of:=CONCATENATE(&quot;constituencywises&quot;;[.A508];[.C508];&quot;.htm&quot;)" office:value-type="string" office:string-value="constituencywisesS2421.htm" calcext:value-type="string">
            <text:p>constituencywisesS242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NIGHASAN</text:p>
          </table:table-cell>
          <table:table-cell table:formula="of:=CONCATENATE(&quot;constituencywises&quot;;[.A509];[.C509];&quot;.htm&quot;)" office:value-type="string" office:string-value="constituencywisesS24138.htm" calcext:value-type="string">
            <text:p>constituencywisesS2413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Nizamabad</text:p>
          </table:table-cell>
          <table:table-cell table:formula="of:=CONCATENATE(&quot;constituencywises&quot;;[.A510];[.C510];&quot;.htm&quot;)" office:value-type="string" office:string-value="constituencywisesS24348.htm" calcext:value-type="string">
            <text:p>constituencywisesS2434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oida</text:p>
          </table:table-cell>
          <table:table-cell table:formula="of:=CONCATENATE(&quot;constituencywises&quot;;[.A511];[.C511];&quot;.htm&quot;)" office:value-type="string" office:string-value="constituencywisesS2461.htm" calcext:value-type="string">
            <text:p>constituencywisesS246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Noorpur</text:p>
          </table:table-cell>
          <table:table-cell table:formula="of:=CONCATENATE(&quot;constituencywises&quot;;[.A512];[.C512];&quot;.htm&quot;)" office:value-type="string" office:string-value="constituencywisesS2424.htm" calcext:value-type="string">
            <text:p>constituencywisesS242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Obra</text:p>
          </table:table-cell>
          <table:table-cell table:formula="of:=CONCATENATE(&quot;constituencywises&quot;;[.A513];[.C513];&quot;.htm&quot;)" office:value-type="string" office:string-value="constituencywisesS24402.htm" calcext:value-type="string">
            <text:p>constituencywisesS2440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Orai </text:p>
          </table:table-cell>
          <table:table-cell table:formula="of:=CONCATENATE(&quot;constituencywises&quot;;[.A514];[.C514];&quot;.htm&quot;)" office:value-type="string" office:string-value="constituencywisesS24221.htm" calcext:value-type="string">
            <text:p>constituencywisesS2422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Padrauna</text:p>
          </table:table-cell>
          <table:table-cell table:formula="of:=CONCATENATE(&quot;constituencywises&quot;;[.A515];[.C515];&quot;.htm&quot;)" office:value-type="string" office:string-value="constituencywisesS24330.htm" calcext:value-type="string">
            <text:p>constituencywisesS2433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ALIA</text:p>
          </table:table-cell>
          <table:table-cell table:formula="of:=CONCATENATE(&quot;constituencywises&quot;;[.A516];[.C516];&quot;.htm&quot;)" office:value-type="string" office:string-value="constituencywisesS24137.htm" calcext:value-type="string">
            <text:p>constituencywisesS2413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Paniyara</text:p>
          </table:table-cell>
          <table:table-cell table:formula="of:=CONCATENATE(&quot;constituencywises&quot;;[.A517];[.C517];&quot;.htm&quot;)" office:value-type="string" office:string-value="constituencywisesS24319.htm" calcext:value-type="string">
            <text:p>constituencywisesS2431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8" calcext:value-type="float">
            <text:p>338</text:p>
          </table:table-cell>
          <table:table-cell office:value-type="string" calcext:value-type="string">
            <text:p>Pathardeva</text:p>
          </table:table-cell>
          <table:table-cell table:formula="of:=CONCATENATE(&quot;constituencywises&quot;;[.A518];[.C518];&quot;.htm&quot;)" office:value-type="string" office:string-value="constituencywisesS24338.htm" calcext:value-type="string">
            <text:p>constituencywisesS2433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tiyali</text:p>
          </table:table-cell>
          <table:table-cell table:formula="of:=CONCATENATE(&quot;constituencywises&quot;;[.A519];[.C519];&quot;.htm&quot;)" office:value-type="string" office:string-value="constituencywisesS24102.htm" calcext:value-type="string">
            <text:p>constituencywisesS2410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Patti</text:p>
          </table:table-cell>
          <table:table-cell table:formula="of:=CONCATENATE(&quot;constituencywises&quot;;[.A520];[.C520];&quot;.htm&quot;)" office:value-type="string" office:string-value="constituencywisesS24249.htm" calcext:value-type="string">
            <text:p>constituencywisesS2424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87" calcext:value-type="float">
            <text:p>287</text:p>
          </table:table-cell>
          <table:table-cell office:value-type="string" calcext:value-type="string">
            <text:p>Payagpur</text:p>
          </table:table-cell>
          <table:table-cell table:formula="of:=CONCATENATE(&quot;constituencywises&quot;;[.A521];[.C521];&quot;.htm&quot;)" office:value-type="string" office:string-value="constituencywisesS24287.htm" calcext:value-type="string">
            <text:p>constituencywisesS2428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Phaphamau</text:p>
          </table:table-cell>
          <table:table-cell table:formula="of:=CONCATENATE(&quot;constituencywises&quot;;[.A522];[.C522];&quot;.htm&quot;)" office:value-type="string" office:string-value="constituencywisesS24254.htm" calcext:value-type="string">
            <text:p>constituencywisesS2425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Pharenda</text:p>
          </table:table-cell>
          <table:table-cell table:formula="of:=CONCATENATE(&quot;constituencywises&quot;;[.A523];[.C523];&quot;.htm&quot;)" office:value-type="string" office:string-value="constituencywisesS24315.htm" calcext:value-type="string">
            <text:p>constituencywisesS2431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Phephana</text:p>
          </table:table-cell>
          <table:table-cell table:formula="of:=CONCATENATE(&quot;constituencywises&quot;;[.A524];[.C524];&quot;.htm&quot;)" office:value-type="string" office:string-value="constituencywisesS24360.htm" calcext:value-type="string">
            <text:p>constituencywisesS2436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Phoolpur Pawai</text:p>
          </table:table-cell>
          <table:table-cell table:formula="of:=CONCATENATE(&quot;constituencywises&quot;;[.A525];[.C525];&quot;.htm&quot;)" office:value-type="string" office:string-value="constituencywisesS24349.htm" calcext:value-type="string">
            <text:p>constituencywisesS2434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hulpur</text:p>
          </table:table-cell>
          <table:table-cell table:formula="of:=CONCATENATE(&quot;constituencywises&quot;;[.A526];[.C526];&quot;.htm&quot;)" office:value-type="string" office:string-value="constituencywisesS24256.htm" calcext:value-type="string">
            <text:p>constituencywisesS2425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ilibhit</text:p>
          </table:table-cell>
          <table:table-cell table:formula="of:=CONCATENATE(&quot;constituencywises&quot;;[.A527];[.C527];&quot;.htm&quot;)" office:value-type="string" office:string-value="constituencywisesS24127.htm" calcext:value-type="string">
            <text:p>constituencywisesS2412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Pindra</text:p>
          </table:table-cell>
          <table:table-cell table:formula="of:=CONCATENATE(&quot;constituencywises&quot;;[.A528];[.C528];&quot;.htm&quot;)" office:value-type="string" office:string-value="constituencywisesS24384.htm" calcext:value-type="string">
            <text:p>constituencywisesS2438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ipraich</text:p>
          </table:table-cell>
          <table:table-cell table:formula="of:=CONCATENATE(&quot;constituencywises&quot;;[.A529];[.C529];&quot;.htm&quot;)" office:value-type="string" office:string-value="constituencywisesS24321.htm" calcext:value-type="string">
            <text:p>constituencywisesS2432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owayan</text:p>
          </table:table-cell>
          <table:table-cell table:formula="of:=CONCATENATE(&quot;constituencywises&quot;;[.A530];[.C530];&quot;.htm&quot;)" office:value-type="string" office:string-value="constituencywisesS24134.htm" calcext:value-type="string">
            <text:p>constituencywisesS2413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Pratapgarh</text:p>
          </table:table-cell>
          <table:table-cell table:formula="of:=CONCATENATE(&quot;constituencywises&quot;;[.A531];[.C531];&quot;.htm&quot;)" office:value-type="string" office:string-value="constituencywisesS24248.htm" calcext:value-type="string">
            <text:p>constituencywisesS2424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Pratappur</text:p>
          </table:table-cell>
          <table:table-cell table:formula="of:=CONCATENATE(&quot;constituencywises&quot;;[.A532];[.C532];&quot;.htm&quot;)" office:value-type="string" office:string-value="constituencywisesS24257.htm" calcext:value-type="string">
            <text:p>constituencywisesS2425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uranpur</text:p>
          </table:table-cell>
          <table:table-cell table:formula="of:=CONCATENATE(&quot;constituencywises&quot;;[.A533];[.C533];&quot;.htm&quot;)" office:value-type="string" office:string-value="constituencywisesS24129.htm" calcext:value-type="string">
            <text:p>constituencywisesS2412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urqazi </text:p>
          </table:table-cell>
          <table:table-cell table:formula="of:=CONCATENATE(&quot;constituencywises&quot;;[.A534];[.C534];&quot;.htm&quot;)" office:value-type="string" office:string-value="constituencywisesS2413.htm" calcext:value-type="string">
            <text:p>constituencywisesS241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urwa</text:p>
          </table:table-cell>
          <table:table-cell table:formula="of:=CONCATENATE(&quot;constituencywises&quot;;[.A535];[.C535];&quot;.htm&quot;)" office:value-type="string" office:string-value="constituencywisesS24167.htm" calcext:value-type="string">
            <text:p>constituencywisesS2416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Rae Bareli</text:p>
          </table:table-cell>
          <table:table-cell table:formula="of:=CONCATENATE(&quot;constituencywises&quot;;[.A536];[.C536];&quot;.htm&quot;)" office:value-type="string" office:string-value="constituencywisesS24180.htm" calcext:value-type="string">
            <text:p>constituencywisesS2418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Ram Nagar</text:p>
          </table:table-cell>
          <table:table-cell table:formula="of:=CONCATENATE(&quot;constituencywises&quot;;[.A537];[.C537];&quot;.htm&quot;)" office:value-type="string" office:string-value="constituencywisesS24267.htm" calcext:value-type="string">
            <text:p>constituencywisesS2426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5" calcext:value-type="float">
            <text:p>335</text:p>
          </table:table-cell>
          <table:table-cell office:value-type="string" calcext:value-type="string">
            <text:p>Ramkola</text:p>
          </table:table-cell>
          <table:table-cell table:formula="of:=CONCATENATE(&quot;constituencywises&quot;;[.A538];[.C538];&quot;.htm&quot;)" office:value-type="string" office:string-value="constituencywisesS24335.htm" calcext:value-type="string">
            <text:p>constituencywisesS2433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ampur <text:s/></text:p>
          </table:table-cell>
          <table:table-cell table:formula="of:=CONCATENATE(&quot;constituencywises&quot;;[.A539];[.C539];&quot;.htm&quot;)" office:value-type="string" office:string-value="constituencywisesS2437.htm" calcext:value-type="string">
            <text:p>constituencywisesS243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Rampur Karkhana</text:p>
          </table:table-cell>
          <table:table-cell table:formula="of:=CONCATENATE(&quot;constituencywises&quot;;[.A540];[.C540];&quot;.htm&quot;)" office:value-type="string" office:string-value="constituencywisesS24339.htm" calcext:value-type="string">
            <text:p>constituencywisesS2433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Rampur Khas</text:p>
          </table:table-cell>
          <table:table-cell table:formula="of:=CONCATENATE(&quot;constituencywises&quot;;[.A541];[.C541];&quot;.htm&quot;)" office:value-type="string" office:string-value="constituencywisesS24244.htm" calcext:value-type="string">
            <text:p>constituencywisesS2424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ampur Maniharan </text:p>
          </table:table-cell>
          <table:table-cell table:formula="of:=CONCATENATE(&quot;constituencywises&quot;;[.A542];[.C542];&quot;.htm&quot;)" office:value-type="string" office:string-value="constituencywisesS246.htm" calcext:value-type="string">
            <text:p>constituencywisesS24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Raniganj</text:p>
          </table:table-cell>
          <table:table-cell table:formula="of:=CONCATENATE(&quot;constituencywises&quot;;[.A543];[.C543];&quot;.htm&quot;)" office:value-type="string" office:string-value="constituencywisesS24250.htm" calcext:value-type="string">
            <text:p>constituencywisesS2425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Rasara</text:p>
          </table:table-cell>
          <table:table-cell table:formula="of:=CONCATENATE(&quot;constituencywises&quot;;[.A544];[.C544];&quot;.htm&quot;)" office:value-type="string" office:string-value="constituencywisesS24358.htm" calcext:value-type="string">
            <text:p>constituencywisesS2435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Rasulabad </text:p>
          </table:table-cell>
          <table:table-cell table:formula="of:=CONCATENATE(&quot;constituencywises&quot;;[.A545];[.C545];&quot;.htm&quot;)" office:value-type="string" office:string-value="constituencywisesS24205.htm" calcext:value-type="string">
            <text:p>constituencywisesS2420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Rath </text:p>
          </table:table-cell>
          <table:table-cell table:formula="of:=CONCATENATE(&quot;constituencywises&quot;;[.A546];[.C546];&quot;.htm&quot;)" office:value-type="string" office:string-value="constituencywisesS24229.htm" calcext:value-type="string">
            <text:p>constituencywisesS2422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Robertsganj</text:p>
          </table:table-cell>
          <table:table-cell table:formula="of:=CONCATENATE(&quot;constituencywises&quot;;[.A547];[.C547];&quot;.htm&quot;)" office:value-type="string" office:string-value="constituencywisesS24401.htm" calcext:value-type="string">
            <text:p>constituencywisesS2440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Rohaniya</text:p>
          </table:table-cell>
          <table:table-cell table:formula="of:=CONCATENATE(&quot;constituencywises&quot;;[.A548];[.C548];&quot;.htm&quot;)" office:value-type="string" office:string-value="constituencywisesS24387.htm" calcext:value-type="string">
            <text:p>constituencywisesS2438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Rudauli</text:p>
          </table:table-cell>
          <table:table-cell table:formula="of:=CONCATENATE(&quot;constituencywises&quot;;[.A549];[.C549];&quot;.htm&quot;)" office:value-type="string" office:string-value="constituencywisesS24271.htm" calcext:value-type="string">
            <text:p>constituencywisesS2427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Rudhauli</text:p>
          </table:table-cell>
          <table:table-cell table:formula="of:=CONCATENATE(&quot;constituencywises&quot;;[.A550];[.C550];&quot;.htm&quot;)" office:value-type="string" office:string-value="constituencywisesS24309.htm" calcext:value-type="string">
            <text:p>constituencywisesS2430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6" calcext:value-type="float">
            <text:p>336</text:p>
          </table:table-cell>
          <table:table-cell office:value-type="string" calcext:value-type="string">
            <text:p>Rudrapur</text:p>
          </table:table-cell>
          <table:table-cell table:formula="of:=CONCATENATE(&quot;constituencywises&quot;;[.A551];[.C551];&quot;.htm&quot;)" office:value-type="string" office:string-value="constituencywisesS24336.htm" calcext:value-type="string">
            <text:p>constituencywisesS2433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adabad</text:p>
          </table:table-cell>
          <table:table-cell table:formula="of:=CONCATENATE(&quot;constituencywises&quot;;[.A552];[.C552];&quot;.htm&quot;)" office:value-type="string" office:string-value="constituencywisesS2479.htm" calcext:value-type="string">
            <text:p>constituencywisesS247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Sadar</text:p>
          </table:table-cell>
          <table:table-cell table:formula="of:=CONCATENATE(&quot;constituencywises&quot;;[.A553];[.C553];&quot;.htm&quot;)" office:value-type="string" office:string-value="constituencywisesS24189.htm" calcext:value-type="string">
            <text:p>constituencywisesS2418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Safipur </text:p>
          </table:table-cell>
          <table:table-cell table:formula="of:=CONCATENATE(&quot;constituencywises&quot;;[.A554];[.C554];&quot;.htm&quot;)" office:value-type="string" office:string-value="constituencywisesS24163.htm" calcext:value-type="string">
            <text:p>constituencywisesS2416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Sagri</text:p>
          </table:table-cell>
          <table:table-cell table:formula="of:=CONCATENATE(&quot;constituencywises&quot;;[.A555];[.C555];&quot;.htm&quot;)" office:value-type="string" office:string-value="constituencywisesS24345.htm" calcext:value-type="string">
            <text:p>constituencywisesS2434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Sahajanwa</text:p>
          </table:table-cell>
          <table:table-cell table:formula="of:=CONCATENATE(&quot;constituencywises&quot;;[.A556];[.C556];&quot;.htm&quot;)" office:value-type="string" office:string-value="constituencywisesS24324.htm" calcext:value-type="string">
            <text:p>constituencywisesS2432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haranpur <text:s/></text:p>
          </table:table-cell>
          <table:table-cell table:formula="of:=CONCATENATE(&quot;constituencywises&quot;;[.A557];[.C557];&quot;.htm&quot;)" office:value-type="string" office:string-value="constituencywisesS244.htm" calcext:value-type="string">
            <text:p>constituencywisesS24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aharanpur Nagar</text:p>
          </table:table-cell>
          <table:table-cell table:formula="of:=CONCATENATE(&quot;constituencywises&quot;;[.A558];[.C558];&quot;.htm&quot;)" office:value-type="string" office:string-value="constituencywisesS243.htm" calcext:value-type="string">
            <text:p>constituencywisesS24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Sahaswan</text:p>
          </table:table-cell>
          <table:table-cell table:formula="of:=CONCATENATE(&quot;constituencywises&quot;;[.A559];[.C559];&quot;.htm&quot;)" office:value-type="string" office:string-value="constituencywisesS24113.htm" calcext:value-type="string">
            <text:p>constituencywisesS2411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ahibabad</text:p>
          </table:table-cell>
          <table:table-cell table:formula="of:=CONCATENATE(&quot;constituencywises&quot;;[.A560];[.C560];&quot;.htm&quot;)" office:value-type="string" office:string-value="constituencywisesS2455.htm" calcext:value-type="string">
            <text:p>constituencywisesS245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Saidpur </text:p>
          </table:table-cell>
          <table:table-cell table:formula="of:=CONCATENATE(&quot;constituencywises&quot;;[.A561];[.C561];&quot;.htm&quot;)" office:value-type="string" office:string-value="constituencywisesS24374.htm" calcext:value-type="string">
            <text:p>constituencywisesS2437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2" calcext:value-type="float">
            <text:p>382</text:p>
          </table:table-cell>
          <table:table-cell office:value-type="string" calcext:value-type="string">
            <text:p>Saiyadraja</text:p>
          </table:table-cell>
          <table:table-cell table:formula="of:=CONCATENATE(&quot;constituencywises&quot;;[.A562];[.C562];&quot;.htm&quot;)" office:value-type="string" office:string-value="constituencywisesS24382.htm" calcext:value-type="string">
            <text:p>constituencywisesS2438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Sakaldiha</text:p>
          </table:table-cell>
          <table:table-cell table:formula="of:=CONCATENATE(&quot;constituencywises&quot;;[.A563];[.C563];&quot;.htm&quot;)" office:value-type="string" office:string-value="constituencywisesS24381.htm" calcext:value-type="string">
            <text:p>constituencywisesS2438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Salempur</text:p>
          </table:table-cell>
          <table:table-cell table:formula="of:=CONCATENATE(&quot;constituencywises&quot;;[.A564];[.C564];&quot;.htm&quot;)" office:value-type="string" office:string-value="constituencywisesS24341.htm" calcext:value-type="string">
            <text:p>constituencywisesS2434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Salon </text:p>
          </table:table-cell>
          <table:table-cell table:formula="of:=CONCATENATE(&quot;constituencywises&quot;;[.A565];[.C565];&quot;.htm&quot;)" office:value-type="string" office:string-value="constituencywisesS24181.htm" calcext:value-type="string">
            <text:p>constituencywisesS2418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ambhal</text:p>
          </table:table-cell>
          <table:table-cell table:formula="of:=CONCATENATE(&quot;constituencywises&quot;;[.A566];[.C566];&quot;.htm&quot;)" office:value-type="string" office:string-value="constituencywisesS2433.htm" calcext:value-type="string">
            <text:p>constituencywisesS243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Sandi </text:p>
          </table:table-cell>
          <table:table-cell table:formula="of:=CONCATENATE(&quot;constituencywises&quot;;[.A567];[.C567];&quot;.htm&quot;)" office:value-type="string" office:string-value="constituencywisesS24158.htm" calcext:value-type="string">
            <text:p>constituencywisesS2415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andila</text:p>
          </table:table-cell>
          <table:table-cell table:formula="of:=CONCATENATE(&quot;constituencywises&quot;;[.A568];[.C568];&quot;.htm&quot;)" office:value-type="string" office:string-value="constituencywisesS24161.htm" calcext:value-type="string">
            <text:p>constituencywisesS2416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Sardhana</text:p>
          </table:table-cell>
          <table:table-cell table:formula="of:=CONCATENATE(&quot;constituencywises&quot;;[.A569];[.C569];&quot;.htm&quot;)" office:value-type="string" office:string-value="constituencywisesS2444.htm" calcext:value-type="string">
            <text:p>constituencywisesS244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Sareni</text:p>
          </table:table-cell>
          <table:table-cell table:formula="of:=CONCATENATE(&quot;constituencywises&quot;;[.A570];[.C570];&quot;.htm&quot;)" office:value-type="string" office:string-value="constituencywisesS24182.htm" calcext:value-type="string">
            <text:p>constituencywisesS2418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arojini Nagar</text:p>
          </table:table-cell>
          <table:table-cell table:formula="of:=CONCATENATE(&quot;constituencywises&quot;;[.A571];[.C571];&quot;.htm&quot;)" office:value-type="string" office:string-value="constituencywisesS24170.htm" calcext:value-type="string">
            <text:p>constituencywisesS2417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Sawaijpur</text:p>
          </table:table-cell>
          <table:table-cell table:formula="of:=CONCATENATE(&quot;constituencywises&quot;;[.A572];[.C572];&quot;.htm&quot;)" office:value-type="string" office:string-value="constituencywisesS24154.htm" calcext:value-type="string">
            <text:p>constituencywisesS2415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Sevapuri</text:p>
          </table:table-cell>
          <table:table-cell table:formula="of:=CONCATENATE(&quot;constituencywises&quot;;[.A573];[.C573];&quot;.htm&quot;)" office:value-type="string" office:string-value="constituencywisesS24391.htm" calcext:value-type="string">
            <text:p>constituencywisesS2439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Sevata</text:p>
          </table:table-cell>
          <table:table-cell table:formula="of:=CONCATENATE(&quot;constituencywises&quot;;[.A574];[.C574];&quot;.htm&quot;)" office:value-type="string" office:string-value="constituencywisesS24150.htm" calcext:value-type="string">
            <text:p>constituencywisesS2415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Shahabad</text:p>
          </table:table-cell>
          <table:table-cell table:formula="of:=CONCATENATE(&quot;constituencywises&quot;;[.A575];[.C575];&quot;.htm&quot;)" office:value-type="string" office:string-value="constituencywisesS24155.htm" calcext:value-type="string">
            <text:p>constituencywisesS2415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Shahganj</text:p>
          </table:table-cell>
          <table:table-cell table:formula="of:=CONCATENATE(&quot;constituencywises&quot;;[.A576];[.C576];&quot;.htm&quot;)" office:value-type="string" office:string-value="constituencywisesS24365.htm" calcext:value-type="string">
            <text:p>constituencywisesS2436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Shahjahanpur</text:p>
          </table:table-cell>
          <table:table-cell table:formula="of:=CONCATENATE(&quot;constituencywises&quot;;[.A577];[.C577];&quot;.htm&quot;)" office:value-type="string" office:string-value="constituencywisesS24135.htm" calcext:value-type="string">
            <text:p>constituencywisesS2413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amli</text:p>
          </table:table-cell>
          <table:table-cell table:formula="of:=CONCATENATE(&quot;constituencywises&quot;;[.A578];[.C578];&quot;.htm&quot;)" office:value-type="string" office:string-value="constituencywisesS2410.htm" calcext:value-type="string">
            <text:p>constituencywisesS241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hekhupur</text:p>
          </table:table-cell>
          <table:table-cell table:formula="of:=CONCATENATE(&quot;constituencywises&quot;;[.A579];[.C579];&quot;.htm&quot;)" office:value-type="string" office:string-value="constituencywisesS24116.htm" calcext:value-type="string">
            <text:p>constituencywisesS2411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hikarpur</text:p>
          </table:table-cell>
          <table:table-cell table:formula="of:=CONCATENATE(&quot;constituencywises&quot;;[.A580];[.C580];&quot;.htm&quot;)" office:value-type="string" office:string-value="constituencywisesS2469.htm" calcext:value-type="string">
            <text:p>constituencywisesS246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Shikohabad</text:p>
          </table:table-cell>
          <table:table-cell table:formula="of:=CONCATENATE(&quot;constituencywises&quot;;[.A581];[.C581];&quot;.htm&quot;)" office:value-type="string" office:string-value="constituencywisesS2498.htm" calcext:value-type="string">
            <text:p>constituencywisesS249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hivpur</text:p>
          </table:table-cell>
          <table:table-cell table:formula="of:=CONCATENATE(&quot;constituencywises&quot;;[.A582];[.C582];&quot;.htm&quot;)" office:value-type="string" office:string-value="constituencywisesS24386.htm" calcext:value-type="string">
            <text:p>constituencywisesS2438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Shohratgarh</text:p>
          </table:table-cell>
          <table:table-cell table:formula="of:=CONCATENATE(&quot;constituencywises&quot;;[.A583];[.C583];&quot;.htm&quot;)" office:value-type="string" office:string-value="constituencywisesS24302.htm" calcext:value-type="string">
            <text:p>constituencywisesS2430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Shrawasti</text:p>
          </table:table-cell>
          <table:table-cell table:formula="of:=CONCATENATE(&quot;constituencywises&quot;;[.A584];[.C584];&quot;.htm&quot;)" office:value-type="string" office:string-value="constituencywisesS24290.htm" calcext:value-type="string">
            <text:p>constituencywisesS2429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Sidhauli </text:p>
          </table:table-cell>
          <table:table-cell table:formula="of:=CONCATENATE(&quot;constituencywises&quot;;[.A585];[.C585];&quot;.htm&quot;)" office:value-type="string" office:string-value="constituencywisesS24152.htm" calcext:value-type="string">
            <text:p>constituencywisesS2415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Sikanderpur</text:p>
          </table:table-cell>
          <table:table-cell table:formula="of:=CONCATENATE(&quot;constituencywises&quot;;[.A586];[.C586];&quot;.htm&quot;)" office:value-type="string" office:string-value="constituencywisesS24359.htm" calcext:value-type="string">
            <text:p>constituencywisesS2435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Sikandra</text:p>
          </table:table-cell>
          <table:table-cell table:formula="of:=CONCATENATE(&quot;constituencywises&quot;;[.A587];[.C587];&quot;.htm&quot;)" office:value-type="string" office:string-value="constituencywisesS24207.htm" calcext:value-type="string">
            <text:p>constituencywisesS2420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ikandra Rao</text:p>
          </table:table-cell>
          <table:table-cell table:formula="of:=CONCATENATE(&quot;constituencywises&quot;;[.A588];[.C588];&quot;.htm&quot;)" office:value-type="string" office:string-value="constituencywisesS2480.htm" calcext:value-type="string">
            <text:p>constituencywisesS248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Sikandrabad</text:p>
          </table:table-cell>
          <table:table-cell table:formula="of:=CONCATENATE(&quot;constituencywises&quot;;[.A589];[.C589];&quot;.htm&quot;)" office:value-type="string" office:string-value="constituencywisesS2464.htm" calcext:value-type="string">
            <text:p>constituencywisesS246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irathu</text:p>
          </table:table-cell>
          <table:table-cell table:formula="of:=CONCATENATE(&quot;constituencywises&quot;;[.A590];[.C590];&quot;.htm&quot;)" office:value-type="string" office:string-value="constituencywisesS24251.htm" calcext:value-type="string">
            <text:p>constituencywisesS2425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Sirsaganj</text:p>
          </table:table-cell>
          <table:table-cell table:formula="of:=CONCATENATE(&quot;constituencywises&quot;;[.A591];[.C591];&quot;.htm&quot;)" office:value-type="string" office:string-value="constituencywisesS2499.htm" calcext:value-type="string">
            <text:p>constituencywisesS249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Sishamau</text:p>
          </table:table-cell>
          <table:table-cell table:formula="of:=CONCATENATE(&quot;constituencywises&quot;;[.A592];[.C592];&quot;.htm&quot;)" office:value-type="string" office:string-value="constituencywisesS24213.htm" calcext:value-type="string">
            <text:p>constituencywisesS2421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17" calcext:value-type="float">
            <text:p>317</text:p>
          </table:table-cell>
          <table:table-cell office:value-type="string" calcext:value-type="string">
            <text:p>Siswa</text:p>
          </table:table-cell>
          <table:table-cell table:formula="of:=CONCATENATE(&quot;constituencywises&quot;;[.A593];[.C593];&quot;.htm&quot;)" office:value-type="string" office:string-value="constituencywisesS24317.htm" calcext:value-type="string">
            <text:p>constituencywisesS2431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tapur</text:p>
          </table:table-cell>
          <table:table-cell table:formula="of:=CONCATENATE(&quot;constituencywises&quot;;[.A594];[.C594];&quot;.htm&quot;)" office:value-type="string" office:string-value="constituencywisesS24146.htm" calcext:value-type="string">
            <text:p>constituencywisesS2414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iwalkhas</text:p>
          </table:table-cell>
          <table:table-cell table:formula="of:=CONCATENATE(&quot;constituencywises&quot;;[.A595];[.C595];&quot;.htm&quot;)" office:value-type="string" office:string-value="constituencywisesS2443.htm" calcext:value-type="string">
            <text:p>constituencywisesS244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oraon </text:p>
          </table:table-cell>
          <table:table-cell table:formula="of:=CONCATENATE(&quot;constituencywises&quot;;[.A596];[.C596];&quot;.htm&quot;)" office:value-type="string" office:string-value="constituencywisesS24255.htm" calcext:value-type="string">
            <text:p>constituencywisesS2425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SRI NAGAR</text:p>
          </table:table-cell>
          <table:table-cell table:formula="of:=CONCATENATE(&quot;constituencywises&quot;;[.A597];[.C597];&quot;.htm&quot;)" office:value-type="string" office:string-value="constituencywisesS24140.htm" calcext:value-type="string">
            <text:p>constituencywisesS2414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uar</text:p>
          </table:table-cell>
          <table:table-cell table:formula="of:=CONCATENATE(&quot;constituencywises&quot;;[.A598];[.C598];&quot;.htm&quot;)" office:value-type="string" office:string-value="constituencywisesS2434.htm" calcext:value-type="string">
            <text:p>constituencywisesS2434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Sultanpur</text:p>
          </table:table-cell>
          <table:table-cell table:formula="of:=CONCATENATE(&quot;constituencywises&quot;;[.A599];[.C599];&quot;.htm&quot;)" office:value-type="string" office:string-value="constituencywisesS24188.htm" calcext:value-type="string">
            <text:p>constituencywisesS2418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yana</text:p>
          </table:table-cell>
          <table:table-cell table:formula="of:=CONCATENATE(&quot;constituencywises&quot;;[.A600];[.C600];&quot;.htm&quot;)" office:value-type="string" office:string-value="constituencywisesS2466.htm" calcext:value-type="string">
            <text:p>constituencywisesS246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31" calcext:value-type="float">
            <text:p>331</text:p>
          </table:table-cell>
          <table:table-cell office:value-type="string" calcext:value-type="string">
            <text:p>Tamkuhi Raj</text:p>
          </table:table-cell>
          <table:table-cell table:formula="of:=CONCATENATE(&quot;constituencywises&quot;;[.A601];[.C601];&quot;.htm&quot;)" office:value-type="string" office:string-value="constituencywisesS24331.htm" calcext:value-type="string">
            <text:p>constituencywisesS2433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78" calcext:value-type="float">
            <text:p>278</text:p>
          </table:table-cell>
          <table:table-cell office:value-type="string" calcext:value-type="string">
            <text:p>Tanda</text:p>
          </table:table-cell>
          <table:table-cell table:formula="of:=CONCATENATE(&quot;constituencywises&quot;;[.A602];[.C602];&quot;.htm&quot;)" office:value-type="string" office:string-value="constituencywisesS24278.htm" calcext:value-type="string">
            <text:p>constituencywisesS2427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9" calcext:value-type="float">
            <text:p>299</text:p>
          </table:table-cell>
          <table:table-cell office:value-type="string" calcext:value-type="string">
            <text:p>Tarabganj</text:p>
          </table:table-cell>
          <table:table-cell table:formula="of:=CONCATENATE(&quot;constituencywises&quot;;[.A603];[.C603];&quot;.htm&quot;)" office:value-type="string" office:string-value="constituencywisesS24299.htm" calcext:value-type="string">
            <text:p>constituencywisesS2429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akurdwara</text:p>
          </table:table-cell>
          <table:table-cell table:formula="of:=CONCATENATE(&quot;constituencywises&quot;;[.A604];[.C604];&quot;.htm&quot;)" office:value-type="string" office:string-value="constituencywisesS2426.htm" calcext:value-type="string">
            <text:p>constituencywisesS2426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hana Bhawan</text:p>
          </table:table-cell>
          <table:table-cell table:formula="of:=CONCATENATE(&quot;constituencywises&quot;;[.A605];[.C605];&quot;.htm&quot;)" office:value-type="string" office:string-value="constituencywisesS249.htm" calcext:value-type="string">
            <text:p>constituencywisesS24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Tilhar</text:p>
          </table:table-cell>
          <table:table-cell table:formula="of:=CONCATENATE(&quot;constituencywises&quot;;[.A606];[.C606];&quot;.htm&quot;)" office:value-type="string" office:string-value="constituencywisesS24133.htm" calcext:value-type="string">
            <text:p>constituencywisesS2413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Tiloi</text:p>
          </table:table-cell>
          <table:table-cell table:formula="of:=CONCATENATE(&quot;constituencywises&quot;;[.A607];[.C607];&quot;.htm&quot;)" office:value-type="string" office:string-value="constituencywisesS24178.htm" calcext:value-type="string">
            <text:p>constituencywisesS2417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Tindwari</text:p>
          </table:table-cell>
          <table:table-cell table:formula="of:=CONCATENATE(&quot;constituencywises&quot;;[.A608];[.C608];&quot;.htm&quot;)" office:value-type="string" office:string-value="constituencywisesS24232.htm" calcext:value-type="string">
            <text:p>constituencywisesS24232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Tirwa</text:p>
          </table:table-cell>
          <table:table-cell table:formula="of:=CONCATENATE(&quot;constituencywises&quot;;[.A609];[.C609];&quot;.htm&quot;)" office:value-type="string" office:string-value="constituencywisesS24197.htm" calcext:value-type="string">
            <text:p>constituencywisesS2419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1" calcext:value-type="float">
            <text:p>291</text:p>
          </table:table-cell>
          <table:table-cell office:value-type="string" calcext:value-type="string">
            <text:p>Tulsipur</text:p>
          </table:table-cell>
          <table:table-cell table:formula="of:=CONCATENATE(&quot;constituencywises&quot;;[.A610];[.C610];&quot;.htm&quot;)" office:value-type="string" office:string-value="constituencywisesS24291.htm" calcext:value-type="string">
            <text:p>constituencywisesS2429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undla </text:p>
          </table:table-cell>
          <table:table-cell table:formula="of:=CONCATENATE(&quot;constituencywises&quot;;[.A611];[.C611];&quot;.htm&quot;)" office:value-type="string" office:string-value="constituencywisesS2495.htm" calcext:value-type="string">
            <text:p>constituencywisesS249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Unchahar</text:p>
          </table:table-cell>
          <table:table-cell table:formula="of:=CONCATENATE(&quot;constituencywises&quot;;[.A612];[.C612];&quot;.htm&quot;)" office:value-type="string" office:string-value="constituencywisesS24183.htm" calcext:value-type="string">
            <text:p>constituencywisesS2418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Unnao</text:p>
          </table:table-cell>
          <table:table-cell table:formula="of:=CONCATENATE(&quot;constituencywises&quot;;[.A613];[.C613];&quot;.htm&quot;)" office:value-type="string" office:string-value="constituencywisesS24165.htm" calcext:value-type="string">
            <text:p>constituencywisesS24165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93" calcext:value-type="float">
            <text:p>293</text:p>
          </table:table-cell>
          <table:table-cell office:value-type="string" calcext:value-type="string">
            <text:p>Utraula</text:p>
          </table:table-cell>
          <table:table-cell table:formula="of:=CONCATENATE(&quot;constituencywises&quot;;[.A614];[.C614];&quot;.htm&quot;)" office:value-type="string" office:string-value="constituencywisesS24293.htm" calcext:value-type="string">
            <text:p>constituencywisesS24293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Varanasi Cantt.</text:p>
          </table:table-cell>
          <table:table-cell table:formula="of:=CONCATENATE(&quot;constituencywises&quot;;[.A615];[.C615];&quot;.htm&quot;)" office:value-type="string" office:string-value="constituencywisesS24390.htm" calcext:value-type="string">
            <text:p>constituencywisesS24390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8" calcext:value-type="float">
            <text:p>388</text:p>
          </table:table-cell>
          <table:table-cell office:value-type="string" calcext:value-type="string">
            <text:p>Varanasi North</text:p>
          </table:table-cell>
          <table:table-cell table:formula="of:=CONCATENATE(&quot;constituencywises&quot;;[.A616];[.C616];&quot;.htm&quot;)" office:value-type="string" office:string-value="constituencywisesS24388.htm" calcext:value-type="string">
            <text:p>constituencywisesS24388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Varanasi South</text:p>
          </table:table-cell>
          <table:table-cell table:formula="of:=CONCATENATE(&quot;constituencywises&quot;;[.A617];[.C617];&quot;.htm&quot;)" office:value-type="string" office:string-value="constituencywisesS24389.htm" calcext:value-type="string">
            <text:p>constituencywisesS2438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47" calcext:value-type="float">
            <text:p>247</text:p>
          </table:table-cell>
          <table:table-cell office:value-type="string" calcext:value-type="string">
            <text:p>Vishwanathganj</text:p>
          </table:table-cell>
          <table:table-cell table:formula="of:=CONCATENATE(&quot;constituencywises&quot;;[.A618];[.C618];&quot;.htm&quot;)" office:value-type="string" office:string-value="constituencywisesS24247.htm" calcext:value-type="string">
            <text:p>constituencywisesS2424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Zafrabad</text:p>
          </table:table-cell>
          <table:table-cell table:formula="of:=CONCATENATE(&quot;constituencywises&quot;;[.A619];[.C619];&quot;.htm&quot;)" office:value-type="string" office:string-value="constituencywisesS24371.htm" calcext:value-type="string">
            <text:p>constituencywisesS24371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Zahoorabad</text:p>
          </table:table-cell>
          <table:table-cell table:formula="of:=CONCATENATE(&quot;constituencywises&quot;;[.A620];[.C620];&quot;.htm&quot;)" office:value-type="string" office:string-value="constituencywisesS24377.htm" calcext:value-type="string">
            <text:p>constituencywisesS24377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Zaidpur </text:p>
          </table:table-cell>
          <table:table-cell table:formula="of:=CONCATENATE(&quot;constituencywises&quot;;[.A621];[.C621];&quot;.htm&quot;)" office:value-type="string" office:string-value="constituencywisesS24269.htm" calcext:value-type="string">
            <text:p>constituencywisesS24269.htm</text:p>
          </table:table-cell>
        </table:table-row>
        <table:table-row table:style-name="ro1">
          <table:table-cell office:value-type="string" calcext:value-type="string">
            <text:p>S24</text:p>
          </table:table-cell>
          <table:table-cell office:value-type="string" calcext:value-type="string">
            <text:p>Uttar Pradesh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Zamania</text:p>
          </table:table-cell>
          <table:table-cell table:formula="of:=CONCATENATE(&quot;constituencywises&quot;;[.A622];[.C622];&quot;.htm&quot;)" office:value-type="string" office:string-value="constituencywisesS24379.htm" calcext:value-type="string">
            <text:p>constituencywisesS2437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lmora</text:p>
          </table:table-cell>
          <table:table-cell table:formula="of:=CONCATENATE(&quot;constituencywises&quot;;[.A623];[.C623];&quot;.htm&quot;)" office:value-type="string" office:string-value="constituencywisesS2852.htm" calcext:value-type="string">
            <text:p>constituencywisesS2852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.H.E.L. ranipur</text:p>
          </table:table-cell>
          <table:table-cell table:formula="of:=CONCATENATE(&quot;constituencywises&quot;;[.A624];[.C624];&quot;.htm&quot;)" office:value-type="string" office:string-value="constituencywisesS2826.htm" calcext:value-type="string">
            <text:p>constituencywisesS282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adrinath</text:p>
          </table:table-cell>
          <table:table-cell table:formula="of:=CONCATENATE(&quot;constituencywises&quot;;[.A625];[.C625];&quot;.htm&quot;)" office:value-type="string" office:string-value="constituencywisesS284.htm" calcext:value-type="string">
            <text:p>constituencywisesS28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ageshwar</text:p>
          </table:table-cell>
          <table:table-cell table:formula="of:=CONCATENATE(&quot;constituencywises&quot;;[.A626];[.C626];&quot;.htm&quot;)" office:value-type="string" office:string-value="constituencywisesS2847.htm" calcext:value-type="string">
            <text:p>constituencywisesS284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Bajpur</text:p>
          </table:table-cell>
          <table:table-cell table:formula="of:=CONCATENATE(&quot;constituencywises&quot;;[.A627];[.C627];&quot;.htm&quot;)" office:value-type="string" office:string-value="constituencywisesS2864.htm" calcext:value-type="string">
            <text:p>constituencywisesS286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hagwanpur</text:p>
          </table:table-cell>
          <table:table-cell table:formula="of:=CONCATENATE(&quot;constituencywises&quot;;[.A628];[.C628];&quot;.htm&quot;)" office:value-type="string" office:string-value="constituencywisesS2828.htm" calcext:value-type="string">
            <text:p>constituencywisesS282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Bhimtal</text:p>
          </table:table-cell>
          <table:table-cell table:formula="of:=CONCATENATE(&quot;constituencywises&quot;;[.A629];[.C629];&quot;.htm&quot;)" office:value-type="string" office:string-value="constituencywisesS2857.htm" calcext:value-type="string">
            <text:p>constituencywisesS285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hakrata</text:p>
          </table:table-cell>
          <table:table-cell table:formula="of:=CONCATENATE(&quot;constituencywises&quot;;[.A630];[.C630];&quot;.htm&quot;)" office:value-type="string" office:string-value="constituencywisesS2815.htm" calcext:value-type="string">
            <text:p>constituencywisesS281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hampawat</text:p>
          </table:table-cell>
          <table:table-cell table:formula="of:=CONCATENATE(&quot;constituencywises&quot;;[.A631];[.C631];&quot;.htm&quot;)" office:value-type="string" office:string-value="constituencywisesS2855.htm" calcext:value-type="string">
            <text:p>constituencywisesS285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haubattakhal</text:p>
          </table:table-cell>
          <table:table-cell table:formula="of:=CONCATENATE(&quot;constituencywises&quot;;[.A632];[.C632];&quot;.htm&quot;)" office:value-type="string" office:string-value="constituencywisesS2839.htm" calcext:value-type="string">
            <text:p>constituencywisesS283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ehradun Cantt.</text:p>
          </table:table-cell>
          <table:table-cell table:formula="of:=CONCATENATE(&quot;constituencywises&quot;;[.A633];[.C633];&quot;.htm&quot;)" office:value-type="string" office:string-value="constituencywisesS2821.htm" calcext:value-type="string">
            <text:p>constituencywisesS282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vprayag</text:p>
          </table:table-cell>
          <table:table-cell table:formula="of:=CONCATENATE(&quot;constituencywises&quot;;[.A634];[.C634];&quot;.htm&quot;)" office:value-type="string" office:string-value="constituencywisesS2810.htm" calcext:value-type="string">
            <text:p>constituencywisesS281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hanolti</text:p>
          </table:table-cell>
          <table:table-cell table:formula="of:=CONCATENATE(&quot;constituencywises&quot;;[.A635];[.C635];&quot;.htm&quot;)" office:value-type="string" office:string-value="constituencywisesS2814.htm" calcext:value-type="string">
            <text:p>constituencywisesS281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harampur</text:p>
          </table:table-cell>
          <table:table-cell table:formula="of:=CONCATENATE(&quot;constituencywises&quot;;[.A636];[.C636];&quot;.htm&quot;)" office:value-type="string" office:string-value="constituencywisesS2818.htm" calcext:value-type="string">
            <text:p>constituencywisesS281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harchula</text:p>
          </table:table-cell>
          <table:table-cell table:formula="of:=CONCATENATE(&quot;constituencywises&quot;;[.A637];[.C637];&quot;.htm&quot;)" office:value-type="string" office:string-value="constituencywisesS2842.htm" calcext:value-type="string">
            <text:p>constituencywisesS2842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dihat</text:p>
          </table:table-cell>
          <table:table-cell table:formula="of:=CONCATENATE(&quot;constituencywises&quot;;[.A638];[.C638];&quot;.htm&quot;)" office:value-type="string" office:string-value="constituencywisesS2843.htm" calcext:value-type="string">
            <text:p>constituencywisesS284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oiwala</text:p>
          </table:table-cell>
          <table:table-cell table:formula="of:=CONCATENATE(&quot;constituencywises&quot;;[.A639];[.C639];&quot;.htm&quot;)" office:value-type="string" office:string-value="constituencywisesS2823.htm" calcext:value-type="string">
            <text:p>constituencywisesS282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warahat</text:p>
          </table:table-cell>
          <table:table-cell table:formula="of:=CONCATENATE(&quot;constituencywises&quot;;[.A640];[.C640];&quot;.htm&quot;)" office:value-type="string" office:string-value="constituencywisesS2848.htm" calcext:value-type="string">
            <text:p>constituencywisesS284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Gadarpur</text:p>
          </table:table-cell>
          <table:table-cell table:formula="of:=CONCATENATE(&quot;constituencywises&quot;;[.A641];[.C641];&quot;.htm&quot;)" office:value-type="string" office:string-value="constituencywisesS2865.htm" calcext:value-type="string">
            <text:p>constituencywisesS286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angolihat</text:p>
          </table:table-cell>
          <table:table-cell table:formula="of:=CONCATENATE(&quot;constituencywises&quot;;[.A642];[.C642];&quot;.htm&quot;)" office:value-type="string" office:string-value="constituencywisesS2845.htm" calcext:value-type="string">
            <text:p>constituencywisesS284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angotri</text:p>
          </table:table-cell>
          <table:table-cell table:formula="of:=CONCATENATE(&quot;constituencywises&quot;;[.A643];[.C643];&quot;.htm&quot;)" office:value-type="string" office:string-value="constituencywisesS283.htm" calcext:value-type="string">
            <text:p>constituencywisesS28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hanshali</text:p>
          </table:table-cell>
          <table:table-cell table:formula="of:=CONCATENATE(&quot;constituencywises&quot;;[.A644];[.C644];&quot;.htm&quot;)" office:value-type="string" office:string-value="constituencywisesS289.htm" calcext:value-type="string">
            <text:p>constituencywisesS28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Haldwani</text:p>
          </table:table-cell>
          <table:table-cell table:formula="of:=CONCATENATE(&quot;constituencywises&quot;;[.A645];[.C645];&quot;.htm&quot;)" office:value-type="string" office:string-value="constituencywisesS2859.htm" calcext:value-type="string">
            <text:p>constituencywisesS285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ardwar</text:p>
          </table:table-cell>
          <table:table-cell table:formula="of:=CONCATENATE(&quot;constituencywises&quot;;[.A646];[.C646];&quot;.htm&quot;)" office:value-type="string" office:string-value="constituencywisesS2825.htm" calcext:value-type="string">
            <text:p>constituencywisesS282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rdwar Rural</text:p>
          </table:table-cell>
          <table:table-cell table:formula="of:=CONCATENATE(&quot;constituencywises&quot;;[.A647];[.C647];&quot;.htm&quot;)" office:value-type="string" office:string-value="constituencywisesS2835.htm" calcext:value-type="string">
            <text:p>constituencywisesS283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Jageshwar</text:p>
          </table:table-cell>
          <table:table-cell table:formula="of:=CONCATENATE(&quot;constituencywises&quot;;[.A648];[.C648];&quot;.htm&quot;)" office:value-type="string" office:string-value="constituencywisesS2853.htm" calcext:value-type="string">
            <text:p>constituencywisesS285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Jaspur</text:p>
          </table:table-cell>
          <table:table-cell table:formula="of:=CONCATENATE(&quot;constituencywises&quot;;[.A649];[.C649];&quot;.htm&quot;)" office:value-type="string" office:string-value="constituencywisesS2862.htm" calcext:value-type="string">
            <text:p>constituencywisesS2862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habrera</text:p>
          </table:table-cell>
          <table:table-cell table:formula="of:=CONCATENATE(&quot;constituencywises&quot;;[.A650];[.C650];&quot;.htm&quot;)" office:value-type="string" office:string-value="constituencywisesS2829.htm" calcext:value-type="string">
            <text:p>constituencywisesS282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walapur</text:p>
          </table:table-cell>
          <table:table-cell table:formula="of:=CONCATENATE(&quot;constituencywises&quot;;[.A651];[.C651];&quot;.htm&quot;)" office:value-type="string" office:string-value="constituencywisesS2827.htm" calcext:value-type="string">
            <text:p>constituencywisesS282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Kaladhungi</text:p>
          </table:table-cell>
          <table:table-cell table:formula="of:=CONCATENATE(&quot;constituencywises&quot;;[.A652];[.C652];&quot;.htm&quot;)" office:value-type="string" office:string-value="constituencywisesS2860.htm" calcext:value-type="string">
            <text:p>constituencywisesS286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Kapkot</text:p>
          </table:table-cell>
          <table:table-cell table:formula="of:=CONCATENATE(&quot;constituencywises&quot;;[.A653];[.C653];&quot;.htm&quot;)" office:value-type="string" office:string-value="constituencywisesS2846.htm" calcext:value-type="string">
            <text:p>constituencywisesS284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Karnprayag</text:p>
          </table:table-cell>
          <table:table-cell table:formula="of:=CONCATENATE(&quot;constituencywises&quot;;[.A654];[.C654];&quot;.htm&quot;)" office:value-type="string" office:string-value="constituencywisesS286.htm" calcext:value-type="string">
            <text:p>constituencywisesS28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Kashipur</text:p>
          </table:table-cell>
          <table:table-cell table:formula="of:=CONCATENATE(&quot;constituencywises&quot;;[.A655];[.C655];&quot;.htm&quot;)" office:value-type="string" office:string-value="constituencywisesS2863.htm" calcext:value-type="string">
            <text:p>constituencywisesS286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darnath</text:p>
          </table:table-cell>
          <table:table-cell table:formula="of:=CONCATENATE(&quot;constituencywises&quot;;[.A656];[.C656];&quot;.htm&quot;)" office:value-type="string" office:string-value="constituencywisesS287.htm" calcext:value-type="string">
            <text:p>constituencywisesS28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Khanpur</text:p>
          </table:table-cell>
          <table:table-cell table:formula="of:=CONCATENATE(&quot;constituencywises&quot;;[.A657];[.C657];&quot;.htm&quot;)" office:value-type="string" office:string-value="constituencywisesS2832.htm" calcext:value-type="string">
            <text:p>constituencywisesS2832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Khatima</text:p>
          </table:table-cell>
          <table:table-cell table:formula="of:=CONCATENATE(&quot;constituencywises&quot;;[.A658];[.C658];&quot;.htm&quot;)" office:value-type="string" office:string-value="constituencywisesS2870.htm" calcext:value-type="string">
            <text:p>constituencywisesS287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Kichha</text:p>
          </table:table-cell>
          <table:table-cell table:formula="of:=CONCATENATE(&quot;constituencywises&quot;;[.A659];[.C659];&quot;.htm&quot;)" office:value-type="string" office:string-value="constituencywisesS2867.htm" calcext:value-type="string">
            <text:p>constituencywisesS286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otdwar</text:p>
          </table:table-cell>
          <table:table-cell table:formula="of:=CONCATENATE(&quot;constituencywises&quot;;[.A660];[.C660];&quot;.htm&quot;)" office:value-type="string" office:string-value="constituencywisesS2841.htm" calcext:value-type="string">
            <text:p>constituencywisesS284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Laksar</text:p>
          </table:table-cell>
          <table:table-cell table:formula="of:=CONCATENATE(&quot;constituencywises&quot;;[.A661];[.C661];&quot;.htm&quot;)" office:value-type="string" office:string-value="constituencywisesS2834.htm" calcext:value-type="string">
            <text:p>constituencywisesS283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alkuwa</text:p>
          </table:table-cell>
          <table:table-cell table:formula="of:=CONCATENATE(&quot;constituencywises&quot;;[.A662];[.C662];&quot;.htm&quot;)" office:value-type="string" office:string-value="constituencywisesS2856.htm" calcext:value-type="string">
            <text:p>constituencywisesS285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sdowne</text:p>
          </table:table-cell>
          <table:table-cell table:formula="of:=CONCATENATE(&quot;constituencywises&quot;;[.A663];[.C663];&quot;.htm&quot;)" office:value-type="string" office:string-value="constituencywisesS2840.htm" calcext:value-type="string">
            <text:p>constituencywisesS284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ohaghat</text:p>
          </table:table-cell>
          <table:table-cell table:formula="of:=CONCATENATE(&quot;constituencywises&quot;;[.A664];[.C664];&quot;.htm&quot;)" office:value-type="string" office:string-value="constituencywisesS2854.htm" calcext:value-type="string">
            <text:p>constituencywisesS285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Manglore</text:p>
          </table:table-cell>
          <table:table-cell table:formula="of:=CONCATENATE(&quot;constituencywises&quot;;[.A665];[.C665];&quot;.htm&quot;)" office:value-type="string" office:string-value="constituencywisesS2833.htm" calcext:value-type="string">
            <text:p>constituencywisesS283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Mussoorie</text:p>
          </table:table-cell>
          <table:table-cell table:formula="of:=CONCATENATE(&quot;constituencywises&quot;;[.A666];[.C666];&quot;.htm&quot;)" office:value-type="string" office:string-value="constituencywisesS2822.htm" calcext:value-type="string">
            <text:p>constituencywisesS2822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Nainital</text:p>
          </table:table-cell>
          <table:table-cell table:formula="of:=CONCATENATE(&quot;constituencywises&quot;;[.A667];[.C667];&quot;.htm&quot;)" office:value-type="string" office:string-value="constituencywisesS2858.htm" calcext:value-type="string">
            <text:p>constituencywisesS285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Nanak matta</text:p>
          </table:table-cell>
          <table:table-cell table:formula="of:=CONCATENATE(&quot;constituencywises&quot;;[.A668];[.C668];&quot;.htm&quot;)" office:value-type="string" office:string-value="constituencywisesS2869.htm" calcext:value-type="string">
            <text:p>constituencywisesS286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arendranagar</text:p>
          </table:table-cell>
          <table:table-cell table:formula="of:=CONCATENATE(&quot;constituencywises&quot;;[.A669];[.C669];&quot;.htm&quot;)" office:value-type="string" office:string-value="constituencywisesS2811.htm" calcext:value-type="string">
            <text:p>constituencywisesS281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uri</text:p>
          </table:table-cell>
          <table:table-cell table:formula="of:=CONCATENATE(&quot;constituencywises&quot;;[.A670];[.C670];&quot;.htm&quot;)" office:value-type="string" office:string-value="constituencywisesS2837.htm" calcext:value-type="string">
            <text:p>constituencywisesS283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irankaliyar</text:p>
          </table:table-cell>
          <table:table-cell table:formula="of:=CONCATENATE(&quot;constituencywises&quot;;[.A671];[.C671];&quot;.htm&quot;)" office:value-type="string" office:string-value="constituencywisesS2830.htm" calcext:value-type="string">
            <text:p>constituencywisesS283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ithoragarh</text:p>
          </table:table-cell>
          <table:table-cell table:formula="of:=CONCATENATE(&quot;constituencywises&quot;;[.A672];[.C672];&quot;.htm&quot;)" office:value-type="string" office:string-value="constituencywisesS2844.htm" calcext:value-type="string">
            <text:p>constituencywisesS284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ratapnagar</text:p>
          </table:table-cell>
          <table:table-cell table:formula="of:=CONCATENATE(&quot;constituencywises&quot;;[.A673];[.C673];&quot;.htm&quot;)" office:value-type="string" office:string-value="constituencywisesS2812.htm" calcext:value-type="string">
            <text:p>constituencywisesS2812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urola</text:p>
          </table:table-cell>
          <table:table-cell table:formula="of:=CONCATENATE(&quot;constituencywises&quot;;[.A674];[.C674];&quot;.htm&quot;)" office:value-type="string" office:string-value="constituencywisesS281.htm" calcext:value-type="string">
            <text:p>constituencywisesS28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aipur</text:p>
          </table:table-cell>
          <table:table-cell table:formula="of:=CONCATENATE(&quot;constituencywises&quot;;[.A675];[.C675];&quot;.htm&quot;)" office:value-type="string" office:string-value="constituencywisesS2819.htm" calcext:value-type="string">
            <text:p>constituencywisesS281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ajpur Road</text:p>
          </table:table-cell>
          <table:table-cell table:formula="of:=CONCATENATE(&quot;constituencywises&quot;;[.A676];[.C676];&quot;.htm&quot;)" office:value-type="string" office:string-value="constituencywisesS2820.htm" calcext:value-type="string">
            <text:p>constituencywisesS282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Ramnagar</text:p>
          </table:table-cell>
          <table:table-cell table:formula="of:=CONCATENATE(&quot;constituencywises&quot;;[.A677];[.C677];&quot;.htm&quot;)" office:value-type="string" office:string-value="constituencywisesS2861.htm" calcext:value-type="string">
            <text:p>constituencywisesS286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anikhet</text:p>
          </table:table-cell>
          <table:table-cell table:formula="of:=CONCATENATE(&quot;constituencywises&quot;;[.A678];[.C678];&quot;.htm&quot;)" office:value-type="string" office:string-value="constituencywisesS2850.htm" calcext:value-type="string">
            <text:p>constituencywisesS2850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ishikesh</text:p>
          </table:table-cell>
          <table:table-cell table:formula="of:=CONCATENATE(&quot;constituencywises&quot;;[.A679];[.C679];&quot;.htm&quot;)" office:value-type="string" office:string-value="constituencywisesS2824.htm" calcext:value-type="string">
            <text:p>constituencywisesS2824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oorkee</text:p>
          </table:table-cell>
          <table:table-cell table:formula="of:=CONCATENATE(&quot;constituencywises&quot;;[.A680];[.C680];&quot;.htm&quot;)" office:value-type="string" office:string-value="constituencywisesS2831.htm" calcext:value-type="string">
            <text:p>constituencywisesS283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draprayag</text:p>
          </table:table-cell>
          <table:table-cell table:formula="of:=CONCATENATE(&quot;constituencywises&quot;;[.A681];[.C681];&quot;.htm&quot;)" office:value-type="string" office:string-value="constituencywisesS288.htm" calcext:value-type="string">
            <text:p>constituencywisesS28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Rudrapur</text:p>
          </table:table-cell>
          <table:table-cell table:formula="of:=CONCATENATE(&quot;constituencywises&quot;;[.A682];[.C682];&quot;.htm&quot;)" office:value-type="string" office:string-value="constituencywisesS2866.htm" calcext:value-type="string">
            <text:p>constituencywisesS286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ahaspur</text:p>
          </table:table-cell>
          <table:table-cell table:formula="of:=CONCATENATE(&quot;constituencywises&quot;;[.A683];[.C683];&quot;.htm&quot;)" office:value-type="string" office:string-value="constituencywisesS2817.htm" calcext:value-type="string">
            <text:p>constituencywisesS2817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alt</text:p>
          </table:table-cell>
          <table:table-cell table:formula="of:=CONCATENATE(&quot;constituencywises&quot;;[.A684];[.C684];&quot;.htm&quot;)" office:value-type="string" office:string-value="constituencywisesS2849.htm" calcext:value-type="string">
            <text:p>constituencywisesS2849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Sitarganj</text:p>
          </table:table-cell>
          <table:table-cell table:formula="of:=CONCATENATE(&quot;constituencywises&quot;;[.A685];[.C685];&quot;.htm&quot;)" office:value-type="string" office:string-value="constituencywisesS2868.htm" calcext:value-type="string">
            <text:p>constituencywisesS286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omeshwar (s.c.)</text:p>
          </table:table-cell>
          <table:table-cell table:formula="of:=CONCATENATE(&quot;constituencywises&quot;;[.A686];[.C686];&quot;.htm&quot;)" office:value-type="string" office:string-value="constituencywisesS2851.htm" calcext:value-type="string">
            <text:p>constituencywisesS2851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rinagar</text:p>
          </table:table-cell>
          <table:table-cell table:formula="of:=CONCATENATE(&quot;constituencywises&quot;;[.A687];[.C687];&quot;.htm&quot;)" office:value-type="string" office:string-value="constituencywisesS2838.htm" calcext:value-type="string">
            <text:p>constituencywisesS2838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hri</text:p>
          </table:table-cell>
          <table:table-cell table:formula="of:=CONCATENATE(&quot;constituencywises&quot;;[.A688];[.C688];&quot;.htm&quot;)" office:value-type="string" office:string-value="constituencywisesS2813.htm" calcext:value-type="string">
            <text:p>constituencywisesS2813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harali</text:p>
          </table:table-cell>
          <table:table-cell table:formula="of:=CONCATENATE(&quot;constituencywises&quot;;[.A689];[.C689];&quot;.htm&quot;)" office:value-type="string" office:string-value="constituencywisesS285.htm" calcext:value-type="string">
            <text:p>constituencywisesS285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ikasnagar</text:p>
          </table:table-cell>
          <table:table-cell table:formula="of:=CONCATENATE(&quot;constituencywises&quot;;[.A690];[.C690];&quot;.htm&quot;)" office:value-type="string" office:string-value="constituencywisesS2816.htm" calcext:value-type="string">
            <text:p>constituencywisesS281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Yamkeshwar</text:p>
          </table:table-cell>
          <table:table-cell table:formula="of:=CONCATENATE(&quot;constituencywises&quot;;[.A691];[.C691];&quot;.htm&quot;)" office:value-type="string" office:string-value="constituencywisesS2836.htm" calcext:value-type="string">
            <text:p>constituencywisesS2836.htm</text:p>
          </table:table-cell>
        </table:table-row>
        <table:table-row table:style-name="ro1">
          <table:table-cell table:style-name="ce1" office:value-type="string" calcext:value-type="string">
            <text:p>S28</text:p>
          </table:table-cell>
          <table:table-cell office:value-type="string" calcext:value-type="string">
            <text:p>Uttarakha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munotri</text:p>
          </table:table-cell>
          <table:table-cell table:formula="of:=CONCATENATE(&quot;constituencywises&quot;;[.A692];[.C692];&quot;.htm&quot;)" office:value-type="string" office:string-value="constituencywisesS282.htm" calcext:value-type="string">
            <text:p>constituencywisesS282.htm</text:p>
          </table:table-cell>
        </table:table-row>
      </table:table>
      <table:named-expressions/>
      <table:database-ranges>
        <table:database-range table:name="__Anonymous_Sheet_DB__0" table:target-range-address="Sheet1.C3:Sheet1.D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2:37:06.281787343</meta:creation-date>
    <dc:date>2017-04-04T13:06:08.247135385</dc:date>
    <meta:editing-duration>PT13M48S</meta:editing-duration>
    <meta:editing-cycles>5</meta:editing-cycles>
    <meta:generator>LibreOffice/4.3.3.2$Linux_X86_64 LibreOffice_project/430m0$Build-2</meta:generator>
    <meta:document-statistic meta:table-count="1" meta:cell-count="3455" meta:object-count="0"/>
  </office:meta>
</office:document-meta>
</file>